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B90000024EAEFB93CDC8A81722.png" manifest:media-type="image/png"/>
  <manifest:file-entry manifest:full-path="Pictures/100002010000027F0000011EF3A881DFBD620347.png" manifest:media-type="image/png"/>
  <manifest:file-entry manifest:full-path="Pictures/100000000000027F000002A113396163CB89103A.png" manifest:media-type="image/png"/>
  <manifest:file-entry manifest:full-path="Pictures/10000201000002DD0000026B88B4CB5FB21BB882.png" manifest:media-type="image/png"/>
  <manifest:file-entry manifest:full-path="Pictures/100000000000032000000115B3CC5798F58E9587.png" manifest:media-type="image/png"/>
  <manifest:file-entry manifest:full-path="Pictures/100000000000013500000218FC6119E2D4855A59.png" manifest:media-type="image/png"/>
  <manifest:file-entry manifest:full-path="Pictures/10000000000000130000001331660BA3B286A32E.png" manifest:media-type="image/png"/>
  <manifest:file-entry manifest:full-path="Pictures/10000201000001F600000158F6755DFE955A46FE.png" manifest:media-type="image/png"/>
  <manifest:file-entry manifest:full-path="Pictures/100000000000001200000011A72DD030A1D90AB5.png" manifest:media-type="image/png"/>
  <manifest:file-entry manifest:full-path="Pictures/100000000000001200000012A4DED0A0B0FE2C56.png" manifest:media-type="image/png"/>
  <manifest:file-entry manifest:full-path="Pictures/10000000000000C80000005B55FF446DEB32A8D2.png" manifest:media-type="image/png"/>
  <manifest:file-entry manifest:full-path="Pictures/10000201000002ED000000330A126F339F8B6126.png" manifest:media-type="image/png"/>
  <manifest:file-entry manifest:full-path="Pictures/1000020100000125000001DE33FFD87DD2BD13A7.png" manifest:media-type="image/png"/>
  <manifest:file-entry manifest:full-path="Pictures/100002010000010F000000B6BBD411269C177FA4.png" manifest:media-type="image/png"/>
  <manifest:file-entry manifest:full-path="Pictures/100000000000010B000000D3F1BEF17A106EDF71.png" manifest:media-type="image/png"/>
  <manifest:file-entry manifest:full-path="Pictures/1000000000000152000001F6ABF32D297BBBDD41.png" manifest:media-type="image/png"/>
  <manifest:file-entry manifest:full-path="Pictures/100002000000004000000040A65F96BC6FC673EA.png" manifest:media-type="image/png"/>
  <manifest:file-entry manifest:full-path="Pictures/100002010000032300000215C76483BB75F5943E.png" manifest:media-type="image/png"/>
  <manifest:file-entry manifest:full-path="Pictures/10000201000002B90000024EFADA96B86EC6CCE1.png" manifest:media-type="image/png"/>
  <manifest:file-entry manifest:full-path="Pictures/100000000000001C0000001B30D3EF36E215D816.png" manifest:media-type="image/png"/>
  <manifest:file-entry manifest:full-path="Pictures/100002010000028B0000023769153432C80BA255.png" manifest:media-type="image/png"/>
  <manifest:file-entry manifest:full-path="Pictures/100000000000012B000000B88C3C164E9672F775.png" manifest:media-type="image/png"/>
  <manifest:file-entry manifest:full-path="Pictures/100002010000001A0000001A1C0776C08F918C8C.png" manifest:media-type="image/png"/>
  <manifest:file-entry manifest:full-path="Pictures/100002010000012500000112DB59CBD018B3BD4D.png" manifest:media-type="image/png"/>
  <manifest:file-entry manifest:full-path="Pictures/10000201000003A10000022FC34512245BE96288.png" manifest:media-type="image/png"/>
  <manifest:file-entry manifest:full-path="Pictures/1000020100000323000002150D78514E3071F323.png" manifest:media-type="image/png"/>
  <manifest:file-entry manifest:full-path="Pictures/100002010000000F0000000F2C55BD8571FD9F7E.png" manifest:media-type="image/png"/>
  <manifest:file-entry manifest:full-path="Pictures/10000000000000310000001D67D9F76B8D71828C.png" manifest:media-type="image/png"/>
  <manifest:file-entry manifest:full-path="Pictures/10000000000002BF0000006E001A2DD226943AD8.png" manifest:media-type="image/png"/>
  <manifest:file-entry manifest:full-path="Pictures/100002010000001200000011AC34EAE43DBC2536.png" manifest:media-type="image/png"/>
  <manifest:file-entry manifest:full-path="Pictures/100002010000000C0000000C694B08584ADF9FF8.png" manifest:media-type="image/png"/>
  <manifest:file-entry manifest:full-path="Pictures/10000201000000ED000000560298EB4AB2992027.png" manifest:media-type="image/png"/>
  <manifest:file-entry manifest:full-path="Pictures/100000000000023000000225143769FAE860FE2D.png" manifest:media-type="image/png"/>
  <manifest:file-entry manifest:full-path="Pictures/100002010000029C0000022529A7470D024A95B9.png" manifest:media-type="image/png"/>
  <manifest:file-entry manifest:full-path="Pictures/10000000000002010000012143E7F60094114AFE.png" manifest:media-type="image/png"/>
  <manifest:file-entry manifest:full-path="Pictures/1000020100000125000001266E68350DBE00D973.png" manifest:media-type="image/png"/>
  <manifest:file-entry manifest:full-path="Pictures/10000201000001BE000000C8468CFECC1FC8CEFF.png" manifest:media-type="image/png"/>
  <manifest:file-entry manifest:full-path="Pictures/10000201000001160000015FE949B1CDB9D9B7FD.png" manifest:media-type="image/png"/>
  <manifest:file-entry manifest:full-path="Pictures/10000000000002DF0000016ED8EC757E91411071.png" manifest:media-type="image/png"/>
  <manifest:file-entry manifest:full-path="Pictures/1000020100000258000000E02BD2974DEF20B733.png" manifest:media-type="image/png"/>
  <manifest:file-entry manifest:full-path="Pictures/100000000000002D00000016E992BB1F1CFB8F65.png" manifest:media-type="image/png"/>
  <manifest:file-entry manifest:full-path="Pictures/100002010000028300000062B74D96A61AA3E6C8.png" manifest:media-type="image/png"/>
  <manifest:file-entry manifest:full-path="Pictures/1000020000000020000000200BC96461F36BE418.png" manifest:media-type="image/png"/>
  <manifest:file-entry manifest:full-path="Pictures/10000201000002A4000000D5A630F07FE3E05C0A.png" manifest:media-type="image/png"/>
  <manifest:file-entry manifest:full-path="Pictures/100002010000014A000000B966A35FB459A27F59.png" manifest:media-type="image/png"/>
  <manifest:file-entry manifest:full-path="Pictures/100002010000000D000000076F7491D064A1CD03.png" manifest:media-type="image/png"/>
  <manifest:file-entry manifest:full-path="Pictures/100002010000030B000001F189B843912A1F5ECB.png" manifest:media-type="image/png"/>
  <manifest:file-entry manifest:full-path="Pictures/100000000000005B0000000D8253E2ACF232479B.png" manifest:media-type="image/png"/>
  <manifest:file-entry manifest:full-path="Pictures/10000201000002ED000000330598BD2D7B02D437.png" manifest:media-type="image/png"/>
  <manifest:file-entry manifest:full-path="Pictures/10000201000002A0000001CD37E0E6DC72658477.png" manifest:media-type="image/png"/>
  <manifest:file-entry manifest:full-path="Pictures/10000201000002670000029098F2228BA4409500.png" manifest:media-type="image/png"/>
  <manifest:file-entry manifest:full-path="Pictures/10000201000003E8000000D2325D0D779E2D1417.png" manifest:media-type="image/png"/>
  <manifest:file-entry manifest:full-path="Pictures/100002000000002000000020DE3E8490DF0DAE50.png" manifest:media-type="image/png"/>
  <manifest:file-entry manifest:full-path="Pictures/100002010000022A00000122AA4C2939931C0B18.png" manifest:media-type="image/png"/>
  <manifest:file-entry manifest:full-path="Pictures/100002010000019900000184A056A65BE65ED874.png" manifest:media-type="image/png"/>
  <manifest:file-entry manifest:full-path="Pictures/1000000000000168000000E211EC3084FA285ACC.png" manifest:media-type="image/png"/>
  <manifest:file-entry manifest:full-path="Pictures/10000000000002C20000001F928B7F07F0ED1786.png" manifest:media-type="image/png"/>
  <manifest:file-entry manifest:full-path="Pictures/100002010000024B0000016CA4638E209F9F430C.png" manifest:media-type="image/png"/>
  <manifest:file-entry manifest:full-path="Pictures/100000000000012E000000A6B5D9EFCF0E22A58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table:align="margins" style:may-break-between-rows="false"/>
    </style:style>
    <style:style style:name="Table1.A" style:family="table-column">
      <style:table-column-properties style:column-width="5.667cm" style:rel-column-width="21845*"/>
    </style:style>
    <style:style style:name="Table1.1" style:family="table-row">
      <style:table-row-properties fo:keep-together="always"/>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3.702cm" style:rel-column-width="2099*"/>
    </style:style>
    <style:style style:name="Table3.B" style:family="table-column">
      <style:table-column-properties style:column-width="5.8cm" style:rel-column-width="3288*"/>
    </style:style>
    <style:style style:name="Table3.C" style:family="table-column">
      <style:table-column-properties style:column-width="7.511cm" style:rel-column-width="4258*"/>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8" style:family="table">
      <style:table-properties style:width="16.933cm" fo:margin-left="0.021cm" fo:margin-right="0.046cm" fo:margin-top="0.131cm" fo:margin-bottom="0.7cm" fo:break-before="auto" fo:break-after="auto" table:align="margins" fo:keep-with-next="auto" style:may-break-between-rows="true" table:border-model="collapsing"/>
    </style:style>
    <style:style style:name="Table38.A" style:family="table-column">
      <style:table-column-properties style:column-width="3.568cm" style:rel-column-width="13810*"/>
    </style:style>
    <style:style style:name="Table38.B" style:family="table-column">
      <style:table-column-properties style:column-width="13.365cm"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1629277"/>
    </style:style>
    <style:style style:name="P4" style:family="paragraph" style:parent-style-name="Text_20_body">
      <style:text-properties officeooo:rsid="0212ec11" officeooo:paragraph-rsid="0212ec11"/>
    </style:style>
    <style:style style:name="P5" style:family="paragraph" style:parent-style-name="Text_20_body">
      <style:text-properties officeooo:paragraph-rsid="01600f20"/>
    </style:style>
    <style:style style:name="P6" style:family="paragraph" style:parent-style-name="Text_20_body">
      <style:text-properties officeooo:rsid="01782292" officeooo:paragraph-rsid="0357860b"/>
    </style:style>
    <style:style style:name="P7" style:family="paragraph" style:parent-style-name="Text_20_body">
      <style:text-properties officeooo:paragraph-rsid="0163a32b"/>
    </style:style>
    <style:style style:name="P8" style:family="paragraph" style:parent-style-name="Text_20_body">
      <style:paragraph-properties fo:text-align="start" style:justify-single-word="false"/>
      <style:text-properties officeooo:paragraph-rsid="0163a32b"/>
    </style:style>
    <style:style style:name="P9" style:family="paragraph" style:parent-style-name="Text_20_body">
      <style:text-properties officeooo:rsid="017ad124" officeooo:paragraph-rsid="0163a32b"/>
    </style:style>
    <style:style style:name="P10" style:family="paragraph" style:parent-style-name="Text_20_body">
      <style:text-properties officeooo:rsid="017bacc3" officeooo:paragraph-rsid="01600f20"/>
    </style:style>
    <style:style style:name="P11" style:family="paragraph" style:parent-style-name="Text_20_body">
      <style:paragraph-properties fo:line-height="100%"/>
      <style:text-properties officeooo:paragraph-rsid="02a5c749"/>
    </style:style>
    <style:style style:name="P12" style:family="paragraph" style:parent-style-name="Text_20_body">
      <style:paragraph-properties fo:line-height="100%"/>
      <style:text-properties officeooo:paragraph-rsid="0344e508"/>
    </style:style>
    <style:style style:name="P13" style:family="paragraph" style:parent-style-name="Text_20_body">
      <style:text-properties officeooo:paragraph-rsid="01e57460"/>
    </style:style>
    <style:style style:name="P14" style:family="paragraph" style:parent-style-name="Text_20_body">
      <style:text-properties officeooo:rsid="011fe8c0" officeooo:paragraph-rsid="01600f20"/>
    </style:style>
    <style:style style:name="P15" style:family="paragraph" style:parent-style-name="Text_20_body">
      <style:text-properties officeooo:rsid="00d54ec3" officeooo:paragraph-rsid="01600f20"/>
    </style:style>
    <style:style style:name="P16" style:family="paragraph" style:parent-style-name="Text_20_body">
      <style:text-properties officeooo:rsid="00e194d2" officeooo:paragraph-rsid="01600f20"/>
    </style:style>
    <style:style style:name="P17" style:family="paragraph" style:parent-style-name="Text_20_body">
      <style:text-properties officeooo:rsid="0174c7f7" officeooo:paragraph-rsid="0163a32b"/>
    </style:style>
    <style:style style:name="P18" style:family="paragraph" style:parent-style-name="Text_20_body">
      <style:text-properties officeooo:rsid="0179968d" officeooo:paragraph-rsid="0163a32b"/>
    </style:style>
    <style:style style:name="P19" style:family="paragraph" style:parent-style-name="Text_20_body">
      <style:text-properties officeooo:rsid="01642f44" officeooo:paragraph-rsid="01600f20"/>
    </style:style>
    <style:style style:name="P20" style:family="paragraph" style:parent-style-name="Text_20_body">
      <style:text-properties officeooo:rsid="01686e6e" officeooo:paragraph-rsid="01686e6e"/>
    </style:style>
    <style:style style:name="P21" style:family="paragraph" style:parent-style-name="Text_20_body">
      <style:text-properties officeooo:paragraph-rsid="01686e6e"/>
    </style:style>
    <style:style style:name="P22" style:family="paragraph" style:parent-style-name="Text_20_body">
      <style:text-properties officeooo:paragraph-rsid="016a39a5"/>
    </style:style>
    <style:style style:name="P23" style:family="paragraph" style:parent-style-name="Text_20_body">
      <style:text-properties officeooo:rsid="016e9346" officeooo:paragraph-rsid="016e9346"/>
    </style:style>
    <style:style style:name="P24" style:family="paragraph" style:parent-style-name="Text_20_body">
      <style:text-properties officeooo:paragraph-rsid="033cee30"/>
    </style:style>
    <style:style style:name="P25" style:family="paragraph" style:parent-style-name="Text_20_body">
      <style:text-properties officeooo:paragraph-rsid="03510416"/>
    </style:style>
    <style:style style:name="P26" style:family="paragraph" style:parent-style-name="Text_20_body">
      <style:text-properties officeooo:rsid="035a6ec7" officeooo:paragraph-rsid="035bb0c5"/>
    </style:style>
    <style:style style:name="P27" style:family="paragraph" style:parent-style-name="Text_20_body">
      <style:text-properties fo:language="en" fo:country="US" officeooo:rsid="001f0121" officeooo:paragraph-rsid="03843242"/>
    </style:style>
    <style:style style:name="P28" style:family="paragraph" style:parent-style-name="Text_20_body">
      <style:text-properties officeooo:paragraph-rsid="03843242"/>
    </style:style>
    <style:style style:name="P29" style:family="paragraph" style:parent-style-name="Text_20_body">
      <style:text-properties officeooo:rsid="034bec79" officeooo:paragraph-rsid="034bec79"/>
    </style:style>
    <style:style style:name="P30" style:family="paragraph" style:parent-style-name="Figure">
      <style:text-properties officeooo:paragraph-rsid="01600f20"/>
    </style:style>
    <style:style style:name="P31" style:family="paragraph" style:parent-style-name="Figure">
      <style:text-properties officeooo:paragraph-rsid="0163a32b"/>
    </style:style>
    <style:style style:name="P32" style:family="paragraph" style:parent-style-name="Figure">
      <style:paragraph-properties fo:text-align="end" style:justify-single-word="false"/>
      <style:text-properties officeooo:paragraph-rsid="01600f20"/>
    </style:style>
    <style:style style:name="P33" style:family="paragraph" style:parent-style-name="Figure">
      <style:text-properties officeooo:rsid="01782292" officeooo:paragraph-rsid="0357860b"/>
    </style:style>
    <style:style style:name="P34" style:family="paragraph" style:parent-style-name="Text_20_Note">
      <style:text-properties officeooo:paragraph-rsid="01600f20"/>
    </style:style>
    <style:style style:name="P35" style:family="paragraph" style:parent-style-name="Text_20_Note">
      <style:text-properties officeooo:rsid="00ac1411" officeooo:paragraph-rsid="01600f20"/>
    </style:style>
    <style:style style:name="P36" style:family="paragraph" style:parent-style-name="Text_20_Note">
      <style:text-properties officeooo:paragraph-rsid="03843242"/>
    </style:style>
    <style:style style:name="P37" style:family="paragraph" style:parent-style-name="Text_20_Body_20_List_20_Intro">
      <style:text-properties officeooo:paragraph-rsid="01600f20"/>
    </style:style>
    <style:style style:name="P38" style:family="paragraph" style:parent-style-name="Text_20_Body_20_List_20_Intro">
      <style:text-properties officeooo:paragraph-rsid="016442fb"/>
    </style:style>
    <style:style style:name="P39" style:family="paragraph" style:parent-style-name="Text_20_Body_20_List_20_Intro">
      <style:text-properties officeooo:paragraph-rsid="016c0c86"/>
    </style:style>
    <style:style style:name="P40" style:family="paragraph" style:parent-style-name="Text_20_Body_20_List_20_Intro">
      <style:text-properties officeooo:rsid="016c0c86" officeooo:paragraph-rsid="016c14c1"/>
    </style:style>
    <style:style style:name="P41" style:family="paragraph" style:parent-style-name="Text_20_Body_20_List_20_Intro">
      <style:text-properties officeooo:rsid="016c14c1" officeooo:paragraph-rsid="016c14c1"/>
    </style:style>
    <style:style style:name="P42" style:family="paragraph" style:parent-style-name="Text_20_Body_20_List_20_Intro">
      <style:text-properties officeooo:paragraph-rsid="016c14c1"/>
    </style:style>
    <style:style style:name="P43" style:family="paragraph" style:parent-style-name="Text_20_Body_20_List_20_Intro">
      <style:text-properties officeooo:rsid="016dddd9" officeooo:paragraph-rsid="016dddd9"/>
    </style:style>
    <style:style style:name="P44" style:family="paragraph" style:parent-style-name="Text_20_Body_20_List_20_Intro">
      <style:text-properties officeooo:rsid="016fe935" officeooo:paragraph-rsid="016fe935"/>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8cf3"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ad0b"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00f20"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text-properties officeooo:paragraph-rsid="03843242"/>
    </style:style>
    <style:style style:name="P49" style:family="paragraph" style:parent-style-name="Caption" style:master-page-name="">
      <style:paragraph-properties style:page-number="auto" fo:keep-with-next="always"/>
      <style:text-properties officeooo:paragraph-rsid="01600f20"/>
    </style:style>
    <style:style style:name="P50" style:family="paragraph" style:parent-style-name="Text_20_body" style:master-page-name="">
      <style:paragraph-properties style:page-number="auto" fo:keep-with-next="always"/>
      <style:text-properties officeooo:paragraph-rsid="01600f20"/>
    </style:style>
    <style:style style:name="P51" style:family="paragraph" style:parent-style-name="Text_20_body" style:master-page-name="">
      <style:paragraph-properties style:page-number="auto" fo:keep-with-next="always" style:writing-mode="lr-tb"/>
      <style:text-properties officeooo:paragraph-rsid="01600f20"/>
    </style:style>
    <style:style style:name="P52" style:family="paragraph" style:parent-style-name="Text_20_body" style:master-page-name="">
      <style:paragraph-properties fo:keep-together="always" fo:orphans="0" fo:widows="0" style:page-number="auto"/>
      <style:text-properties officeooo:paragraph-rsid="01600f20"/>
    </style:style>
    <style:style style:name="P53"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600f20" style:font-size-asian="10.5pt" style:font-style-asian="italic" style:font-weight-asian="bold" style:font-size-complex="10.5pt" style:font-style-complex="italic" style:font-weight-complex="bold" style:text-overline-style="none" style:text-overline-color="font-color"/>
    </style:style>
    <style:style style:name="P54" style:family="paragraph" style:parent-style-name="Table_20_Heading">
      <style:text-properties fo:font-size="10.5pt" officeooo:paragraph-rsid="03843242" style:font-size-asian="10.5pt" style:font-size-complex="10.5pt"/>
    </style:style>
    <style:style style:name="P55" style:family="paragraph" style:parent-style-name="Text_20_body">
      <style:paragraph-properties fo:margin-top="0cm" fo:margin-bottom="0cm" loext:contextual-spacing="false"/>
      <style:text-properties officeooo:paragraph-rsid="00a46635"/>
    </style:style>
    <style:style style:name="P56" style:family="paragraph" style:parent-style-name="Text_20_body">
      <style:paragraph-properties fo:margin-top="0cm" fo:margin-bottom="0cm" loext:contextual-spacing="false"/>
      <style:text-properties officeooo:rsid="01733b99" officeooo:paragraph-rsid="00a46635"/>
    </style:style>
    <style:style style:name="P57" style:family="paragraph" style:parent-style-name="Text_20_body">
      <style:paragraph-properties fo:margin-top="0cm" fo:margin-bottom="0cm" loext:contextual-spacing="false"/>
      <style:text-properties officeooo:rsid="01733b99" officeooo:paragraph-rsid="01733b99"/>
    </style:style>
    <style:style style:name="P58" style:family="paragraph" style:parent-style-name="Text_20_body">
      <style:paragraph-properties fo:margin-top="0cm" fo:margin-bottom="0cm" loext:contextual-spacing="false"/>
      <style:text-properties officeooo:rsid="00be4b91" officeooo:paragraph-rsid="00be4b91"/>
    </style:style>
    <style:style style:name="P59" style:family="paragraph" style:parent-style-name="Text_20_body">
      <style:paragraph-properties fo:margin-top="0cm" fo:margin-bottom="0cm" loext:contextual-spacing="false"/>
      <style:text-properties officeooo:rsid="011f4633" officeooo:paragraph-rsid="011f4633"/>
    </style:style>
    <style:style style:name="P60" style:family="paragraph" style:parent-style-name="Text_20_body">
      <style:paragraph-properties fo:margin-top="0cm" fo:margin-bottom="0cm" loext:contextual-spacing="false"/>
      <style:text-properties officeooo:rsid="0135c00e" officeooo:paragraph-rsid="0136616c"/>
    </style:style>
    <style:style style:name="P61" style:family="paragraph" style:parent-style-name="Text_20_body">
      <style:paragraph-properties fo:margin-top="0cm" fo:margin-bottom="0cm" loext:contextual-spacing="false"/>
      <style:text-properties officeooo:rsid="0379c43f" officeooo:paragraph-rsid="0379c43f"/>
    </style:style>
    <style:style style:name="P62" style:family="paragraph" style:parent-style-name="Text_20_Body_20_List_20_Intro">
      <style:paragraph-properties fo:margin-top="0cm" fo:margin-bottom="0cm" loext:contextual-spacing="false"/>
      <style:text-properties officeooo:paragraph-rsid="01600f20"/>
    </style:style>
    <style:style style:name="P63" style:family="paragraph" style:parent-style-name="Guide_20_Name">
      <style:text-properties fo:language="en" fo:country="US" officeooo:rsid="001f0121" officeooo:paragraph-rsid="00a42f53"/>
    </style:style>
    <style:style style:name="P64" style:family="paragraph" style:parent-style-name="Title">
      <style:text-properties fo:language="en" fo:country="US" officeooo:rsid="001f0121" officeooo:paragraph-rsid="00a42f53"/>
    </style:style>
    <style:style style:name="P65" style:family="paragraph" style:parent-style-name="Subtitle">
      <style:text-properties fo:language="en" fo:country="US" officeooo:rsid="008f8613" officeooo:paragraph-rsid="00a42f53"/>
    </style:style>
    <style:style style:name="P66"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67" style:family="paragraph" style:parent-style-name="Caption">
      <style:text-properties officeooo:paragraph-rsid="03a0250d"/>
    </style:style>
    <style:style style:name="P68" style:family="paragraph" style:parent-style-name="Caption">
      <style:text-properties officeooo:paragraph-rsid="03baeae4"/>
    </style:style>
    <style:style style:name="P69" style:family="paragraph" style:parent-style-name="Caption">
      <style:text-properties officeooo:paragraph-rsid="03bcbc9f"/>
    </style:style>
    <style:style style:name="P70" style:family="paragraph" style:parent-style-name="Caption">
      <style:text-properties officeooo:paragraph-rsid="03be9e1d"/>
    </style:style>
    <style:style style:name="P71" style:family="paragraph" style:parent-style-name="Caption">
      <style:text-properties officeooo:paragraph-rsid="03c10c63"/>
    </style:style>
    <style:style style:name="P72" style:family="paragraph" style:parent-style-name="Caption">
      <style:text-properties officeooo:paragraph-rsid="03c23e3b"/>
    </style:style>
    <style:style style:name="P73" style:family="paragraph" style:parent-style-name="Definition_20_Term">
      <style:text-properties officeooo:paragraph-rsid="01600f20"/>
    </style:style>
    <style:style style:name="P74" style:family="paragraph" style:parent-style-name="Text_20_body" style:master-page-name="">
      <style:paragraph-properties fo:margin-top="0.254cm" fo:margin-bottom="0.203cm" loext:contextual-spacing="false" style:page-number="auto"/>
      <style:text-properties officeooo:paragraph-rsid="01600f20"/>
    </style:style>
    <style:style style:name="P75" style:family="paragraph" style:parent-style-name="Text_20_Body_20_List_20_Intro">
      <style:paragraph-properties fo:margin-top="0.203cm" fo:margin-bottom="0.203cm" loext:contextual-spacing="false"/>
      <style:text-properties officeooo:paragraph-rsid="01600f20"/>
    </style:style>
    <style:style style:name="P76" style:family="paragraph" style:parent-style-name="Text_20_Note" style:master-page-name="">
      <style:paragraph-properties fo:margin-top="0cm" fo:margin-bottom="0.499cm" loext:contextual-spacing="false" style:page-number="auto"/>
      <style:text-properties officeooo:paragraph-rsid="01600f20"/>
    </style:style>
    <style:style style:name="P77" style:family="paragraph" style:parent-style-name="Standard">
      <style:text-properties officeooo:paragraph-rsid="03843242"/>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List_20_1">
      <style:text-properties officeooo:paragraph-rsid="01600f20"/>
    </style:style>
    <style:style style:name="P81" style:family="paragraph" style:parent-style-name="List_20_1" style:list-style-name="List_20_1"/>
    <style:style style:name="P82" style:family="paragraph" style:parent-style-name="List_20_1" style:list-style-name="List_20_1">
      <style:text-properties officeooo:paragraph-rsid="01629277"/>
    </style:style>
    <style:style style:name="P83" style:family="paragraph" style:parent-style-name="List_20_1" style:list-style-name="List_20_1">
      <style:text-properties officeooo:paragraph-rsid="01cb6848"/>
    </style:style>
    <style:style style:name="P84" style:family="paragraph" style:parent-style-name="List_20_1" style:list-style-name="List_20_1" style:master-page-name="">
      <style:paragraph-properties fo:margin-top="0cm" fo:margin-bottom="0.3cm" loext:contextual-spacing="false" style:page-number="auto" style:writing-mode="page"/>
      <style:text-properties officeooo:paragraph-rsid="01600f20"/>
    </style:style>
    <style:style style:name="P85" style:family="paragraph" style:parent-style-name="List_20_1" style:master-page-name="">
      <style:paragraph-properties style:page-number="auto" fo:keep-with-next="always" style:writing-mode="page"/>
      <style:text-properties officeooo:paragraph-rsid="01600f20"/>
    </style:style>
    <style:style style:name="P86" style:family="paragraph" style:parent-style-name="List_20_1" style:master-page-name="">
      <style:paragraph-properties style:page-number="auto" fo:keep-with-next="always"/>
      <style:text-properties officeooo:paragraph-rsid="01600f20"/>
    </style:style>
    <style:style style:name="P87" style:family="paragraph" style:parent-style-name="List_20_1">
      <style:paragraph-properties fo:margin-left="1.905cm" fo:margin-right="0cm" fo:text-indent="-0.635cm" style:auto-text-indent="false">
        <style:tab-stops/>
      </style:paragraph-properties>
      <style:text-properties officeooo:paragraph-rsid="01600f20"/>
    </style:style>
    <style:style style:name="P88" style:family="paragraph" style:parent-style-name="List_20_1" style:list-style-name="List_20_1" style:master-page-name="">
      <style:paragraph-properties fo:margin-left="1.9cm" fo:margin-right="0cm" fo:margin-top="0cm" fo:margin-bottom="0.15cm" loext:contextual-spacing="false" fo:orphans="2" fo:widows="2" fo:text-indent="-0.6cm" style:auto-text-indent="false" style:page-number="auto">
        <style:tab-stops/>
      </style:paragraph-properties>
      <style:text-properties officeooo:paragraph-rsid="01600f20"/>
    </style:style>
    <style:style style:name="P89" style:family="paragraph" style:parent-style-name="Heading_20_2">
      <style:text-properties officeooo:paragraph-rsid="03843242"/>
    </style:style>
    <style:style style:name="P90" style:family="paragraph" style:parent-style-name="Heading_20_2">
      <style:text-properties officeooo:paragraph-rsid="01629277"/>
    </style:style>
    <style:style style:name="P91" style:family="paragraph" style:parent-style-name="Heading_20_2">
      <style:text-properties officeooo:paragraph-rsid="01600f20"/>
    </style:style>
    <style:style style:name="P92" style:family="paragraph" style:parent-style-name="Heading_20_2">
      <style:text-properties officeooo:paragraph-rsid="016442fb"/>
    </style:style>
    <style:style style:name="P93" style:family="paragraph" style:parent-style-name="Heading_20_2">
      <style:text-properties officeooo:paragraph-rsid="0164c6a4"/>
    </style:style>
    <style:style style:name="P94" style:family="paragraph" style:parent-style-name="Heading_20_2">
      <style:text-properties officeooo:rsid="016330fd" officeooo:paragraph-rsid="016573da"/>
    </style:style>
    <style:style style:name="P95" style:family="paragraph" style:parent-style-name="Heading_20_2">
      <style:text-properties officeooo:paragraph-rsid="016c0c86"/>
    </style:style>
    <style:style style:name="P96" style:family="paragraph" style:parent-style-name="Heading_20_2">
      <style:text-properties officeooo:rsid="016eb489" officeooo:paragraph-rsid="0163a32b"/>
    </style:style>
    <style:style style:name="P97" style:family="paragraph" style:parent-style-name="Heading_20_2">
      <style:paragraph-properties fo:margin-top="0.6cm" fo:margin-bottom="0.199cm" loext:contextual-spacing="false" style:writing-mode="page"/>
      <style:text-properties officeooo:paragraph-rsid="01600f20"/>
    </style:style>
    <style:style style:name="P98" style:family="paragraph" style:parent-style-name="Heading_20_2">
      <style:paragraph-properties fo:margin-top="0.3cm" fo:margin-bottom="0.101cm" loext:contextual-spacing="false"/>
      <style:text-properties officeooo:paragraph-rsid="01600f20"/>
    </style:style>
    <style:style style:name="P99" style:family="paragraph" style:parent-style-name="Heading_20_2">
      <style:paragraph-properties fo:margin-top="0.4cm" fo:margin-bottom="0.101cm" loext:contextual-spacing="false"/>
      <style:text-properties officeooo:paragraph-rsid="01600f20"/>
    </style:style>
    <style:style style:name="P100" style:family="paragraph" style:parent-style-name="Heading_20_2" style:master-page-name="">
      <style:paragraph-properties fo:margin-top="0.3cm" fo:margin-bottom="0.199cm" loext:contextual-spacing="false" style:page-number="auto"/>
      <style:text-properties officeooo:paragraph-rsid="01600f20"/>
    </style:style>
    <style:style style:name="P101" style:family="paragraph" style:parent-style-name="Heading_20_2" style:master-page-name="">
      <style:paragraph-properties fo:margin-top="0.3cm" fo:margin-bottom="0.199cm" loext:contextual-spacing="false" style:page-number="auto"/>
      <style:text-properties officeooo:paragraph-rsid="016442fb"/>
    </style:style>
    <style:style style:name="P102" style:family="paragraph" style:parent-style-name="Heading_20_2" style:master-page-name="">
      <style:paragraph-properties style:page-number="auto" fo:keep-with-next="always"/>
      <style:text-properties officeooo:paragraph-rsid="01600f20"/>
    </style:style>
    <style:style style:name="P103"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04" style:family="paragraph" style:parent-style-name="Text_20_body">
      <style:text-properties officeooo:rsid="016fe935" officeooo:paragraph-rsid="03cf2fa9"/>
    </style:style>
    <style:style style:name="P105" style:family="paragraph" style:parent-style-name="Text_20_body">
      <style:paragraph-properties fo:text-align="start" style:justify-single-word="false"/>
      <style:text-properties officeooo:rsid="016ed3ee" officeooo:paragraph-rsid="0163a32b"/>
    </style:style>
    <style:style style:name="P106" style:family="paragraph" style:parent-style-name="Text_20_body">
      <style:paragraph-properties fo:text-align="start" style:justify-single-word="false"/>
      <style:text-properties officeooo:rsid="016ed3ee" officeooo:paragraph-rsid="03cf2fa9"/>
    </style:style>
    <style:style style:name="P107" style:family="paragraph" style:parent-style-name="Text_20_body">
      <style:paragraph-properties fo:text-align="start" style:justify-single-word="false"/>
      <style:text-properties officeooo:rsid="0180a1de" officeooo:paragraph-rsid="03cf2fa9"/>
    </style:style>
    <style:style style:name="P108" style:family="paragraph" style:parent-style-name="Text_20_body">
      <style:text-properties officeooo:rsid="0163a32b" officeooo:paragraph-rsid="03cf2fa9"/>
    </style:style>
    <style:style style:name="P109" style:family="paragraph" style:parent-style-name="List_20_2">
      <style:text-properties officeooo:paragraph-rsid="01600f20"/>
    </style:style>
    <style:style style:name="P110" style:family="paragraph" style:parent-style-name="List_20_2">
      <style:text-properties officeooo:paragraph-rsid="0369a571"/>
    </style:style>
    <style:style style:name="P111" style:family="paragraph" style:parent-style-name="List_20_2">
      <style:text-properties officeooo:paragraph-rsid="036cc1fd"/>
    </style:style>
    <style:style style:name="P112" style:family="paragraph" style:parent-style-name="List_20_2" style:master-page-name="">
      <style:paragraph-properties style:page-number="auto" fo:keep-with-next="always" style:writing-mode="page"/>
      <style:text-properties officeooo:paragraph-rsid="01600f20"/>
    </style:style>
    <style:style style:name="P113" style:family="paragraph" style:parent-style-name="List_20_2" style:master-page-name="">
      <style:paragraph-properties style:page-number="auto" fo:keep-with-next="always"/>
      <style:text-properties officeooo:paragraph-rsid="01600f20"/>
    </style:style>
    <style:style style:name="P114" style:family="paragraph" style:parent-style-name="Heading_20_1">
      <style:text-properties officeooo:paragraph-rsid="01629277"/>
    </style:style>
    <style:style style:name="P115" style:family="paragraph" style:parent-style-name="Heading_20_1">
      <style:text-properties officeooo:paragraph-rsid="01600f20"/>
    </style:style>
    <style:style style:name="P116" style:family="paragraph" style:parent-style-name="Heading_20_1">
      <style:text-properties officeooo:paragraph-rsid="0164c6a4"/>
    </style:style>
    <style:style style:name="P117" style:family="paragraph" style:parent-style-name="Heading_20_1">
      <style:text-properties officeooo:rsid="016dc340" officeooo:paragraph-rsid="0163a32b"/>
    </style:style>
    <style:style style:name="P118" style:family="paragraph" style:parent-style-name="Heading_20_1" style:master-page-name="">
      <style:paragraph-properties style:page-number="auto"/>
      <style:text-properties officeooo:paragraph-rsid="03843242"/>
    </style:style>
    <style:style style:name="P119" style:family="paragraph" style:parent-style-name="Heading_20_1" style:master-page-name="LOFrontMatter">
      <style:paragraph-properties style:page-number="auto"/>
      <style:text-properties fo:language="en" fo:country="US" officeooo:paragraph-rsid="03843242"/>
    </style:style>
    <style:style style:name="P120" style:family="paragraph" style:parent-style-name="Heading_20_1" style:master-page-name="Standard">
      <style:paragraph-properties style:page-number="auto" fo:break-before="auto" fo:break-after="auto"/>
      <style:text-properties officeooo:paragraph-rsid="01600f20"/>
    </style:style>
    <style:style style:name="P121" style:family="paragraph" style:parent-style-name="Heading_20_1">
      <style:paragraph-properties fo:margin-top="0.7cm" fo:margin-bottom="0.3cm" loext:contextual-spacing="false" style:writing-mode="page"/>
      <style:text-properties officeooo:paragraph-rsid="01600f20"/>
    </style:style>
    <style:style style:name="P122" style:family="paragraph" style:parent-style-name="Heading_20_1">
      <style:paragraph-properties fo:margin-top="0.457cm" fo:margin-bottom="0.305cm" loext:contextual-spacing="false"/>
      <style:text-properties officeooo:paragraph-rsid="0164c6a4"/>
    </style:style>
    <style:style style:name="P123" style:family="paragraph" style:parent-style-name="Heading_20_1" style:master-page-name="">
      <style:paragraph-properties fo:margin-top="0.499cm" fo:margin-bottom="0.3cm" loext:contextual-spacing="false" style:page-number="auto" fo:keep-with-next="always" style:writing-mode="lr-tb"/>
      <style:text-properties officeooo:paragraph-rsid="01600f20"/>
    </style:style>
    <style:style style:name="P124" style:family="paragraph" style:parent-style-name="Contents_20_3">
      <style:paragraph-properties>
        <style:tab-stops>
          <style:tab-stop style:position="15.984cm" style:type="right" style:leader-style="dotted" style:leader-text="."/>
        </style:tab-stops>
      </style:paragraph-properties>
    </style:style>
    <style:style style:name="P125"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6" style:family="paragraph" style:parent-style-name="Footer">
      <style:paragraph-properties fo:text-align="start" style:justify-single-word="false"/>
      <style:text-properties officeooo:paragraph-rsid="03cb4e8d"/>
    </style:style>
    <style:style style:name="P127" style:family="paragraph" style:parent-style-name="Heading_20_3">
      <style:text-properties officeooo:rsid="01040c4d" officeooo:paragraph-rsid="03843242"/>
    </style:style>
    <style:style style:name="P128" style:family="paragraph" style:parent-style-name="Heading_20_3">
      <style:text-properties officeooo:paragraph-rsid="01600f20"/>
    </style:style>
    <style:style style:name="P129" style:family="paragraph" style:parent-style-name="Heading_20_3">
      <style:paragraph-properties fo:margin-top="0.4cm" fo:margin-bottom="0.101cm" loext:contextual-spacing="false" style:writing-mode="page"/>
      <style:text-properties officeooo:paragraph-rsid="01600f20"/>
    </style:style>
    <style:style style:name="P130" style:family="paragraph" style:parent-style-name="Text_20_Note">
      <style:paragraph-properties fo:text-align="start" style:justify-single-word="false"/>
      <style:text-properties officeooo:paragraph-rsid="03cf2fa9"/>
    </style:style>
    <style:style style:name="P131" style:family="paragraph" style:parent-style-name="Heading_20_Caution">
      <style:text-properties officeooo:paragraph-rsid="01600f20"/>
    </style:style>
    <style:style style:name="P132" style:family="paragraph" style:parent-style-name="Heading_20_Caution">
      <style:text-properties officeooo:rsid="03617113" officeooo:paragraph-rsid="03617113"/>
    </style:style>
    <style:style style:name="P133" style:family="paragraph" style:parent-style-name="Numbering_20_1">
      <style:text-properties officeooo:paragraph-rsid="01600f20"/>
    </style:style>
    <style:style style:name="P134" style:family="paragraph" style:parent-style-name="Numbering_20_1">
      <loext:graphic-properties draw:fill="none"/>
      <style:paragraph-properties fo:background-color="transparent"/>
      <style:text-properties officeooo:paragraph-rsid="01600f20"/>
    </style:style>
    <style:style style:name="P135" style:family="paragraph" style:parent-style-name="Numbering_20_1">
      <style:text-properties officeooo:paragraph-rsid="0324b3db"/>
    </style:style>
    <style:style style:name="P136" style:family="paragraph" style:parent-style-name="Numbering_20_1">
      <style:text-properties officeooo:paragraph-rsid="035d3786"/>
    </style:style>
    <style:style style:name="P137" style:family="paragraph" style:parent-style-name="Numbering_20_1">
      <style:text-properties officeooo:paragraph-rsid="01823649"/>
    </style:style>
    <style:style style:name="P138" style:family="paragraph" style:parent-style-name="Numbering_20_1">
      <style:text-properties officeooo:paragraph-rsid="036fc880"/>
    </style:style>
    <style:style style:name="P139" style:family="paragraph" style:parent-style-name="Numbering_20_1" style:list-style-name="Numbering_20_1">
      <style:text-properties officeooo:paragraph-rsid="0243cfda"/>
    </style:style>
    <style:style style:name="P140" style:family="paragraph" style:parent-style-name="Numbering_20_1" style:list-style-name="Numbering_20_1">
      <style:text-properties officeooo:paragraph-rsid="024dcd3a"/>
    </style:style>
    <style:style style:name="P141" style:family="paragraph" style:parent-style-name="Numbering_20_1" style:list-style-name="Numbering_20_1">
      <style:text-properties officeooo:paragraph-rsid="01600f20"/>
    </style:style>
    <style:style style:name="P142" style:family="paragraph" style:parent-style-name="Numbering_20_1" style:list-style-name="Numbering_20_1">
      <style:text-properties officeooo:paragraph-rsid="03cf2fa9"/>
    </style:style>
    <style:style style:name="P143" style:family="paragraph" style:parent-style-name="Numbering_20_1">
      <style:text-properties officeooo:rsid="00d54ec3" officeooo:paragraph-rsid="01600f20"/>
    </style:style>
    <style:style style:name="P144" style:family="paragraph" style:parent-style-name="Numbering_20_1" style:list-style-name="Numbering_20_1">
      <style:text-properties officeooo:rsid="03484ac4" officeooo:paragraph-rsid="03484ac4"/>
    </style:style>
    <style:style style:name="P145" style:family="paragraph" style:parent-style-name="Numbering_20_1">
      <style:text-properties officeooo:paragraph-rsid="016c0c86"/>
    </style:style>
    <style:style style:name="P146" style:family="paragraph" style:parent-style-name="Numbering_20_1">
      <style:text-properties officeooo:rsid="016dddd9" officeooo:paragraph-rsid="016dddd9"/>
    </style:style>
    <style:style style:name="P147" style:family="paragraph" style:parent-style-name="Numbering_20_1">
      <style:text-properties officeooo:rsid="016e9346" officeooo:paragraph-rsid="016e9346"/>
    </style:style>
    <style:style style:name="P148" style:family="paragraph" style:parent-style-name="Numbering_20_1">
      <style:text-properties officeooo:paragraph-rsid="016fe935"/>
    </style:style>
    <style:style style:name="P149" style:family="paragraph" style:parent-style-name="Numbering_20_1">
      <style:text-properties officeooo:paragraph-rsid="016c14c1"/>
    </style:style>
    <style:style style:name="P150" style:family="paragraph" style:parent-style-name="Numbering_20_1">
      <style:text-properties officeooo:paragraph-rsid="0164c6a4"/>
    </style:style>
    <style:style style:name="P151" style:family="paragraph" style:parent-style-name="Numbering_20_1">
      <style:paragraph-properties style:writing-mode="lr-tb"/>
      <style:text-properties officeooo:paragraph-rsid="01600f20"/>
    </style:style>
    <style:style style:name="P152" style:family="paragraph" style:parent-style-name="Numbering_20_1">
      <style:paragraph-properties fo:margin-top="0cm" fo:margin-bottom="0.3cm" loext:contextual-spacing="false" style:writing-mode="lr-tb"/>
      <style:text-properties officeooo:paragraph-rsid="01600f20"/>
    </style:style>
    <style:style style:name="P153" style:family="paragraph" style:parent-style-name="Numbering_20_1">
      <style:paragraph-properties fo:margin-top="0cm" fo:margin-bottom="0.3cm" loext:contextual-spacing="false" style:writing-mode="page"/>
      <style:text-properties officeooo:paragraph-rsid="01600f20"/>
    </style:style>
    <style:style style:name="P154" style:family="paragraph" style:parent-style-name="Numbering_20_1" style:master-page-name="">
      <style:paragraph-properties style:page-number="auto" fo:keep-with-next="always" style:writing-mode="page"/>
      <style:text-properties officeooo:paragraph-rsid="01600f20"/>
    </style:style>
    <style:style style:name="P155" style:family="paragraph" style:parent-style-name="Numbering_20_1" style:list-style-name="Numbering_20_1" style:master-page-name="">
      <style:paragraph-properties style:page-number="auto" fo:keep-with-next="always"/>
      <style:text-properties officeooo:paragraph-rsid="01600f20"/>
    </style:style>
    <style:style style:name="P156" style:family="paragraph" style:parent-style-name="Numbering_20_1">
      <style:paragraph-properties fo:margin-left="0cm" fo:margin-right="0cm" fo:text-indent="0cm" style:auto-text-indent="false"/>
      <style:text-properties officeooo:paragraph-rsid="025db752"/>
    </style:style>
    <style:style style:name="P157" style:family="paragraph" style:parent-style-name="Numbering_20_1" style:list-style-name="Numbering_20_1" style:master-page-name="">
      <style:paragraph-properties fo:margin-left="0cm" fo:margin-right="0cm" fo:margin-top="0cm" fo:margin-bottom="0.15cm" loext:contextual-spacing="false" fo:orphans="2" fo:widows="2" fo:text-indent="0cm" style:auto-text-indent="false" style:page-number="auto" style:shadow="none">
        <style:tab-stops/>
      </style:paragraph-properties>
      <style:text-properties officeooo:paragraph-rsid="0171e471"/>
    </style:style>
    <style:style style:name="P158" style:family="paragraph" style:parent-style-name="Heading_20_Note">
      <style:text-properties officeooo:paragraph-rsid="03843242"/>
    </style:style>
    <style:style style:name="P159" style:family="paragraph" style:parent-style-name="Heading_20_Note" style:list-style-name="Heading_20_Note"/>
    <style:style style:name="P160" style:family="paragraph" style:parent-style-name="Heading_20_Note">
      <style:text-properties officeooo:rsid="0136616c" officeooo:paragraph-rsid="01600f20"/>
    </style:style>
    <style:style style:name="P161" style:family="paragraph" style:parent-style-name="Heading_20_Note">
      <style:text-properties officeooo:paragraph-rsid="01600f20"/>
    </style:style>
    <style:style style:name="P162" style:family="paragraph" style:parent-style-name="Heading_20_Note">
      <style:text-properties officeooo:rsid="018599bb" officeooo:paragraph-rsid="03cf2fa9"/>
    </style:style>
    <style:style style:name="P163" style:family="paragraph" style:parent-style-name="Heading_20_Note">
      <style:text-properties officeooo:rsid="00ac1411" officeooo:paragraph-rsid="01600f20"/>
    </style:style>
    <style:style style:name="P164" style:family="paragraph" style:parent-style-name="Heading_20_Note">
      <style:paragraph-properties fo:margin-top="0cm" fo:margin-bottom="0.127cm" loext:contextual-spacing="false"/>
      <style:text-properties officeooo:paragraph-rsid="01600f20"/>
    </style:style>
    <style:style style:name="P165" style:family="paragraph" style:parent-style-name="Heading_20_Tip">
      <style:text-properties officeooo:paragraph-rsid="01600f20"/>
    </style:style>
    <style:style style:name="P166" style:family="paragraph">
      <style:paragraph-properties fo:text-align="center"/>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style:use-window-font-color="true" fo:language="en" fo:country="US"/>
    </style:style>
    <style:style style:name="T10" style:family="text">
      <style:text-properties text:display="none"/>
    </style:style>
    <style:style style:name="T11" style:family="text">
      <style:text-properties officeooo:rsid="016c14c1"/>
    </style:style>
    <style:style style:name="T12" style:family="text">
      <style:text-properties officeooo:rsid="02912127"/>
    </style:style>
    <style:style style:name="T13" style:family="text">
      <style:text-properties officeooo:rsid="03215e88"/>
    </style:style>
    <style:style style:name="T14" style:family="text">
      <style:text-properties officeooo:rsid="03403f2e"/>
    </style:style>
    <style:style style:name="T15" style:family="text">
      <style:text-properties officeooo:rsid="0341d849"/>
    </style:style>
    <style:style style:name="T16" style:family="text">
      <style:text-properties officeooo:rsid="03a1e15e"/>
    </style:style>
    <style:style style:name="T17" style:family="text">
      <style:text-properties officeooo:rsid="03afecc1"/>
    </style:style>
    <style:style style:name="T18" style:family="text">
      <style:text-properties officeooo:rsid="03bdabcd"/>
    </style:style>
    <style:style style:name="T19" style:family="text">
      <style:text-properties officeooo:rsid="03cb4e8d"/>
    </style:style>
    <style:style style:name="fr1"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Frame">
      <style:graphic-properties style:vertical-pos="top" style:vertical-rel="baseli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mirror="none" fo:clip="rect(0.146cm, 0cm, 0.131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cm" fo:border="0.06pt solid #000000" style:shadow="none" draw:shadow-opacity="100%" style:mirror="none" fo:clip="rect(0.104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49cm" draw:marker-start-width="0.427cm" draw:marker-end="Arrowheads_20_1"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
      <text:p text:style-name="P63"><draw:frame draw:style-name="fr8"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64">Kapitola 5 <text:s/><text:line-break/>Začínáme s programem Calc</text:p>
      <text:p text:style-name="P65">Použití tabulkových sešitů v LibreOffice</text:p>
      <text:section text:style-name="Sect1" text:name="GS6001S01" text:condition="ooow:book eq 1" text:display="condition">
        <text:h text:style-name="P119" text:outline-level="1"><text:bookmark-start text:name="__RefHeading___Toc5587_3935783577"/>Autorská práva<text:bookmark-end text:name="__RefHeading___Toc5587_3935783577"/></text:h>
        <text:p text:style-name="P28">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7">Všechny ochranné známky uvedené v této příručce patří jejich vlastníkům.</text:p>
        <text:h text:style-name="P89" text:outline-level="2"><text:bookmark-start text:name="__RefHeading__5638_15665686441"/>Přispěvatelé<text:bookmark-end text:name="__RefHeading__5638_15665686441"/></text:h>
        <text:p text:style-name="P28">Tato kniha byla vytvořena úpravami a aktualizacemi knihy <text:span text:style-name="LOEmphasis">Getting Started with OpenOffice.org 3.3</text:span>.</text:p>
        <text:h text:style-name="P127" text:outline-level="3"><text:bookmark-start text:name="__RefHeading___Toc5589_3935783577"/>Pro <text:span text:style-name="T19">t</text:span>oto <text:span text:style-name="T19">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57">Amanda Labby</text:p>
            </table:table-cell>
            <table:table-cell table:style-name="Table2.A1" office:value-type="string">
              <text:p text:style-name="P57">Jorge Rodriguez</text:p>
            </table:table-cell>
            <table:table-cell table:style-name="Table2.A1" office:value-type="string">
              <text:p text:style-name="P57">Olivier Hallot</text:p>
            </table:table-cell>
          </table:table-row>
          <table:table-row>
            <table:table-cell table:style-name="Table2.A1" office:value-type="string">
              <text:p text:style-name="P57">Dave Barton</text:p>
            </table:table-cell>
            <table:table-cell table:style-name="Table2.A1" office:value-type="string">
              <text:p text:style-name="P57">Paul Figueiredo</text:p>
            </table:table-cell>
            <table:table-cell table:style-name="Table2.A1" office:value-type="string">
              <text:p text:style-name="P61">Jean Hollis Weber</text:p>
            </table:table-cell>
          </table:table-row>
        </table:table>
        <text:h text:style-name="P127" text:outline-level="3"><text:bookmark-start text:name="__RefHeading___Toc5591_3935783577"/>Pro <text:span text:style-name="T19">p</text:span>ředchozí <text:span text:style-name="T19">v</text:span>ydání<text:bookmark-end text:name="__RefHeading___Toc5591_3935783577"/></text:h>
        <table:table table:name="Table1" table:style-name="Table1">
          <table:table-column table:style-name="Table1.A" table:number-columns-repeated="3"/>
          <table:table-row table:style-name="Table1.1">
            <table:table-cell table:style-name="Table1.A1" office:value-type="string">
              <text:p text:style-name="P56">Jean Hollis Weber</text:p>
            </table:table-cell>
            <table:table-cell table:style-name="Table1.A1" office:value-type="string">
              <text:p text:style-name="P55">Peter Schofield</text:p>
            </table:table-cell>
            <table:table-cell table:style-name="Table1.A1" office:value-type="string">
              <text:p text:style-name="P55">David Michel</text:p>
            </table:table-cell>
          </table:table-row>
          <table:table-row table:style-name="Table1.1">
            <table:table-cell table:style-name="Table1.A1" office:value-type="string">
              <text:p text:style-name="P55">Hazel Russman</text:p>
            </table:table-cell>
            <table:table-cell table:style-name="Table1.A1" office:value-type="string">
              <text:p text:style-name="P55">Ron Faile Jr.</text:p>
            </table:table-cell>
            <table:table-cell table:style-name="Table1.A1" office:value-type="string">
              <text:p text:style-name="P55">Martin Saffron</text:p>
            </table:table-cell>
          </table:table-row>
          <table:table-row table:style-name="Table1.1">
            <table:table-cell table:style-name="Table1.A1" office:value-type="string">
              <text:p text:style-name="P55">John A Smith</text:p>
            </table:table-cell>
            <table:table-cell table:style-name="Table1.A1" office:value-type="string">
              <text:p text:style-name="P58">Olivier Hallot</text:p>
            </table:table-cell>
            <table:table-cell table:style-name="Table1.A1" office:value-type="string">
              <text:p text:style-name="P59">Dave Koelmeyer</text:p>
            </table:table-cell>
          </table:table-row>
          <table:table-row table:style-name="Table1.1">
            <table:table-cell table:style-name="Table1.A1" office:value-type="string">
              <text:p text:style-name="P60">Leo Moons</text:p>
            </table:table-cell>
            <table:table-cell table:style-name="Table1.A1" office:value-type="string">
              <text:p text:style-name="P58"/>
            </table:table-cell>
            <table:table-cell table:style-name="Table1.A1" office:value-type="string">
              <text:p text:style-name="P59"/>
            </table:table-cell>
          </table:table-row>
        </table:table>
        <text:h text:style-name="P89" text:outline-level="2"><text:bookmark-start text:name="__RefHeading___Toc5593_3935783577"/>Zpětná vazba<text:bookmark-end text:name="__RefHeading___Toc5593_3935783577"/></text:h>
        <text:p text:style-name="P28">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93067523" text:style-name="Heading_20_Note">
          <text:list-item>
            <text:p text:style-name="P158">Poznámka</text:p>
          </text:list-item>
        </text:list>
        <text:p text:style-name="P36">Všechno, co do e-mailové konference pošlete, včetně e-mailové adresy a dalších osobních informací uvedených ve zprávě, bude veřejně viditelné bez možnosti smazání.</text:p>
        <text:h text:style-name="P89" text:outline-level="2"><text:bookmark-start text:name="__RefHeading__5644_1566568644"/>Datum vydání a verze programu<text:bookmark-end text:name="__RefHeading__5644_1566568644"/></text:h>
        <text:p text:style-name="P28">Published <text:s/><text:span text:style-name="T16">August</text:span> 2018. Kniha je určena pro LibreOffice 6.0.</text:p>
        <text:h text:style-name="P118" text:outline-level="1"><text:bookmark-start text:name="__RefHeading___Toc5595_3935783577"/>Používání LibreOffice na systému macOS<text:bookmark-end text:name="__RefHeading___Toc5595_3935783577"/></text:h>
        <text:p text:style-name="P2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4">Windows nebo Linux</text:p>
            </table:table-cell>
            <table:table-cell table:style-name="Table3.A1" office:value-type="string">
              <text:p text:style-name="P54">Ekvivalent pro macOS</text:p>
            </table:table-cell>
            <table:table-cell table:style-name="Table3.A1" office:value-type="string">
              <text:p text:style-name="P54">Význam</text:p>
            </table:table-cell>
          </table:table-row>
          <table:table-row table:style-name="Table3.1">
            <table:table-cell table:style-name="Table3.A2" office:value-type="string">
              <text:p text:style-name="P48"><text:span text:style-name="LOMenuPath">Nástroje &gt; Možnosti</text:span> výběr v nabídce</text:p>
            </table:table-cell>
            <table:table-cell table:style-name="Table3.B2" office:value-type="string">
              <text:p text:style-name="P48"><text:span text:style-name="LOMenuPath">LibreOffice &gt; Předvolby</text:span></text:p>
            </table:table-cell>
            <table:table-cell table:style-name="Table3.B2" office:value-type="string">
              <text:p text:style-name="P48">Otevře nastavení s možnostmi</text:p>
            </table:table-cell>
          </table:table-row>
          <table:table-row table:style-name="Table3.1">
            <table:table-cell table:style-name="Table3.A2" office:value-type="string">
              <text:p text:style-name="P48"><text:span text:style-name="LOKeystroke">Klepnutí pravým tlačítkem</text:span></text:p>
            </table:table-cell>
            <table:table-cell table:style-name="Table3.A2" office:value-type="string">
              <text:p text:style-name="P48">Control+klepnutí a/nebo klepnutí pravým tlačítkem v závislosti na operačním systému počítače</text:p>
            </table:table-cell>
            <table:table-cell table:style-name="Table3.B2" office:value-type="string">
              <text:p text:style-name="P48">Otevře se místní nabídka</text:p>
            </table:table-cell>
          </table:table-row>
          <table:table-row table:style-name="Table3.1">
            <table:table-cell table:style-name="Table3.A2" office:value-type="string">
              <text:p text:style-name="P48"><text:span text:style-name="LOKeystroke">Ctrl</text:span> (<text:span text:style-name="LOKeystroke">Control</text:span>)</text:p>
            </table:table-cell>
            <table:table-cell table:style-name="Table3.A2" office:value-type="string">
              <text:p text:style-name="P48">⌘ (<text:span text:style-name="LOKeystroke">Command</text:span>)</text:p>
            </table:table-cell>
            <table:table-cell table:style-name="Table3.A2" office:value-type="string">
              <text:p text:style-name="P48">Používá se i s jinými klávesami</text:p>
            </table:table-cell>
          </table:table-row>
          <table:table-row table:style-name="Table3.1">
            <table:table-cell table:style-name="Table3.A2" office:value-type="string">
              <text:p text:style-name="P48"><text:span text:style-name="LOKeystroke">F5</text:span></text:p>
            </table:table-cell>
            <table:table-cell table:style-name="Table3.A2" office:value-type="string">
              <text:p text:style-name="P48"><text:span text:style-name="LOKeystroke">Shift</text:span>+⌘+<text:span text:style-name="LOKeystroke">F5</text:span></text:p>
            </table:table-cell>
            <table:table-cell table:style-name="Table3.A2" office:value-type="string">
              <text:p text:style-name="P48">Otevřete Navigátor</text:p>
            </table:table-cell>
          </table:table-row>
          <table:table-row table:style-name="Table3.1">
            <table:table-cell table:style-name="Table3.A2" office:value-type="string">
              <text:p text:style-name="P48"><text:span text:style-name="LOKeystroke">F11</text:span></text:p>
            </table:table-cell>
            <table:table-cell table:style-name="Table3.A2" office:value-type="string">
              <text:p text:style-name="P48">⌘+<text:span text:style-name="LOKeystroke">T</text:span></text:p>
            </table:table-cell>
            <table:table-cell table:style-name="Table3.A2" office:value-type="string">
              <text:p text:style-name="P48">Otevře postranní lištu Styly</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79"><text:a xlink:type="simple" xlink:href="#__RefHeading___Toc5587_3935783577" text:style-name="Index_20_Link" text:visited-style-name="Index_20_Link">Autorská práva<text:tab/>2</text:a></text:p>
            <text:p text:style-name="P78"><text:a xlink:type="simple" xlink:href="#__RefHeading__5638_15665686441" text:style-name="Index_20_Link" text:visited-style-name="Index_20_Link">Přispěvatelé<text:tab/>2</text:a></text:p>
            <text:p text:style-name="P124"><text:a xlink:type="simple" xlink:href="#__RefHeading___Toc5589_3935783577" text:style-name="Index_20_Link" text:visited-style-name="Index_20_Link">Pro toto vydání<text:tab/>2</text:a></text:p>
            <text:p text:style-name="P124"><text:a xlink:type="simple" xlink:href="#__RefHeading___Toc5591_3935783577" text:style-name="Index_20_Link" text:visited-style-name="Index_20_Link">Pro předchozí vydání<text:tab/>2</text:a></text:p>
            <text:p text:style-name="P78"><text:a xlink:type="simple" xlink:href="#__RefHeading___Toc5593_3935783577"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9"><text:a xlink:type="simple" xlink:href="#__RefHeading___Toc5595_3935783577" text:style-name="Index_20_Link" text:visited-style-name="Index_20_Link">Používání LibreOffice na systému macOS<text:tab/>2</text:a></text:p>
            <text:p text:style-name="P79"><text:a xlink:type="simple" xlink:href="#__RefHeading___Toc175587_4065674847" text:style-name="Index_20_Link" text:visited-style-name="Index_20_Link">Co je Calc?<text:tab/>7</text:a></text:p>
            <text:p text:style-name="P79"><text:a xlink:type="simple" xlink:href="#__RefHeading___Toc14177_266939973" text:style-name="Index_20_Link" text:visited-style-name="Index_20_Link">Compatibility with other spreadsheet applications<text:tab/>7</text:a></text:p>
            <text:p text:style-name="P78"><text:a xlink:type="simple" xlink:href="#__RefHeading___Toc14179_266939973" text:style-name="Index_20_Link" text:visited-style-name="Index_20_Link">Wildcards<text:tab/>7</text:a></text:p>
            <text:p text:style-name="P78"><text:a xlink:type="simple" xlink:href="#__RefHeading___Toc14181_266939973" text:style-name="Index_20_Link" text:visited-style-name="Index_20_Link">Formula syntax<text:tab/>7</text:a></text:p>
            <text:p text:style-name="P78"><text:a xlink:type="simple" xlink:href="#__RefHeading___Toc14183_266939973" text:style-name="Index_20_Link" text:visited-style-name="Index_20_Link">Makra<text:tab/>7</text:a></text:p>
            <text:p text:style-name="P79"><text:a xlink:type="simple" xlink:href="#__RefHeading__74050_1365249792" text:style-name="Index_20_Link" text:visited-style-name="Index_20_Link">Sešity, listy, a buňky<text:tab/>7</text:a></text:p>
            <text:p text:style-name="P79"><text:a xlink:type="simple" xlink:href="#__RefHeading__74052_1365249792" text:style-name="Index_20_Link" text:visited-style-name="Index_20_Link">Hlavní okno programu Calc<text:tab/>8</text:a></text:p>
            <text:p text:style-name="P78"><text:a xlink:type="simple" xlink:href="#__RefHeading__55679_841367368" text:style-name="Index_20_Link" text:visited-style-name="Index_20_Link">Záhlaví okna<text:tab/>8</text:a></text:p>
            <text:p text:style-name="P78"><text:a xlink:type="simple" xlink:href="#__RefHeading___Toc5537_2101809857" text:style-name="Index_20_Link" text:visited-style-name="Index_20_Link">Hlavní nabídka<text:tab/>8</text:a></text:p>
            <text:p text:style-name="P78"><text:a xlink:type="simple" xlink:href="#__RefHeading__74056_1365249792" text:style-name="Index_20_Link" text:visited-style-name="Index_20_Link">Nástrojové lišty<text:tab/>9</text:a></text:p>
            <text:p text:style-name="P78"><text:a xlink:type="simple" xlink:href="#__RefHeading__74058_1365249792" text:style-name="Index_20_Link" text:visited-style-name="Index_20_Link">Lišta vzorců<text:tab/>9</text:a></text:p>
            <text:p text:style-name="P78"><text:a xlink:type="simple" xlink:href="#__RefHeading__89794_462712302" text:style-name="Index_20_Link" text:visited-style-name="Index_20_Link">Stavový řádek<text:tab/>10</text:a></text:p>
            <text:p text:style-name="P78"><text:a xlink:type="simple" xlink:href="#__RefHeading__89796_462712302" text:style-name="Index_20_Link" text:visited-style-name="Index_20_Link">Postranní lišta<text:tab/>10</text:a></text:p>
            <text:p text:style-name="P78"><text:a xlink:type="simple" xlink:href="#__RefHeading___Toc8910_1947340979" text:style-name="Index_20_Link" text:visited-style-name="Index_20_Link">Rozvržení sešitu<text:tab/>11</text:a></text:p>
            <text:p text:style-name="P124"><text:a xlink:type="simple" xlink:href="#__RefHeading__30387_1380607024" text:style-name="Index_20_Link" text:visited-style-name="Index_20_Link">Jednotlivé buňky<text:tab/>11</text:a></text:p>
            <text:p text:style-name="P124"><text:a xlink:type="simple" xlink:href="#__RefHeading__74062_1365249792" text:style-name="Index_20_Link" text:visited-style-name="Index_20_Link">Karty listů<text:tab/>11</text:a></text:p>
            <text:p text:style-name="P79"><text:a xlink:type="simple" xlink:href="#__RefHeading__17109_1267672555" text:style-name="Index_20_Link" text:visited-style-name="Index_20_Link">Otevírání souboru CSV<text:tab/>12</text:a></text:p>
            <text:p text:style-name="P79"><text:a xlink:type="simple" xlink:href="#__RefHeading__30391_1380607024" text:style-name="Index_20_Link" text:visited-style-name="Index_20_Link">Ukládání sešitů<text:tab/>14</text:a></text:p>
            <text:p text:style-name="P78"><text:a xlink:type="simple" xlink:href="#__RefHeading__30393_1380607024" text:style-name="Index_20_Link" text:visited-style-name="Index_20_Link">Ukládání do jiných formátů sešitu<text:tab/>14</text:a></text:p>
            <text:p text:style-name="P78"><text:a xlink:type="simple" xlink:href="#__RefHeading___Toc69071_1034716472" text:style-name="Index_20_Link" text:visited-style-name="Index_20_Link">Exporting contents as image<text:tab/>15</text:a></text:p>
            <text:p text:style-name="P79"><text:a xlink:type="simple" xlink:href="#__RefHeading__40248_841367368" text:style-name="Index_20_Link" text:visited-style-name="Index_20_Link">Pohyb v sešitech<text:tab/>15</text:a></text:p>
            <text:p text:style-name="P78"><text:a xlink:type="simple" xlink:href="#__RefHeading__74074_1365249792" text:style-name="Index_20_Link" text:visited-style-name="Index_20_Link">Pohyb mezi buňkami<text:tab/>15</text:a></text:p>
            <text:p text:style-name="P78"><text:a xlink:type="simple" xlink:href="#__RefHeading___Toc14984_266939973" text:style-name="Index_20_Link" text:visited-style-name="Index_20_Link">Pohyb mezi listy<text:tab/>16</text:a></text:p>
            <text:p text:style-name="P78"><text:a xlink:type="simple" xlink:href="#__RefHeading__30395_1380607024" text:style-name="Index_20_Link" text:visited-style-name="Index_20_Link">Pohyb pomocí klávesnice<text:tab/>17</text:a></text:p>
            <text:p text:style-name="P78"><text:a xlink:type="simple" xlink:href="#__RefHeading__9127_1266506079" text:style-name="Index_20_Link" text:visited-style-name="Index_20_Link">Přizpůsobení klávesy Enter<text:tab/>18</text:a></text:p>
            <text:p text:style-name="P79"><text:a xlink:type="simple" xlink:href="#__RefHeading__30397_1380607024" text:style-name="Index_20_Link" text:visited-style-name="Index_20_Link">Výběr položek v sešitu<text:tab/>19</text:a></text:p>
            <text:p text:style-name="P78"><text:a xlink:type="simple" xlink:href="#__RefHeading__74082_1365249792" text:style-name="Index_20_Link" text:visited-style-name="Index_20_Link">Výběr buňky<text:tab/>19</text:a></text:p>
            <text:p text:style-name="P124"><text:a xlink:type="simple" xlink:href="#__RefHeading__30399_1380607024" text:style-name="Index_20_Link" text:visited-style-name="Index_20_Link">Jedna buňka<text:tab/>19</text:a></text:p>
            <text:p text:style-name="P124"><text:a xlink:type="simple" xlink:href="#__RefHeading__30401_1380607024" text:style-name="Index_20_Link" text:visited-style-name="Index_20_Link">Souvislá oblast buněk<text:tab/>19</text:a></text:p>
            <text:p text:style-name="P124"><text:a xlink:type="simple" xlink:href="#__RefHeading__30403_1380607024" text:style-name="Index_20_Link" text:visited-style-name="Index_20_Link">Nesouvislá oblast buněk<text:tab/>19</text:a></text:p>
            <text:p text:style-name="P78"><text:a xlink:type="simple" xlink:href="#__RefHeading___Toc14986_266939973" text:style-name="Index_20_Link" text:visited-style-name="Index_20_Link">Výběr sloupců a řádků<text:tab/>20</text:a></text:p>
            <text:p text:style-name="P124"><text:a xlink:type="simple" xlink:href="#__RefHeading__30405_1380607024" text:style-name="Index_20_Link" text:visited-style-name="Index_20_Link">Jediný sloupec nebo řádek<text:tab/>20</text:a></text:p>
            <text:p text:style-name="P124"><text:a xlink:type="simple" xlink:href="#__RefHeading__30407_1380607024" text:style-name="Index_20_Link" text:visited-style-name="Index_20_Link">Více sloupců nebo řádků<text:tab/>20</text:a></text:p>
            <text:p text:style-name="P124"><text:a xlink:type="simple" xlink:href="#__RefHeading__30409_1380607024" text:style-name="Index_20_Link" text:visited-style-name="Index_20_Link">Celý list<text:tab/>20</text:a></text:p>
            <text:p text:style-name="P78"><text:a xlink:type="simple" xlink:href="#__RefHeading__30411_1380607024" text:style-name="Index_20_Link" text:visited-style-name="Index_20_Link">Výběr listů<text:tab/>20</text:a></text:p>
            <text:p text:style-name="P124"><text:a xlink:type="simple" xlink:href="#__RefHeading__30413_1380607024" text:style-name="Index_20_Link" text:visited-style-name="Index_20_Link">Jeden list<text:tab/>20</text:a></text:p>
            <text:p text:style-name="P124"><text:soft-page-break/><text:a xlink:type="simple" xlink:href="#__RefHeading__30415_1380607024" text:style-name="Index_20_Link" text:visited-style-name="Index_20_Link">Několik sousedících listů<text:tab/>20</text:a></text:p>
            <text:p text:style-name="P124"><text:a xlink:type="simple" xlink:href="#__RefHeading__6585_1826898278" text:style-name="Index_20_Link" text:visited-style-name="Index_20_Link">Několik nesousedících listů<text:tab/>21</text:a></text:p>
            <text:p text:style-name="P124"><text:a xlink:type="simple" xlink:href="#__RefHeading__6587_1826898278" text:style-name="Index_20_Link" text:visited-style-name="Index_20_Link">Všechny listy<text:tab/>21</text:a></text:p>
            <text:p text:style-name="P78"><text:a xlink:type="simple" xlink:href="#__RefHeading___Toc10898_4170719853" text:style-name="Index_20_Link" text:visited-style-name="Index_20_Link">Hiding and showing sheets<text:tab/>21</text:a></text:p>
            <text:p text:style-name="P79"><text:a xlink:type="simple" xlink:href="#__RefHeading__74088_1365249792" text:style-name="Index_20_Link" text:visited-style-name="Index_20_Link">Práce se sloupci a řádky<text:tab/>21</text:a></text:p>
            <text:p text:style-name="P78"><text:a xlink:type="simple" xlink:href="#__RefHeading__30907_1380607024" text:style-name="Index_20_Link" text:visited-style-name="Index_20_Link">Vkládání sloupců a řádků<text:tab/>21</text:a></text:p>
            <text:p text:style-name="P124"><text:a xlink:type="simple" xlink:href="#__RefHeading__6589_1826898278" text:style-name="Index_20_Link" text:visited-style-name="Index_20_Link">Jediný sloupec nebo řádek<text:tab/>21</text:a></text:p>
            <text:p text:style-name="P124"><text:a xlink:type="simple" xlink:href="#__RefHeading__6591_1826898278" text:style-name="Index_20_Link" text:visited-style-name="Index_20_Link">Více sloupců nebo řádků<text:tab/>21</text:a></text:p>
            <text:p text:style-name="P78"><text:a xlink:type="simple" xlink:href="#__RefHeading__30909_1380607024" text:style-name="Index_20_Link" text:visited-style-name="Index_20_Link">Mazání sloupců a řádků<text:tab/>22</text:a></text:p>
            <text:p text:style-name="P124"><text:a xlink:type="simple" xlink:href="#__RefHeading__6593_1826898278" text:style-name="Index_20_Link" text:visited-style-name="Index_20_Link">Jediný sloupec nebo řádek<text:tab/>22</text:a></text:p>
            <text:p text:style-name="P124"><text:a xlink:type="simple" xlink:href="#__RefHeading__6595_1826898278" text:style-name="Index_20_Link" text:visited-style-name="Index_20_Link">Více sloupců nebo řádků<text:tab/>22</text:a></text:p>
            <text:p text:style-name="P79"><text:a xlink:type="simple" xlink:href="#__RefHeading__74094_1365249792" text:style-name="Index_20_Link" text:visited-style-name="Index_20_Link">Práce se sešity<text:tab/>22</text:a></text:p>
            <text:p text:style-name="P78"><text:a xlink:type="simple" xlink:href="#__RefHeading__31367_1380607024" text:style-name="Index_20_Link" text:visited-style-name="Index_20_Link">Vkládání nového listu<text:tab/>22</text:a></text:p>
            <text:p text:style-name="P78"><text:a xlink:type="simple" xlink:href="#__RefHeading__31369_1380607024" text:style-name="Index_20_Link" text:visited-style-name="Index_20_Link">Přesouvání a kopírování listů<text:tab/>23</text:a></text:p>
            <text:p text:style-name="P124"><text:a xlink:type="simple" xlink:href="#__RefHeading__31371_1380607024" text:style-name="Index_20_Link" text:visited-style-name="Index_20_Link">Přetahování<text:tab/>23</text:a></text:p>
            <text:p text:style-name="P124"><text:a xlink:type="simple" xlink:href="#__RefHeading__31373_1380607024" text:style-name="Index_20_Link" text:visited-style-name="Index_20_Link">Pomocí dialogového okna<text:tab/>23</text:a></text:p>
            <text:p text:style-name="P78"><text:a xlink:type="simple" xlink:href="#__RefHeading__31375_1380607024" text:style-name="Index_20_Link" text:visited-style-name="Index_20_Link">Mazání listů<text:tab/>24</text:a></text:p>
            <text:p text:style-name="P78"><text:a xlink:type="simple" xlink:href="#__RefHeading__31377_1380607024" text:style-name="Index_20_Link" text:visited-style-name="Index_20_Link">Přejmenování listů<text:tab/>24</text:a></text:p>
            <text:p text:style-name="P79"><text:a xlink:type="simple" xlink:href="#__RefHeading__74102_1365249792" text:style-name="Index_20_Link" text:visited-style-name="Index_20_Link">Zobrazení v programu Calc<text:tab/>24</text:a></text:p>
            <text:p text:style-name="P78"><text:a xlink:type="simple" xlink:href="#__RefHeading__74104_1365249792" text:style-name="Index_20_Link" text:visited-style-name="Index_20_Link">Změna zobrazení dokumentu<text:tab/>24</text:a></text:p>
            <text:p text:style-name="P78"><text:a xlink:type="simple" xlink:href="#__RefHeading__74106_1365249792" text:style-name="Index_20_Link" text:visited-style-name="Index_20_Link">Ukotvení řádků a sloupců<text:tab/>25</text:a></text:p>
            <text:p text:style-name="P124"><text:a xlink:type="simple" xlink:href="#__RefHeading__31622_1380607024" text:style-name="Index_20_Link" text:visited-style-name="Index_20_Link">Ukotvení řádků nebo sloupců<text:tab/>25</text:a></text:p>
            <text:p text:style-name="P124"><text:a xlink:type="simple" xlink:href="#__RefHeading__8569_1705546372" text:style-name="Index_20_Link" text:visited-style-name="Index_20_Link">Zrušení ukotvení<text:tab/>25</text:a></text:p>
            <text:p text:style-name="P78"><text:a xlink:type="simple" xlink:href="#__RefHeading__74108_1365249792" text:style-name="Index_20_Link" text:visited-style-name="Index_20_Link">Rozdělení obrazovky<text:tab/>25</text:a></text:p>
            <text:p text:style-name="P124"><text:a xlink:type="simple" xlink:href="#__RefHeading__89798_462712302" text:style-name="Index_20_Link" text:visited-style-name="Index_20_Link">Vodorovné nebo svislé rozdělení obrazovky<text:tab/>26</text:a></text:p>
            <text:p text:style-name="P124"><text:a xlink:type="simple" xlink:href="#__RefHeading__9137_1266506079" text:style-name="Index_20_Link" text:visited-style-name="Index_20_Link">Odebrání rozdělení obrazovky<text:tab/>26</text:a></text:p>
            <text:p text:style-name="P79"><text:a xlink:type="simple" xlink:href="#__RefHeading__31624_1380607024" text:style-name="Index_20_Link" text:visited-style-name="Index_20_Link">Pomocí klávesnice<text:tab/>26</text:a></text:p>
            <text:p text:style-name="P78"><text:a xlink:type="simple" xlink:href="#__RefHeading__12174_2055606540" text:style-name="Index_20_Link" text:visited-style-name="Index_20_Link">Čísla<text:tab/>26</text:a></text:p>
            <text:p text:style-name="P124"><text:a xlink:type="simple" xlink:href="#__RefHeading__4519_1225246692" text:style-name="Index_20_Link" text:visited-style-name="Index_20_Link">Záporná čísla<text:tab/>26</text:a></text:p>
            <text:p text:style-name="P124"><text:a xlink:type="simple" xlink:href="#__RefHeading__4521_1225246692" text:style-name="Index_20_Link" text:visited-style-name="Index_20_Link">Úvodní nuly<text:tab/>26</text:a></text:p>
            <text:p text:style-name="P124"><text:a xlink:type="simple" xlink:href="#__RefHeading__4523_1225246692" text:style-name="Index_20_Link" text:visited-style-name="Index_20_Link">Čísla a text<text:tab/>28</text:a></text:p>
            <text:p text:style-name="P78"><text:a xlink:type="simple" xlink:href="#__RefHeading__12199_2055606540" text:style-name="Index_20_Link" text:visited-style-name="Index_20_Link">Text<text:tab/>28</text:a></text:p>
            <text:p text:style-name="P78"><text:a xlink:type="simple" xlink:href="#__RefHeading___Toc14988_266939973" text:style-name="Index_20_Link" text:visited-style-name="Index_20_Link">Datum a čas<text:tab/>28</text:a></text:p>
            <text:p text:style-name="P78"><text:a xlink:type="simple" xlink:href="#__RefHeading___Toc14990_266939973" text:style-name="Index_20_Link" text:visited-style-name="Index_20_Link">AutoCorrection options<text:tab/>29</text:a></text:p>
            <text:p text:style-name="P124"><text:a xlink:type="simple" xlink:href="#__RefHeading___Toc10507_233684998" text:style-name="Index_20_Link" text:visited-style-name="Index_20_Link">Nahradit<text:tab/>29</text:a></text:p>
            <text:p text:style-name="P124"><text:a xlink:type="simple" xlink:href="#__RefHeading__4367_651980398" text:style-name="Index_20_Link" text:visited-style-name="Index_20_Link">Výjimky<text:tab/>29</text:a></text:p>
            <text:p text:style-name="P124"><text:a xlink:type="simple" xlink:href="#__RefHeading__89804_462712302" text:style-name="Index_20_Link" text:visited-style-name="Index_20_Link">Možnosti<text:tab/>29</text:a></text:p>
            <text:p text:style-name="P124"><text:a xlink:type="simple" xlink:href="#__RefHeading__4371_651980398" text:style-name="Index_20_Link" text:visited-style-name="Index_20_Link">Místní možnosti<text:tab/>29</text:a></text:p>
            <text:p text:style-name="P124"><text:a xlink:type="simple" xlink:href="#__RefHeading___Toc10509_233684998" text:style-name="Index_20_Link" text:visited-style-name="Index_20_Link">Obnovit<text:tab/>29</text:a></text:p>
            <text:p text:style-name="P78"><text:a xlink:type="simple" xlink:href="#__RefHeading__4375_651980398" text:style-name="Index_20_Link" text:visited-style-name="Index_20_Link">Vypnutí automatických oprav<text:tab/>29</text:a></text:p>
            <text:p text:style-name="P79"><text:a xlink:type="simple" xlink:href="#__RefHeading__74122_1365249792" text:style-name="Index_20_Link" text:visited-style-name="Index_20_Link">Urychlení vkládání dat<text:tab/>30</text:a></text:p>
            <text:p text:style-name="P78"><text:a xlink:type="simple" xlink:href="#__RefHeading__74124_1365249792" text:style-name="Index_20_Link" text:visited-style-name="Index_20_Link">Použití nástroje Vyplnit<text:tab/>30</text:a></text:p>
            <text:p text:style-name="P124"><text:a xlink:type="simple" xlink:href="#__RefHeading__89806_462712302" text:style-name="Index_20_Link" text:visited-style-name="Index_20_Link">Vyplňování posloupnosti dat<text:tab/>30</text:a></text:p>
            <text:p text:style-name="P124"><text:a xlink:type="simple" xlink:href="#__RefHeading__30429_1380607024" text:style-name="Index_20_Link" text:visited-style-name="Index_20_Link">Definování posloupnosti<text:tab/>32</text:a></text:p>
            <text:p text:style-name="P124"><text:a xlink:type="simple" xlink:href="#__RefHeading___Toc5539_2101809857" text:style-name="Index_20_Link" text:visited-style-name="Index_20_Link">Definování posloupností z oblasti listu<text:tab/>32</text:a></text:p>
            <text:p text:style-name="P78"><text:a xlink:type="simple" xlink:href="#__RefHeading___Toc14992_266939973" text:style-name="Index_20_Link" text:visited-style-name="Index_20_Link">Použití seznamů výběru<text:tab/>32</text:a></text:p>
            <text:p text:style-name="P79"><text:a xlink:type="simple" xlink:href="#__RefHeading___Toc14994_266939973" text:style-name="Index_20_Link" text:visited-style-name="Index_20_Link">Sdílení obsahu mezi listy<text:tab/>33</text:a></text:p>
            <text:p text:style-name="P79"><text:soft-page-break/><text:a xlink:type="simple" xlink:href="#__RefHeading__17113_1267672555" text:style-name="Index_20_Link" text:visited-style-name="Index_20_Link">Ověřování obsahu buněk<text:tab/>33</text:a></text:p>
            <text:p text:style-name="P79"><text:a xlink:type="simple" xlink:href="#__RefHeading__8875_141864493" text:style-name="Index_20_Link" text:visited-style-name="Index_20_Link">Úprava dat<text:tab/>34</text:a></text:p>
            <text:p text:style-name="P78"><text:a xlink:type="simple" xlink:href="#__RefHeading__74132_1365249792" text:style-name="Index_20_Link" text:visited-style-name="Index_20_Link">Mazání dat<text:tab/>34</text:a></text:p>
            <text:p text:style-name="P124"><text:a xlink:type="simple" xlink:href="#__RefHeading__8877_141864493" text:style-name="Index_20_Link" text:visited-style-name="Index_20_Link">Mazání pouze dat<text:tab/>34</text:a></text:p>
            <text:p text:style-name="P124"><text:a xlink:type="simple" xlink:href="#__RefHeading__8879_141864493" text:style-name="Index_20_Link" text:visited-style-name="Index_20_Link">Mazání dat a formátování<text:tab/>34</text:a></text:p>
            <text:p text:style-name="P78"><text:a xlink:type="simple" xlink:href="#__RefHeading___Toc10900_4170719853" text:style-name="Index_20_Link" text:visited-style-name="Index_20_Link">Nahrazování dat<text:tab/>34</text:a></text:p>
            <text:p text:style-name="P78"><text:a xlink:type="simple" xlink:href="#__RefHeading__37453_1700526464" text:style-name="Index_20_Link" text:visited-style-name="Index_20_Link">Changing data<text:tab/>34</text:a></text:p>
            <text:p text:style-name="P124"><text:a xlink:type="simple" xlink:href="#__RefHeading__16303_141864493" text:style-name="Index_20_Link" text:visited-style-name="Index_20_Link">Pomocí klávesnice<text:tab/>34</text:a></text:p>
            <text:p text:style-name="P124"><text:a xlink:type="simple" xlink:href="#__RefHeading__16305_141864493" text:style-name="Index_20_Link" text:visited-style-name="Index_20_Link">Pomocí myši<text:tab/>34</text:a></text:p>
            <text:p text:style-name="P79"><text:a xlink:type="simple" xlink:href="#__RefHeading__74138_1365249792" text:style-name="Index_20_Link" text:visited-style-name="Index_20_Link">Formátování dat<text:tab/>35</text:a></text:p>
            <text:p text:style-name="P78"><text:a xlink:type="simple" xlink:href="#__RefHeading__74140_1365249792" text:style-name="Index_20_Link" text:visited-style-name="Index_20_Link">Víceřádkový text<text:tab/>35</text:a></text:p>
            <text:p text:style-name="P124"><text:a xlink:type="simple" xlink:href="#__RefHeading__30431_1380607024" text:style-name="Index_20_Link" text:visited-style-name="Index_20_Link">Automatické zalamování<text:tab/>35</text:a></text:p>
            <text:p text:style-name="P124"><text:a xlink:type="simple" xlink:href="#__RefHeading__9373_1843988802" text:style-name="Index_20_Link" text:visited-style-name="Index_20_Link">Ruční zalomení textu<text:tab/>36</text:a></text:p>
            <text:p text:style-name="P78"><text:a xlink:type="simple" xlink:href="#__RefHeading__74142_1365249792" text:style-name="Index_20_Link" text:visited-style-name="Index_20_Link">Zmenšení textu podle velikosti buňky<text:tab/>36</text:a></text:p>
            <text:p text:style-name="P78"><text:a xlink:type="simple" xlink:href="#__RefHeading__74144_1365249792" text:style-name="Index_20_Link" text:visited-style-name="Index_20_Link">Formátování čísel<text:tab/>36</text:a></text:p>
            <text:p text:style-name="P78"><text:a xlink:type="simple" xlink:href="#__RefHeading__5592_984566268" text:style-name="Index_20_Link" text:visited-style-name="Index_20_Link">Formatting fonts and text in cells<text:tab/>36</text:a></text:p>
            <text:p text:style-name="P78"><text:a xlink:type="simple" xlink:href="#__RefHeading__86660_625523294" text:style-name="Index_20_Link" text:visited-style-name="Index_20_Link">Formátování ohraničení buněk<text:tab/>38</text:a></text:p>
            <text:p text:style-name="P78"><text:a xlink:type="simple" xlink:href="#__RefHeading__86662_625523294" text:style-name="Index_20_Link" text:visited-style-name="Index_20_Link">Formátování pozadí buňky<text:tab/>38</text:a></text:p>
            <text:p text:style-name="P78"><text:a xlink:type="simple" xlink:href="#__RefHeading___Toc14185_266939973" text:style-name="Index_20_Link" text:visited-style-name="Index_20_Link">Formatting default cell styles<text:tab/>38</text:a></text:p>
            <text:p text:style-name="P79"><text:a xlink:type="simple" xlink:href="#__RefHeading__74152_1365249792" text:style-name="Index_20_Link" text:visited-style-name="Index_20_Link">Automatické formátování buněk<text:tab/>38</text:a></text:p>
            <text:p text:style-name="P78"><text:a xlink:type="simple" xlink:href="#__RefHeading__10671_1843988802" text:style-name="Index_20_Link" text:visited-style-name="Index_20_Link">Použití automatického formátování<text:tab/>38</text:a></text:p>
            <text:p text:style-name="P78"><text:a xlink:type="simple" xlink:href="#__RefHeading__10673_1843988802" text:style-name="Index_20_Link" text:visited-style-name="Index_20_Link">Definování nového automatického formátování<text:tab/>39</text:a></text:p>
            <text:p text:style-name="P79"><text:a xlink:type="simple" xlink:href="#__RefHeading___Toc14996_266939973" text:style-name="Index_20_Link" text:visited-style-name="Index_20_Link">Používání témat<text:tab/>39</text:a></text:p>
            <text:p text:style-name="P79"><text:a xlink:type="simple" xlink:href="#__RefHeading__10675_1843988802" text:style-name="Index_20_Link" text:visited-style-name="Index_20_Link">Použití podmíněného formátování<text:tab/>41</text:a></text:p>
            <text:p text:style-name="P79"><text:a xlink:type="simple" xlink:href="#__RefHeading___Toc10902_4170719853" text:style-name="Index_20_Link" text:visited-style-name="Index_20_Link">Skrývání a zobrazování dat<text:tab/>41</text:a></text:p>
            <text:p text:style-name="P78"><text:a xlink:type="simple" xlink:href="#__RefHeading__11153_1686195973" text:style-name="Index_20_Link" text:visited-style-name="Index_20_Link">Skrývání dat<text:tab/>41</text:a></text:p>
            <text:p text:style-name="P78"><text:a xlink:type="simple" xlink:href="#__RefHeading___Toc21097_244513003" text:style-name="Index_20_Link" text:visited-style-name="Index_20_Link">Zobrazení dat<text:tab/>41</text:a></text:p>
            <text:p text:style-name="P79"><text:a xlink:type="simple" xlink:href="#__RefHeading___Toc21099_244513003" text:style-name="Index_20_Link" text:visited-style-name="Index_20_Link">Cell protection<text:tab/>42</text:a></text:p>
            <text:p text:style-name="P79"><text:a xlink:type="simple" xlink:href="#__RefHeading__74164_1365249792" text:style-name="Index_20_Link" text:visited-style-name="Index_20_Link">Řazení záznamů<text:tab/>43</text:a></text:p>
            <text:p text:style-name="P79"><text:a xlink:type="simple" xlink:href="#__RefHeading___Toc21101_244513003" text:style-name="Index_20_Link" text:visited-style-name="Index_20_Link">Cell comments<text:tab/>44</text:a></text:p>
            <text:p text:style-name="P79"><text:a xlink:type="simple" xlink:href="#__RefHeading__14677_1458129930" text:style-name="Index_20_Link" text:visited-style-name="Index_20_Link">Použití vzorců a funkcí<text:tab/>44</text:a></text:p>
            <text:p text:style-name="P78"><text:a xlink:type="simple" xlink:href="#__RefHeading___Toc14187_266939973" text:style-name="Index_20_Link" text:visited-style-name="Index_20_Link">The Function Wizard and Function Search<text:tab/>44</text:a></text:p>
            <text:p text:style-name="P79"><text:a xlink:type="simple" xlink:href="#__RefHeading__14679_1458129930" text:style-name="Index_20_Link" text:visited-style-name="Index_20_Link">Analýza dat<text:tab/>45</text:a></text:p>
            <text:p text:style-name="P79"><text:a xlink:type="simple" xlink:href="#__RefHeading___Toc14189_266939973" text:style-name="Index_20_Link" text:visited-style-name="Index_20_Link">Pivot tables and pivot charts<text:tab/>45</text:a></text:p>
            <text:p text:style-name="P78"><text:a xlink:type="simple" xlink:href="#__RefHeading___Toc6319_13048540801111" text:style-name="Index_20_Link" text:visited-style-name="Index_20_Link">Pivot charts<text:tab/>46</text:a></text:p>
            <text:p text:style-name="P79"><text:a xlink:type="simple" xlink:href="#__RefHeading__74166_1365249792" text:style-name="Index_20_Link" text:visited-style-name="Index_20_Link">Tisk<text:tab/>46</text:a></text:p>
            <text:p text:style-name="P78"><text:a xlink:type="simple" xlink:href="#__RefHeading__74172_1365249792" text:style-name="Index_20_Link" text:visited-style-name="Index_20_Link">Oblasti tisku<text:tab/>47</text:a></text:p>
            <text:p text:style-name="P124"><text:a xlink:type="simple" xlink:href="#__RefHeading__30435_1380607024" text:style-name="Index_20_Link" text:visited-style-name="Index_20_Link">Definování oblasti tisku<text:tab/>47</text:a></text:p>
            <text:p text:style-name="P124"><text:a xlink:type="simple" xlink:href="#__RefHeading__74174_1365249792" text:style-name="Index_20_Link" text:visited-style-name="Index_20_Link">Přidávání k oblasti tisku<text:tab/>47</text:a></text:p>
            <text:p text:style-name="P124"><text:a xlink:type="simple" xlink:href="#__RefHeading__30437_1380607024" text:style-name="Index_20_Link" text:visited-style-name="Index_20_Link">Odstranění oblasti tisku<text:tab/>47</text:a></text:p>
            <text:p text:style-name="P124"><text:a xlink:type="simple" xlink:href="#__RefHeading__30439_1380607024" text:style-name="Index_20_Link" text:visited-style-name="Index_20_Link">Úprava oblasti tisku<text:tab/>47</text:a></text:p>
            <text:p text:style-name="P78"><text:a xlink:type="simple" xlink:href="#__RefHeading__21748_508553458" text:style-name="Index_20_Link" text:visited-style-name="Index_20_Link">Možnosti tisku<text:tab/>47</text:a></text:p>
            <text:p text:style-name="P78"><text:a xlink:type="simple" xlink:href="#__RefHeading___Toc10511_233684998" text:style-name="Index_20_Link" text:visited-style-name="Index_20_Link">Zopakování tisku řádků a sloupců<text:tab/>48</text:a></text:p>
            <text:p text:style-name="P78"><text:soft-page-break/><text:a xlink:type="simple" xlink:href="#__RefHeading__74178_1365249792" text:style-name="Index_20_Link" text:visited-style-name="Index_20_Link">Zalomení stránky<text:tab/>48</text:a></text:p>
            <text:p text:style-name="P124"><text:a xlink:type="simple" xlink:href="#__RefHeading__30441_1380607024" text:style-name="Index_20_Link" text:visited-style-name="Index_20_Link">Vkládání zalomení stránky<text:tab/>49</text:a></text:p>
            <text:p text:style-name="P124"><text:a xlink:type="simple" xlink:href="#__RefHeading__30443_1380607024" text:style-name="Index_20_Link" text:visited-style-name="Index_20_Link">Odstranění zalomení stránky<text:tab/>49</text:a></text:p>
            <text:p text:style-name="P78"><text:a xlink:type="simple" xlink:href="#__RefHeading__74180_1365249792" text:style-name="Index_20_Link" text:visited-style-name="Index_20_Link">Záhlaví a zápatí<text:tab/>49</text:a></text:p>
            <text:p text:style-name="P124"><text:a xlink:type="simple" xlink:href="#__RefHeading__30445_1380607024" text:style-name="Index_20_Link" text:visited-style-name="Index_20_Link">Nastavení záhlaví nebo zápatí<text:tab/>49</text:a></text:p>
          </text:index-body>
        </text:table-of-content>
        <text:p text:style-name="P77"/>
      </text:section>
      <text:h text:style-name="P120" text:outline-level="1"><text:bookmark-start text:name="__RefHeading___Toc175587_4065674847"/>Co je Calc?<text:bookmark-end text:name="__RefHeading___Toc175587_4065674847"/></text:h>
      <text:p text:style-name="P5">Calc je součást balíku LibreOffice určená pro práci s tabulkovými sešity.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37"><text:alphabetical-index-mark text:string-value="vlastnosti"/>Program Calc nabízí mimo jiné následující funkce:</text:p>
      <text:list xml:id="list2302240634" text:style-name="List_20_1">
        <text:list-item>
          <text:p text:style-name="P80">Funkce, které lze použít k vytváření vzorců umožňujících provádět s daty komplexní výpočty.</text:p>
        </text:list-item>
        <text:list-item>
          <text:p text:style-name="P80">Databázové funkce umožňující data řadit, ukládat a filtrovat.</text:p>
        </text:list-item>
        <text:list-item>
          <text:p text:style-name="P80">Dynamické grafy: je možné použít široký rozsah 2D a 3D grafů.</text:p>
        </text:list-item>
        <text:list-item>
          <text:p text:style-name="P80">Makra pro zaznamenávání a spouštění často opakovaných úkolů. Mezi podporované skriptovací jazyky na tvorbu maker patří LibreOffice Basic, Python, BeanShell a JavaScript,</text:p>
        </text:list-item>
        <text:list-item>
          <text:p text:style-name="P80">Schopnost otevírat, upravovat a ukládat sešity programu Microsoft Excel,</text:p>
        </text:list-item>
        <text:list-item>
          <text:p text:style-name="P82">importovat a exportovat sešity v mnoha formátech včetně HTML, CSV, PDF a PostScriptu.</text:p>
        </text:list-item>
      </text:list>
      <text:h text:style-name="P114" text:outline-level="1"><text:bookmark-start text:name="__RefHeading___Toc14177_266939973"/>Compatibility with other spreadsheet applications<text:bookmark-end text:name="__RefHeading___Toc14177_266939973"/></text:h>
      <text:h text:style-name="P90" text:outline-level="2"><text:bookmark-start text:name="__RefHeading___Toc14179_266939973"/>Wildcards<text:bookmark-end text:name="__RefHeading___Toc14179_266939973"/></text:h>
      <text:p text:style-name="P3">Simple wildcards such as the <text:span text:style-name="LOEmphasis">asterisk (*)</text:span>, <text:span text:style-name="LOEmphasis">question mark (?)</text:span>, and <text:span text:style-name="LOEmphasis">tilde (~)</text:span> from other spreadsheet applications are recognized by LibreOffice. Wildcards are more widespread in other spreadsheet applications and adopting a similar option in LibreOffice allows for better compatibility and a better experience for users who may not be familiar with the use of regular expressions.</text:p>
      <text:h text:style-name="P90" text:outline-level="2"><text:bookmark-start text:name="__RefHeading___Toc14181_266939973"/>Formula syntax<text:bookmark-end text:name="__RefHeading___Toc14181_266939973"/></text:h>
      <text:p text:style-name="P3">By default, LibreOffice Calc uses its own formula syntax, referred to as <text:span text:style-name="LOEmphasis">Calc R1</text:span> rather than the <text:span text:style-name="LOEmphasis">Excel R1</text:span> syntax that is used by Microsoft Excel. LibreOffice will translate seamlessly between the two. However, if you are familiar with Excel you may wish to change the default syntax in Calc by going to <text:span text:style-name="LOMenuPath">Tools &gt; Options &gt; LibreOffice Calc &gt; Formula &gt; Formula Syntax</text:span> and choosing <text:span text:style-name="LOEmphasis">Excel R1</text:span> from the drop-down menu provided.</text:p>
      <text:p text:style-name="P3">For more information on formula syntax, see the <text:span text:style-name="LOEmphasis">Calc Guide Chapter 7 Formulas and Functions</text:span>.</text:p>
      <text:h text:style-name="P90" text:outline-level="2"><text:bookmark-start text:name="__RefHeading___Toc14183_266939973"/>Makra<text:bookmark-end text:name="__RefHeading___Toc14183_266939973"/></text:h>
      <text:p text:style-name="P3">Microsoft Office uses <text:span text:style-name="LOEmphasis">Visual Basic for applications</text:span> (VBA) code, and LibreOffice uses <text:span text:style-name="LOEmphasis">Basic</text:span> code based on the LibreOffice API. Although the programming languages are the same, the objects and methods are different and therefore not entirely compatible.</text:p>
      <text:p text:style-name="P3">LibreOffice can however run <text:span text:style-name="LOEmphasis">some</text:span> Excel Visual Basic Scripts if you enable this feature at <text:span text:style-name="LOMenuPath">Tools &gt; Options &gt; Load/Save &gt; VBA Properties.</text:span></text:p>
      <text:p text:style-name="P3">For more information on macros, refer to the Calc Guide Chapter 12 Calc Macros.</text:p>
      <text:h text:style-name="P115" text:outline-level="1"><text:bookmark-start text:name="__RefHeading__74050_1365249792"/>Sešity, listy, a buňky<text:bookmark-end text:name="__RefHeading__74050_1365249792"/></text:h>
      <text:p text:style-name="P5">Calc works with documents called <text:alphabetical-index-mark text:string-value="popis" text:key1="sešity"/><text:span text:style-name="LOEmphasis">spreadsheets</text:span>. Sešit se skládá z jednotlivých <text:alphabetical-index-mark text:string-value="popis" text:key1="listy"/><text:span text:style-name="LOEmphasis">listů</text:span>, každý list obsahuje buňky uspořádané v řádcích a sloupcích. Určitá buňka se dá identifikovat podle čísla řádku a písmene sloupce.</text:p>
      <text:p text:style-name="P5"><text:alphabetical-index-mark text:string-value="popis" text:key1="buňky"/>V buňkách jsou uloženy jednotlivé prvky (text, čísla, vzorce atd), které umožňují zobrazovat a zpracovávat data.</text:p>
      <text:p text:style-name="P5"><text:soft-page-break/>Každý sešit může mít mnoho listů a každý list může mít mnoho buněk. In Calc, each sheet can have a maximum of 1,048,576 rows and a maximum of 1024 columns. LibreOffice Calc může obsahovat až 32 000 listů.</text:p>
      <text:h text:style-name="P115" text:outline-level="1"><text:bookmark-start text:name="__RefHeading__74052_1365249792"/>Hlavní okno programu Calc<text:bookmark-end text:name="__RefHeading__74052_1365249792"/></text:h>
      <text:p text:style-name="P5">Po spuštění programu Calc je <text:alphabetical-index-mark text:string-value="hlavní okno, popis"/>otevřeno hlavní okno (Obrázek <text:sequence-ref text:reference-format="value" text:ref-name="refFigure0">1</text:sequence-ref>). Jeho hlavní části jsou popsány níže.</text:p>
      <text:h text:style-name="P91" text:outline-level="2"><text:bookmark-start text:name="__RefHeading__55679_841367368"/>Záhlaví okna<text:bookmark-end text:name="__RefHeading__55679_841367368"/></text:h>
      <text:p text:style-name="P5"><text:alphabetical-index-mark text:string-value="záhlaví okna"/>V záhlaví okna, umístěném v horní části, se zobrazuje název aktuálního sešitu. Když je z šablony nebo prázdného dokumentu vytvořen nový sešit, jeho název je <text:span text:style-name="LOEmphasis">Bez názvu X</text:span>, kde <text:span text:style-name="LOEmphasis">X</text:span> je číslo. Když sešit ukládáme poprvé, zobrazí se výzva k zadání názvu.</text:p>
      <text:p text:style-name="P32"><draw:frame draw:style-name="fr1" draw:name="Frame97" text:anchor-type="as-char" svg:width="16.997cm" draw:z-index="3"><draw:text-box fo:min-height="11.608cm"><text:p text:style-name="Caption"><draw:frame draw:style-name="fr9" draw:name="Image273" text:anchor-type="paragraph" svg:width="17cm" svg:height="10.97cm" draw:z-index="4"><draw:image xlink:href="Pictures/100002010000030B000001F189B843912A1F5ECB.png" xlink:type="simple" xlink:show="embed" xlink:actuate="onLoad" loext:mime-type="image/png"/></draw:frame>Figure <text:sequence text:ref-name="refFigure0" text:name="Figure" text:formula="ooow:Figure+1" style:num-format="1">1</text:sequence>: Calc main window</text:p></draw:text-box></draw:frame></text:p>
      <text:h text:style-name="P91" text:outline-level="2"><text:bookmark-start text:name="__RefHeading___Toc5537_2101809857"/>Hlavní nabídka<text:bookmark-end text:name="__RefHeading___Toc5537_2101809857"/></text:h>
      <text:p text:style-name="P5">Pokud vybereme položku v  <text:alphabetical-index-mark text:string-value="hlavní nabídka"/>hlavní nabídce, směrem dolů se zobrazí nabídka s příkazy. Hlavní nabídku můžeme přizpůsobit; více informací o tom se nachází v <text:span text:style-name="LOEmphasis">kapitole 14 Přizpůsobení LibreOffice</text:span>.</text:p>
      <text:list xml:id="list134513757094255" text:continue-numbering="true" text:style-name="List_20_1">
        <text:list-item>
          <text:p text:style-name="P80"><text:span text:style-name="LOStrongEmphasis">File</text:span> – contains commands that apply to the entire document; for example, <text:span text:style-name="LOEmphasis">Open</text:span>, <text:span text:style-name="LOEmphasis">Save</text:span>, <text:span text:style-name="LOEmphasis">Wizards</text:span>, <text:span text:style-name="LOEmphasis">Export as PDF</text:span>, <text:span text:style-name="LOEmphasis">Print</text:span>, <text:span text:style-name="LOEmphasis">Digital Signatures, and Templates.</text:span></text:p>
        </text:list-item>
        <text:list-item>
          <text:p text:style-name="P80"><text:span text:style-name="LOStrongEmphasis">Edit</text:span> – contains commands for editing the document; for example, <text:span text:style-name="LOEmphasis">Undo, Copy, Paste, Track Changes, Find and Replace, Compare and Merge Documents.</text:span></text:p>
        </text:list-item>
        <text:list-item>
          <text:p text:style-name="P80"><text:span text:style-name="LOStrongEmphasis">View</text:span> – contains commands for modifying how the Calc user interface looks; for example, <text:span text:style-name="LOEmphasis">Toolbars, Grids, Column &amp; Row Headers, Full Screen, Zoom.</text:span></text:p>
        </text:list-item>
        <text:list-item>
          <text:p text:style-name="P80"><text:span text:style-name="LOStrongEmphasis">Insert</text:span> – contains commands for inserting elements into a spreadsheet; for example, <text:span text:style-name="LOEmphasis">Pictures, Media, Objects, Formula Design, Frames, Special Characters, Charts, Functions, </text:span><text:soft-page-break/><text:span text:style-name="LOEmphasis">Shapes, Pivot Tables, Named Ranges, Comments, Hyperlinks, Headers and Footers, Form Controls.</text:span></text:p>
        </text:list-item>
        <text:list-item>
          <text:p text:style-name="P80"><text:span text:style-name="LOStrongEmphasis">Format</text:span> – contains commands for modifying the layout of a spreadsheet; for example, <text:span text:style-name="LOEmphasis">Cells</text:span>, <text:span text:style-name="LOEmphasis">Page</text:span>, <text:span text:style-name="LOEmphasis">Styles</text:span>, <text:span text:style-name="LOEmphasis">Alignment, Merge Cells, Print Range, Conditional Formatting, Spreadsheet Themes, Image, Chart, Object.</text:span></text:p>
        </text:list-item>
        <text:list-item>
          <text:p text:style-name="P81"><text:span text:style-name="LOStrongEmphasis">Styles </text:span>– contains commands to apply standard styles to cell, group of cells or sheets contents.</text:p>
        </text:list-item>
        <text:list-item>
          <text:p text:style-name="P80"><text:span text:style-name="LOStrongEmphasis">Sheet</text:span> – contains the most often used commands for handling sheets, such as <text:span text:style-name="LOEmphasis">Insert</text:span> and <text:span text:style-name="LOEmphasis">Delete Cells, Columns, Rows and Sheets, Sheets from File, Cell Reference Type, Link to External Data, </text:span>as well as<text:span text:style-name="LOEmphasis"> Comments </text:span>and<text:span text:style-name="LOEmphasis"> Fill cells.</text:span></text:p>
        </text:list-item>
        <text:list-item>
          <text:p text:style-name="P80"><text:span text:style-name="LOStrongEmphasis">Data</text:span> – contains commands for manipulating data in the spreadsheet; for example, <text:span text:style-name="LOEmphasis">Define Database Range</text:span>, <text:span text:style-name="LOEmphasis">Sort</text:span>, Filters, <text:span text:style-name="LOEmphasis">Statistics, Pivot Tables, Consolidate, Forms, Groups and Outlines.</text:span></text:p>
        </text:list-item>
        <text:list-item>
          <text:p text:style-name="P80"><text:span text:style-name="LOStrongEmphasis">Tools</text:span> – contains various functions to help you check and customize the spreadsheet; for example, <text:span text:style-name="LOEmphasis">Spelling</text:span>, <text:span text:style-name="LOEmphasis">Share Document</text:span>, <text:span text:style-name="LOEmphasis">Gallery</text:span>, <text:span text:style-name="LOEmphasis">Macros, Goal Seek, Solver, Detective, Protect Sheet, XML Filter Settings, Extension Manager.</text:span></text:p>
        </text:list-item>
        <text:list-item>
          <text:p text:style-name="P80"><text:span text:style-name="LOStrongEmphasis">Window</text:span> – contains commands to open a <text:span text:style-name="LOEmphasis">New</text:span> window or <text:span text:style-name="LOEmphasis">Close</text:span> an open window.</text:p>
        </text:list-item>
        <text:list-item>
          <text:p text:style-name="P80"><text:span text:style-name="LOStrongEmphasis">Help</text:span> – contains links to the LibreOffice help system and other miscellaneous functions; for example, <text:span text:style-name="LOEmphasis">Help</text:span>, <text:span text:style-name="LOEmphasis">License Information</text:span>, <text:span text:style-name="LOEmphasis">User Guides</text:span>, <text:span text:style-name="LOEmphasis">Check for Updates, Send Feedback</text:span>, and<text:span text:style-name="LOEmphasis"> Donate</text:span>.</text:p>
        </text:list-item>
      </text:list>
      <text:h text:style-name="P91" text:outline-level="2"><text:bookmark-start text:name="__RefHeading__74056_1365249792"/>Nástrojové lišty<text:bookmark-end text:name="__RefHeading__74056_1365249792"/></text:h>
      <text:p text:style-name="P5">Pokud spustíme Calc ve výchozím nastavení, v horní části pracovní plochy budou ukotveny nástrojové lišty Standardní a Formátování (obrázek <text:sequence-ref text:reference-format="value" text:ref-name="refFigure0">1</text:sequence-ref>).</text:p>
      <text:p text:style-name="P5"><text:alphabetical-index-mark text:string-value="nástrojové lišty" text:key1="buňky"/>Nástrojové lišty programu Calc mohou být napevno ukotveny na určitém místě nebo jako plovoucí, a díky tomu je můžeme umístit na vhodnější místo pracovní plochy. Ukotvené nástrojové lišty se dají přesouvat na jiné místo, kde je lze opět ukotvit, nebo je ponechat jako plovoucí. Plovoucí nástrojové lišty lze zase ukotvit na určité místo.</text:p>
      <text:p text:style-name="P5">You can choose the single-toolbar alternative to the default double toolbar arrangement. Obsahuje nejvíce používané příkazy. Pro aktivaci panelu zvolíme <text:span text:style-name="LOMenuPath">Zobrazit &gt; Rozvržení nástrojových lišt &gt; Jediná nástrojová lišta</text:span> a pro vypnutí <text:span text:style-name="LOMenuPath">Zobrazit &gt; Rozvržení nástrojových lišt &gt; Výchozí</text:span> a <text:span text:style-name="LOMenuPath">Zobrazit &gt; Nástrojové lišty &gt; Formátování</text:span>.</text:p>
      <text:p text:style-name="P5">Výchozí sada ikon (někdy označovaných jako tlačítka) na nástrojových lištách nabízí širokou škálu příkazů a funkcí. Ikony lze z nástrojové lišty odstraňovat i přidávat. Více informací se nachází v <text:span text:style-name="LOEmphasis">kapitole 14 Přizpůsobení LibreOffice</text:span>. When hovering the toolbar with the mouse, a tool tip shows the action performed by each icon in the toolbar.</text:p>
      <text:h text:style-name="P91" text:outline-level="2"><text:bookmark-start text:name="__RefHeading__74058_1365249792"/>Lišta vzorců<text:bookmark-end text:name="__RefHeading__74058_1365249792"/></text:h>
      <text:p text:style-name="P5">L<text:alphabetical-index-mark text:string-value="lišta vzorců"/>išta vzorců (Obrázek <text:sequence-ref text:reference-format="value" text:ref-name="refFigure1">2</text:sequence-ref>) je umístěna na horní části listu v prostředí pro výpočty. Na tomto místě je trvale ukotvena a nelze ji změnit na plovoucí. Pokud není Lišta vzorců viditelná, přejdeme na <text:span text:style-name="LOMenuPath"> Zobrazit</text:span> v Menu a vybereme<text:span text:style-name="LOMenuPath"> Lišta vzorců</text:span>.</text:p>
      <text:p text:style-name="P32"><draw:frame draw:style-name="fr2" draw:name="Frame49" text:anchor-type="as-char" svg:width="17cm" draw:z-index="5"><draw:text-box fo:min-height="1.251cm"><text:p text:style-name="Caption"><draw:frame draw:style-name="fr9" draw:name="Image274" text:anchor-type="paragraph" svg:width="17cm" svg:height="0.631cm" draw:z-index="6"><draw:image xlink:href="Pictures/10000000000002C20000001F928B7F07F0ED1786.png" xlink:type="simple" xlink:show="embed" xlink:actuate="onLoad" loext:mime-type="image/png"/></draw:frame>Obrázek <text:sequence text:ref-name="refFigure1" text:name="Figure" text:formula="ooow:Figure+1" style:num-format="1">2</text:sequence>: Lišta vzorců</text:p></draw:text-box></draw:frame></text:p>
      <text:p text:style-name="P5">Lišta vzorců zahrnuje zleva doprava následující:</text:p>
      <text:list xml:id="list134513032277219" text:continue-numbering="true" text:style-name="List_20_1">
        <text:list-item>
          <text:p text:style-name="P80"><text:span text:style-name="LOStrongEmphasis">Pole názvu</text:span> – zobrazuje aktuální odkaz na aktivní buňku, který se sestává z kombinace písmen a číslic, například A1. Písmeno značí sloupec a číslo řádek vybrané buňky. Pokud jsme označili určitou oblast buněk, které se také říká rozsah, potom je název oblasti uveden v této kolonce. You can also type a cell reference in the Name Box <text:soft-page-break/>to jump to the referenced cell. If you type the name of a named range and press the <text:span text:style-name="LOKeystroke">Enter</text:span> key, the named range is selected and displayed.</text:p>
        </text:list-item>
        <text:list-item>
          <text:p text:style-name="P80"><text:span text:style-name="LOStrongEmphasis">Function Wizard</text:span> <text:span text:style-name="T8"><draw:frame draw:style-name="fr10" draw:name="Image275" text:anchor-type="as-char" svg:width="0.633cm" svg:height="0.6cm" draw:z-index="7"><draw:image xlink:href="Pictures/100002010000001200000011AC34EAE43DBC2536.png" xlink:type="simple" xlink:show="embed" xlink:actuate="onLoad" loext:mime-type="image/png"/></draw:frame></text:span><text:s/>– <text:alphabetical-index-mark text:string-value="Průvodce funkcí"/>opens a dialog from which you can search through a list of available functions. To může být také velmi užitečné pro zobrazení toho, jak jsou funkce definovány.</text:p>
        </text:list-item>
        <text:list-item>
          <text:p text:style-name="P83"><text:span text:style-name="LOStrongEmphasis">Sum</text:span> <text:span text:style-name="T8"><draw:frame draw:style-name="fr10" draw:name="Image276" text:anchor-type="as-char" svg:width="0.529cm" svg:height="0.529cm" draw:z-index="8"><draw:image xlink:href="Pictures/100002010000000F0000000F2C55BD8571FD9F7E.png" xlink:type="simple" xlink:show="embed" xlink:actuate="onLoad" loext:mime-type="image/png"/></draw:frame></text:span><text:s/>– clicking on the Sum icon totals the numbers in the cells above the selected cell and then places the total in the selected cell. Pokud v buňkách nad vybranou buňkou čísla nejsou, pak se sčítají čísla v buňkách nalevo od vybrané buňky. When the <text:span text:style-name="LOStrongEmphasis">Sum</text:span> icon is used, Calc suggest the range to sum with a colored box, but does not insert the formula. You need to confirm the suggested range by typing <text:span text:style-name="LOEmphasis">Enter</text:span>, or reject pressing <text:span text:style-name="LOEmphasis">Esc</text:span>. You can also adjust the range with the mouse by dragging the colored box or its edges to adjust the range. The icons <text:span text:style-name="T13"><draw:frame draw:style-name="fr11" draw:name="Image21" text:anchor-type="as-char" svg:width="0.887cm" svg:height="0.363cm" draw:z-index="9"><draw:image xlink:href="Pictures/100000000000002D00000016E992BB1F1CFB8F65.png" xlink:type="simple" xlink:show="embed" xlink:actuate="onLoad" loext:mime-type="image/png"/></draw:frame></text:span><text:span text:style-name="T13"><text:s/>in the formula bar are equivalent to the </text:span><text:span text:style-name="LOEmphasis">Enter</text:span> and <text:span text:style-name="LOEmphasis">Esc</text:span> commands.</text:p>
        </text:list-item>
        <text:list-item>
          <text:p text:style-name="P80"><text:span text:style-name="LOStrongEmphasis">Function</text:span> <text:span text:style-name="T9"><draw:frame draw:style-name="fr10" draw:name="graphics41" text:anchor-type="as-char" svg:width="0.459cm" svg:height="0.245cm" draw:z-index="10"><draw:image xlink:href="Pictures/100002010000000D000000076F7491D064A1CD03.png" xlink:type="simple" xlink:show="embed" xlink:actuate="onLoad" loext:mime-type="image/png"/></draw:frame></text:span><text:s/>– clicking on the Function icon inserts an equals (=) sign into the selected cell and the <text:span text:style-name="LOStrongEmphasis">Input line</text:span>, allowing a formula to be entered. The Name box now displays the most frequently used functions, for a quick access to the function name and syntax.</text:p>
        </text:list-item>
        <text:list-item>
          <text:p text:style-name="P80"><text:span text:style-name="LOStrongEmphasis">Vstupní řádek</text:span> – zobrazuje obsah vybrané buňky (data, rovnice nebo funkce) a umožňuje jeho úpravu. To turn the Input line into a multiline input area for very long formulas, click the drop down button on the right.</text:p>
        </text:list-item>
      </text:list>
      <text:p text:style-name="P5">Obsah buňky můžeme upravit také přímo poklepáním na buňku. When you enter new data into a cell, the Sum and Function icons change to <text:span text:style-name="LOMenuPath">Cancel</text:span> and <text:span text:style-name="LOMenuPath">Accept</text:span> <draw:frame draw:style-name="fr11" draw:name="Image6" text:anchor-type="as-char" svg:width="0.887cm" svg:height="0.363cm" draw:z-index="11"><draw:image xlink:href="Pictures/100000000000002D00000016E992BB1F1CFB8F65.png" xlink:type="simple" xlink:show="embed" xlink:actuate="onLoad" loext:mime-type="image/png"/></draw:frame>icons.</text:p>
      <text:list xml:id="list134513739219403" text:continue-list="list193067523" text:style-name="Heading_20_Note">
        <text:list-item>
          <text:p text:style-name="P159">Poznámka</text:p>
        </text:list-item>
      </text:list>
      <text:p text:style-name="P34">V sešitech pojem “funkce” zahrnuje mnohem víc než jen matematické funkce. Více informací se nachází v <text:span text:style-name="LOEmphasis"> Uživatelské příručce v kapitole 7 Použití vzorců a funkcí</text:span>. </text:p>
      <text:h text:style-name="P99" text:outline-level="2"><text:bookmark-start text:name="__RefHeading__89794_462712302"/>Stavový řádek<text:bookmark-end text:name="__RefHeading__89794_462712302"/></text:h>
      <text:p text:style-name="P5">The <text:alphabetical-index-mark text:string-value="stavový řádek"/>Calc status bar (Figure <text:sequence-ref text:reference-format="value" text:ref-name="refFigure2">3</text:sequence-ref>) provides information about the spreadsheet as well as quick and convenient ways to change some of its features. Většina polí je podobná jako v ostatních součástech LibreOffice; v této příručce se více informací nachází v <text:span text:style-name="LOEmphasis">kapitole 1 Úvod do LibreOffice</text:span> a <text:span text:style-name="LOEmphasis">v kapitole 1 Introducing Calc příručky Calc Guide</text:span>.</text:p>
      <text:p text:style-name="P32"><draw:frame draw:style-name="fr3" draw:name="Frame353" text:anchor-type="as-char" svg:width="17cm" draw:z-index="12"><draw:text-box fo:min-height="3.013cm"><text:p text:style-name="Frame_20_contents"><draw:frame draw:style-name="fr12" draw:name="Image278" text:anchor-type="as-char" svg:y="-2.312cm" svg:width="16.678cm" svg:height="2.312cm" draw:z-index="13"><draw:image xlink:href="Pictures/100002010000028300000062B74D96A61AA3E6C8.png" xlink:type="simple" xlink:show="embed" xlink:actuate="onLoad" loext:mime-type="image/png"/></draw:frame></text:p><text:p text:style-name="Caption">Figure <text:sequence text:ref-name="refFigure2" text:name="Figure" text:formula="ooow:Figure+1" style:num-format="1">3</text:sequence>: Calc status bar</text:p></draw:text-box></draw:frame></text:p>
      <text:p text:style-name="P14">The status bar has a quick way to do some math operations on selected cells in the spreadsheet. You can calculate average and sum, count elements, and more on the selection by right-clicking over the cell information area of the status bar and selecting the operations you want to display in the status bar (Figure <text:sequence-ref text:reference-format="page" text:ref-name="refFigure2">10</text:sequence-ref>).</text:p>
      <text:h text:style-name="P98" text:outline-level="2"><text:bookmark-start text:name="__RefHeading__89796_462712302"/>Postranní lišta<text:bookmark-end text:name="__RefHeading__89796_462712302"/></text:h>
      <text:p text:style-name="P5">Postranní lišta programu Calc (<text:span text:style-name="LOMenuPath">Zobrazit &gt; Postranní lišta</text:span>) se nachází na pravé straně okna. Jedná se o kombinaci nástrojové lišty a dialogového okna. It is similar to the sidebar in Writer (shown in Chapter 1 and Chapter 4 of this book) and consists of five <text:alphabetical-index-mark text:string-value="karty"/>decks: Properties, Styles, Gallery, Navigator, and Functions. Each deck has a corresponding icon on the <text:alphabetical-index-mark text:string-value="Panel karet"/>Tab panel to the right of the sidebar, allowing you to switch between them. Jednotlivé karty jsou popsány níže.</text:p>
      <text:list xml:id="list134512391038796" text:continue-list="list134513032277219" text:style-name="List_20_1">
        <text:list-item>
          <text:p text:style-name="P80"><text:soft-page-break/><text:span text:style-name="LOStrongEmphasis">Properties</text:span>: This deck includes five content panels.</text:p>
        </text:list-item>
      </text:list>
      <text:list xml:id="list2844662182" text:style-name="List_20_2">
        <text:list-item>
          <text:p text:style-name="P109"><text:span text:style-name="LOStrongEmphasis">Styly:</text:span> Přístup k dostupným stylům buněk, aktualizuje styly buněk a nové styly buněk.</text:p>
        </text:list-item>
        <text:list-item>
          <text:p text:style-name="P109"><text:span text:style-name="LOStrongEmphasis">Znak</text:span>: Ovládací prvky pro formátování textu, jako je například písmo, velikost a barva. Některé ovládací prvky, jako je například horní index, se stanou aktivní pouze tehdy, když je ve Vstupním řádku Lišty vzorců nebo v buňce textový kurzor.</text:p>
        </text:list-item>
        <text:list-item>
          <text:p text:style-name="P109"><text:span text:style-name="LOStrongEmphasis">Formát čísla:</text:span> Rychlá změna formátu čísel včetně desetinných míst, měny, data nebo číselného textu. K dispozici jsou také ovládací prvky číselných a textových polí formulářů.</text:p>
        </text:list-item>
        <text:list-item>
          <text:p text:style-name="P109"><text:span text:style-name="LOStrongEmphasis">Zarovnání</text:span>: Ovládací prvky pro zarovnání textu různými způsoby, včetně vodorovného a svislého, zalomení, odsazení, slučování, orientaci textu a svislé zarovnání.</text:p>
        </text:list-item>
        <text:list-item>
          <text:p text:style-name="P109"><text:span text:style-name="LOStrongEmphasis">Vzhled buňky:</text:span> Ovládací prvky pro nastavení volby vzhledu, včetně barvy pozadí buňky, formátu ohraničení buňky včetně barvy čáry a jejího stylu a mřížky.</text:p>
        </text:list-item>
      </text:list>
      <text:list xml:id="list134512848947811" text:continue-list="list134512391038796" text:style-name="List_20_1">
        <text:list-header>
          <text:p text:style-name="P80">Každý z těchto panelů má tlačítko <text:span text:style-name="LOMenuPath">Další možnosti</text:span>, které otevře dialogové okno s větším počtem možností. Tato dialogová okna uzamknou dokument pro úpravy, dokud nebudou uzavřena.</text:p>
        </text:list-header>
        <text:list-item>
          <text:p text:style-name="P80"><text:span text:style-name="LOStrongEmphasis">Styles:</text:span> This deck contains a single panel, which is the same as that opened by selecting the <text:span text:style-name="LOMenuPath">Styles</text:span> button (<text:span text:style-name="LOKeystroke">F11</text:span>) from the Text Formatting toolbar.</text:p>
        </text:list-item>
        <text:list-item>
          <text:p text:style-name="P80"><text:span text:style-name="LOStrongEmphasis">Galerie</text:span>: Tato karta obsahuje jediný panel, který je stejný jako při otevření tlačítkem <text:span text:style-name="LOMenuPath">Galerie</text:span> z nástrojové lišty Standardní nebo z hlavní nabídky <text:span text:style-name="LOMenuPath">Nástroje &gt; Galerie</text:span>.</text:p>
        </text:list-item>
        <text:list-item>
          <text:p text:style-name="P80"><text:span text:style-name="LOStrongEmphasis">Navigátor</text:span>: Tato karta obsahuje jediný panel, který je v podstatě stejný jako okno otevřené klepnutím na tlačítko  <text:span text:style-name="LOMenuPath">Navigátor</text:span> v nástrojové liště Standardní nebo z hlavní nabídky <text:span text:style-name="LOMenuPath">Zobrazit &gt; Navigátor</text:span> (<text:span text:style-name="LOKeystroke">F5</text:span>). U Navigátoru v postranní liště pouze chybí tlačítko <text:span text:style-name="LOMenuPath">Obsah</text:span>.</text:p>
        </text:list-item>
        <text:list-item>
          <text:p text:style-name="P84"><text:span text:style-name="LOStrongEmphasis">Funkce</text:span>: Tato karta obsahuje jediný panel, který je stejný jako okno otevřené z hlavní nabídky <text:span text:style-name="LOMenuPath">Vložit &gt; Funkce...</text:span>.</text:p>
        </text:list-item>
      </text:list>
      <text:p text:style-name="P5">Na pravé straně záhlaví každé otevřené čísti je tlačítko <text:span text:style-name="LOMenuPath">Zavřít</text:span> (<text:span text:style-name="LOMenuPath">X</text:span>), které danou kartu zavře, otevřená zůstane pouze lišta karet. Klepnutím na některou z ikon na liště kartu znovu otevřeme.</text:p>
      <text:p text:style-name="P5">Postranní lištu můžeme skrýt, nebo znovu zobrazit tím, že klepneme na okraj s tlačítkem Skrýt/Zobrazit. Šířku zobrazené karty můžeme nastavit přetažením levého okraje postranní lišty.</text:p>
      <text:h text:style-name="P91" text:outline-level="2"><text:bookmark-start text:name="__RefHeading___Toc8910_1947340979"/>Rozvržení sešitu<text:bookmark-end text:name="__RefHeading___Toc8910_1947340979"/></text:h>
      <text:h text:style-name="P128" text:outline-level="3"><text:bookmark-start text:name="__RefHeading__30387_1380607024"/>Jednotlivé buňky<text:bookmark-end text:name="__RefHeading__30387_1380607024"/></text:h>
      <text:p text:style-name="P50">Hlavní část pracovní plochy v programu Calc zobrazuje <text:alphabetical-index-mark text:string-value="popis" text:key1="buňky"/>buňky ve formě mřížky. Každá buňka je tvořena průsečíkem sloupce a řádku v sešitu.</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Poli názvu na Liště vzorců (Obrázek <text:sequence-ref text:reference-format="value" text:ref-name="refFigure1">2</text:sequence-ref>). V případě, že v sešitu nejsou záhlaví viditelná, přejdeme na <text:span text:style-name="LOMenuPath">Zobrazit</text:span> v hlavní nabídce a vybereme <text:span text:style-name="LOMenuPath">Záhlaví sloupců a řádků</text:span>.</text:p>
      <text:h text:style-name="P128" text:outline-level="3"><text:bookmark-start text:name="__RefHeading__74062_1365249792"/>Karty listů<text:bookmark-end text:name="__RefHeading__74062_1365249792"/></text:h>
      <text:p text:style-name="P5">V sešitu programu Calc lze mít více než jeden list. V dolní části mřížky buněk sešitu <text:alphabetical-index-mark text:string-value="karty listů"/>jsou karty listů, značící, kolik listů v sešitu je. Po klepnutí na kartu je umožněn přístup ke každému jednotlivému listu a zobrazení tohoto listu. Aktivní list je označen kartou bílé barvy (výchozí nastavení Calcu). Můžeme také vybrat více listů tím, že během klepání na karty podržíme klávesu <text:span text:style-name="LOKeystroke">Ctrl</text:span>.</text:p>
      <text:p text:style-name="P13"><text:soft-page-break/>To change the default name for a sheet (Sheet1, Sheet2, and so on), right-click on a sheet tab and select <text:span text:style-name="LOMenuPath">Rename Sheet</text:span> from the context menu or double click on the sheet tab to open a dialog to let you type a new name for the sheet. Jsme-li hotovi, klepnutím na tlačítko <text:span text:style-name="LOMenuPath">OK</text:span> dialogové okno zavřeme.</text:p>
      <text:p text:style-name="P5">To change the color of a sheet tab, right-click on the tab and select <text:span text:style-name="LOMenuPath">Tab Color</text:span> from the context menu to open the <text:span text:style-name="LOMenuPath">Tab Color</text:span> dialog. Select a color and click <text:span text:style-name="LOMenuPath">OK</text:span> when finished to close the dialog. To add new colors to this color palette, see <text:span text:style-name="LOEmphasis">Chapter 14 Customizing LibreOffice</text:span>.</text:p>
      <text:h text:style-name="P115" text:outline-level="1"><text:bookmark-start text:name="__RefHeading__17109_1267672555"/>Otevírání souboru CSV<text:bookmark-end text:name="__RefHeading__17109_1267672555"/></text:h>
      <text:p text:style-name="P5"><text:alphabetical-index-mark text:string-value="hodnoty oddělené čárkami (CSV)"/><text:alphabetical-index-mark text:string-value="soubory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list xml:id="list134513136058962" text:continue-list="list134513739219403" text:style-name="Heading_20_Note">
        <text:list-item>
          <text:p text:style-name="P160">Poznámka</text:p>
        </text:list-item>
      </text:list>
      <text:p text:style-name="P34">Většina souborů CSV pocházejí z databázových tabulek, dotazů nebo zpráv, kde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38">Chceme-li otevřít soubor CSV v Calcu:</text:p>
      <text:list xml:id="list566270602" text:style-name="Numbering_20_1">
        <text:list-item text:start-value="1">
          <text:p text:style-name="P133">V hlavní nabídce vybereme <text:span text:style-name="LOMenuPath">Soubor &gt; Otevřít</text:span> a vyhledáme soubor CSV, který chceme otevřít.</text:p>
        </text:list-item>
        <text:list-item>
          <text:p text:style-name="P133">Vybereme soubor a klepneme na tlačítko <text:span text:style-name="LOMenuPath">Otevřít</text:span>. Ve výchozím nastavení má soubor CSV příponu <text:span text:style-name="LOComputerCode">.csv</text:span>. Některé soubory CSV nicméně mohou mít příponu <text:span text:style-name="LOComputerCode">.txt</text:span>.</text:p>
        </text:list-item>
        <text:list-item>
          <text:p text:style-name="P151">Otevře se dialogové okno <text:span text:style-name="LOMenuPath">Import textu</text:span> (obrázek <text:sequence-ref text:reference-format="value" text:ref-name="refFigure4">5</text:sequence-ref>).  Zde si můžeme vybrat různé možnosti dostupné pro import souboru CSV do sešitu Calc.</text:p>
        </text:list-item>
        <text:list-item>
          <text:p text:style-name="P133">Klepnutím na talčítko <text:span text:style-name="LOMenuPath">OK</text:span> soubor otevřeme a importujeme.</text:p>
        </text:list-item>
      </text:list>
      <text:p text:style-name="Figure"><draw:frame draw:style-name="fr4" draw:name="Frame5" text:anchor-type="as-char" svg:width="7.952cm" draw:z-index="14"><draw:text-box fo:min-height="8.481cm"><text:p text:style-name="Caption"><draw:frame draw:style-name="fr13" draw:name="Image11" text:anchor-type="paragraph" svg:width="7.952cm" style:rel-width="100%" svg:height="8.481cm" style:rel-height="scale" draw:z-index="15"><draw:image xlink:href="Pictures/10000201000002670000029098F2228BA4409500.png" xlink:type="simple" xlink:show="embed" xlink:actuate="onLoad" loext:mime-type="image/png"/></draw:frame><text:span text:style-name="T10"><text:line-break/></text:span>Figure <text:sequence text:ref-name="refFigure3" text:name="Figure" text:formula="ooow:Figure+1" style:num-format="1">4</text:sequence>: Text Import dialog</text:p></draw:text-box></draw:frame></text:p>
      <text:p text:style-name="P75"><text:soft-page-break/>Možnosti importu souborů CSV do sešitu Calc jsou následující:</text:p>
      <text:list xml:id="list134513239025380" text:continue-list="list134512848947811" text:style-name="List_20_1">
        <text:list-item>
          <text:p text:style-name="P85"><text:span text:style-name="LOStrongEmphasis">Import</text:span></text:p>
        </text:list-item>
      </text:list>
      <text:list xml:id="list134512644426945" text:continue-list="list2844662182" text:style-name="List_20_2">
        <text:list-item>
          <text:p text:style-name="P112"><text:span text:style-name="LOEmphasis">Znaková sada</text:span> – určuje znakovou sadu použitou v importovaném souboru.</text:p>
        </text:list-item>
        <text:list-item>
          <text:p text:style-name="P110"><text:span text:style-name="LOEmphasis">Language</text:span> – determines how the number strings are imported.</text:p>
          <text:p text:style-name="P110">Pokud je pro import CSV Jazyk nastaven na Výchozí, použije Calc globálně nastavený jazyk. Pokud je nastaven určitý jazyk, bude při importu použit ten.</text:p>
        </text:list-item>
        <text:list-item>
          <text:p text:style-name="P109"><text:span text:style-name="LOEmphasis">Od řádku</text:span> – určuje, od kterého řádku import započne. Náhled řádků se zobrazuje v dolní části dialogového okna.</text:p>
        </text:list-item>
      </text:list>
      <text:list xml:id="list134513595135003" text:continue-list="list134513239025380" text:style-name="List_20_1">
        <text:list-item>
          <text:p text:style-name="P80"><text:span text:style-name="LOStrongEmphasis">Možnosti oddělovače</text:span> – určuje, zda jsou data oddělena určitým znakem, nebo zda používají pevnou šířku záznamů.</text:p>
        </text:list-item>
      </text:list>
      <text:list xml:id="list134512460525885" text:continue-list="list134512644426945" text:style-name="List_20_2">
        <text:list-item>
          <text:p text:style-name="P109"><text:span text:style-name="LOEmphasis">Pevná šířka</text:span> – data se rozdělí do sloupců podle pevné šířky (stejný počet znaků). Šířku nastavíme klepnutím na pravítko v okně náhledu.</text:p>
        </text:list-item>
        <text:list-item>
          <text:p text:style-name="P109"><text:span text:style-name="LOEmphasis">Odděleno pomocí</text:span> – vybereme oddělovač, podle kterého se data rozdělí do sloupců. Jestliže zvolíme <text:span text:style-name="LOEmphasis">Jiný</text:span>, znak použitý pro oddělení dat do sloupců určíme sami. Tento vlastní oddělovač musí být také obsažen v datech.</text:p>
        </text:list-item>
        <text:list-item>
          <text:p text:style-name="P109"><text:span text:style-name="LOEmphasis">Sloučit oddělovače</text:span> – spojí po sobě jdoucí oddělovače a odstraní prázdná datová pole.</text:p>
        </text:list-item>
        <text:list-item>
          <text:p text:style-name="P109"><text:span text:style-name="LOEmphasis">Oddělovač textu</text:span> – vybereme znak, který vymezuje textová data.</text:p>
        </text:list-item>
      </text:list>
      <text:list xml:id="list134512332311135" text:continue-list="list134513595135003" text:style-name="List_20_1">
        <text:list-item>
          <text:p text:style-name="P80"><text:span text:style-name="LOStrongEmphasis">Other Options</text:span></text:p>
        </text:list-item>
      </text:list>
      <text:list xml:id="list134514049533953" text:continue-list="list134512460525885" text:style-name="List_20_2">
        <text:list-item>
          <text:p text:style-name="P109"><text:span text:style-name="LOEmphasis">Pole v uvozovkách jako text</text:span> – je-li tato možnost povolena, pole nebo buňky, jejichž celý obsah je v uvozovkách (první a poslední znak hodnoty se rovnají oddělovači textu), jsou importovány jako text.</text:p>
        </text:list-item>
        <text:list-item>
          <text:p text:style-name="P109"><text:span text:style-name="LOEmphasis">Rozpoznat speciální čísla</text:span> - pokud je zaškrtnuta tato možnost, Calc bude automaticky rozpoznávat formát čísel, včetně speciálních formátů, jako jsou datum, čas a vědecká notace. Zvolený jazyk také ovlivňuje, jak jsou detekována speciální čísla, protože v různých jazycích a regionech se pro ně používají různé zvyklosti.</text:p>
          <text:p text:style-name="P109">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vybraném jazyku.</text:p>
        </text:list-item>
      </text:list>
      <text:list xml:id="list134513763583724" text:continue-list="list134512332311135" text:style-name="List_20_1">
        <text:list-item>
          <text:p text:style-name="P80"><text:span text:style-name="LOStrongEmphasis">Pole</text:span> – zobrazuje, jak budou data vypadat po rozdělení do sloupců.</text:p>
        </text:list-item>
      </text:list>
      <text:list xml:id="list134513934337420" text:continue-list="list134514049533953" text:style-name="List_20_2">
        <text:list-item>
          <text:p text:style-name="P109"><text:span text:style-name="LOEmphasis">Typ sloupce</text:span> – vybereme sloupec v okně náhledu a typ dat, který se má u importovaného sloupce použít.</text:p>
        </text:list-item>
        <text:list-item>
          <text:p text:style-name="P109"><text:span text:style-name="LOEmphasis">Standardní </text:span>– Calc sám určí typ dat.</text:p>
        </text:list-item>
        <text:list-item>
          <text:p text:style-name="P109"><text:span text:style-name="LOEmphasis">Text</text:span> – importovaná data budou považována za text.</text:p>
        </text:list-item>
        <text:list-item>
          <text:p text:style-name="P109"> <text:span text:style-name="LOEmphasis">Anglicky (USA)</text:span> – budou vyhledána a importována čísla formátovaná v americké angličtině, bez ohledu na jazyk systému. Formát čísel nebude použit. Pokud nebudou dostupné žádné anglické položky, použije se formát <text:span text:style-name="LOEmphasis">Standardní</text:span>.</text:p>
        </text:list-item>
        <text:list-item>
          <text:p text:style-name="P109"><text:span text:style-name="LOEmphasis">Skrýt</text:span> – data z vybraného sloupce nebudou importována.</text:p>
        </text:list-item>
      </text:list>
      <text:h text:style-name="P115" text:outline-level="1"><text:bookmark-start text:name="__RefHeading__30391_1380607024"/><text:soft-page-break/><text:alphabetical-index-mark text:string-value="ukládání" text:key1="sešity"/><text:alphabetical-index-mark text:string-value="způsoby" text:key1="ukládání sešitů"/>Ukládání sešitů<text:bookmark-end text:name="__RefHeading__30391_1380607024"/></text:h>
      <text:p text:style-name="P52">Více Informací o ukládání souborů, jak automatickém, tak ručním, se nachází v <text:span text:style-name="LOEmphasis">kapitole 1 Úvod do LibreOffice</text:span>. Calc can also save spreadsheets in a range of formats and also export spreadsheets to PDF, HTML, XHTML file formats and JPEG and PNG images formats; see the <text:span text:style-name="LOEmphasis">Calc Guide Chapter 6 Printing, Exporting, and E-mailing</text:span> for more information.</text:p>
      <text:h text:style-name="P91"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37">Pokud si potřebujeme vyměňovat soubory s uživateli, kteří nejsou schopni přijímat soubory sešitu ve formátu Open Document (ODF) (<text:span text:style-name="LOComputerCode">*.ods</text:span>), jenž Calc používá jako výchozí, můžeme sešit uložit v jiném formátu.</text:p>
      <text:list xml:id="list134514152639101" text:continue-list="list566270602" text:style-name="Numbering_20_1">
        <text:list-item text:start-value="1">
          <text:p text:style-name="Numbering_20_1">Uložíme sešit do souborového formátu Calc (<text:span text:style-name="LOComputerCode">*.ods</text:span>).</text:p>
        </text:list-item>
        <text:list-item>
          <text:p text:style-name="P135">Select <text:span text:style-name="LOMenuPath">File &gt; Save As</text:span> on the Menu bar to open the <text:span text:style-name="LOMenuPath">Save As</text:span> dialog (Figure <text:sequence-ref text:reference-format="value" text:ref-name="refFigure4">5</text:sequence-ref>).</text:p>
        </text:list-item>
        <text:list-item>
          <text:p text:style-name="P135">Do pole <text:span text:style-name="LOMenuPath">Název souboru</text:span> můžeme zadat nový název souboru.</text:p>
        </text:list-item>
        <text:list-item>
          <text:p text:style-name="P133">In the <text:span text:style-name="LOMenuPath">File type</text:span> drop-down menu, select the type of spreadsheet format you want to use.</text:p>
        </text:list-item>
        <text:list-item>
          <text:p text:style-name="P133">Pokud vybereme <text:span text:style-name="LOMenuPath">Automatická přípona názvu souborů</text:span>, k názvu souboru se přidá správná přípona souboru pro zvolený formát sešitu.</text:p>
        </text:list-item>
        <text:list-item>
          <text:p text:style-name="P133">Klepneme na tlačítko <text:span text:style-name="LOMenuPath">Uložit</text:span>.</text:p>
        </text:list-item>
      </text:list>
      <text:p text:style-name="Figure"><draw:frame draw:style-name="fr4" draw:name="Frame6" text:anchor-type="as-char" svg:width="10.927cm" draw:z-index="16"><draw:text-box fo:min-height="8.98cm"><text:p text:style-name="Caption"><draw:frame draw:style-name="fr13" draw:name="Image12" text:anchor-type="paragraph" svg:width="10.927cm" style:rel-width="100%" svg:height="8.98cm" style:rel-height="scale" draw:z-index="31"><draw:image xlink:href="Pictures/100002010000029C0000022529A7470D024A95B9.png" xlink:type="simple" xlink:show="embed" xlink:actuate="onLoad" loext:mime-type="image/png"/></draw:frame><text:span text:style-name="T10"><text:line-break/></text:span>Figure <text:sequence text:ref-name="refFigure4" text:name="Figure" text:formula="ooow:Figure+1" style:num-format="1">5</text:sequence>: Save As dialog</text:p></draw:text-box></draw:frame></text:p>
      <text:list xml:id="list134513405076229" text:continue-numbering="true" text:style-name="Numbering_20_1">
        <text:list-item>
          <text:p text:style-name="P133">When saving in a non default file format, the <text:span text:style-name="LOMenuPath">Confirm File Format</text:span> dialog opens (Figure <text:sequence-ref text:reference-format="value" text:ref-name="refFigure5">6</text:sequence-ref>). Click <text:span text:style-name="LOMenuPath">Use [xxx] Format</text:span> to continue saving in your selected spreadsheet format or click <text:span text:style-name="LOMenuPath">Use ODF Format</text:span> to save the spreadsheet in Calc ODS format.</text:p>
        </text:list-item>
      </text:list>
      <text:p text:style-name="Figure"><draw:frame draw:style-name="fr4" draw:name="Frame7" text:anchor-type="as-char" svg:width="7.865cm" draw:z-index="32"><draw:text-box fo:min-height="2.937cm"><text:p text:style-name="Caption"><draw:frame draw:style-name="fr13" draw:name="Image13" text:anchor-type="paragraph" svg:width="7.865cm" style:rel-width="100%" svg:height="2.937cm" style:rel-height="scale" draw:z-index="34"><draw:image xlink:href="Pictures/1000020100000258000000E02BD2974DEF20B733.png" xlink:type="simple" xlink:show="embed" xlink:actuate="onLoad" loext:mime-type="image/png"/></draw:frame><text:span text:style-name="T10"><text:line-break/></text:span>Figure <text:sequence text:ref-name="refFigure5" text:name="Figure" text:formula="ooow:Figure+1" style:num-format="1">6</text:sequence>: File Format dialog</text:p></draw:text-box></draw:frame></text:p>
      <text:list xml:id="list134513834178471" text:continue-numbering="true" text:style-name="Numbering_20_1">
        <text:list-item>
          <text:p text:style-name="P133"><text:soft-page-break/>If you select <text:span text:style-name="LOMenuPath">Text CSV</text:span> format (<text:span text:style-name="LOComputerCode">*.csv</text:span>) for your spreadsheet, the <text:span text:style-name="LOMenuPath">Export Text File</text:span> dialog (Figure <text:sequence-ref text:reference-format="value" text:ref-name="refFigure6">7</text:sequence-ref>) may open. Zde můžeme vybrat znakovou sadu, oddělovač pole, oddělovač textu, a tak dále, které mají být použity pro soubor CSV.</text:p>
        </text:list-item>
      </text:list>
      <text:p text:style-name="Figure"><draw:frame draw:style-name="fr4" draw:name="Frame8" text:anchor-type="as-char" svg:width="8.259cm" draw:z-index="35"><draw:text-box fo:min-height="6.145cm"><text:p text:style-name="Caption"><draw:frame draw:style-name="fr13" draw:name="Image14" text:anchor-type="paragraph" svg:width="7.738cm" style:rel-width="100%" svg:height="5.302cm" style:rel-height="scale" draw:z-index="37"><draw:image xlink:href="Pictures/10000201000001F600000158F6755DFE955A46FE.png" xlink:type="simple" xlink:show="embed" xlink:actuate="onLoad" loext:mime-type="image/png"/></draw:frame><text:span text:style-name="T10"><text:line-break/></text:span>Figure <text:sequence text:ref-name="refFigure6" text:name="Figure" text:formula="ooow:Figure+1" style:num-format="1">7</text:sequence>: Export Text File dialog for CSV files</text:p></draw:text-box></draw:frame></text:p>
      <text:list xml:id="list1043361647" text:style-name="Heading_20_Tip">
        <text:list-item>
          <text:p text:style-name="P165">Tip</text:p>
        </text:list-item>
      </text:list>
      <text:p text:style-name="P34">Chceme-li, aby Calc ukládal dokumenty ve výchozím nastavení v jiném formátu než výchozím ODF, přejdeme do <text:span text:style-name="LOMenuPath">Nástroje &gt; Možnosti &gt; Načítání/ukládání &gt; Obecné</text:span>. V <text:span text:style-name="LOMenuPath">Výchozí formát souborů</text:span> a<text:span text:style-name="LOMenuPath"> nastavení ODF &gt; Typ dokumentu</text:span> zvolíme <text:span text:style-name="LOMenuPath">Sešit</text:span> a poté u <text:span text:style-name="LOMenuPath">Vždy ukládat jako</text:span> vybereme preferovaný formát souboru.</text:p>
      <text:h text:style-name="Heading_20_2" text:outline-level="2"><text:bookmark-start text:name="__RefHeading___Toc69071_1034716472"/>Exporting contents as image<text:bookmark-end text:name="__RefHeading___Toc69071_1034716472"/></text:h>
      <text:p text:style-name="P26">If you want to send a fragment of your spreadsheet to a colleague, business partner or publish it in the internet, Calc can export a range selection or a selected group of shapes (images) to a PNG or JPG graphics format:</text:p>
      <text:list xml:id="list134513063713455" text:continue-list="list134513834178471" text:style-name="Numbering_20_1">
        <text:list-item text:start-value="1">
          <text:p text:style-name="P136">Select the range or the group of shapes in your spreadsheet.</text:p>
        </text:list-item>
        <text:list-item>
          <text:p text:style-name="P136">Select <text:span text:style-name="LOMenuPath">File – Export...</text:span> to open the Export dialog.</text:p>
        </text:list-item>
        <text:list-item>
          <text:p text:style-name="P136">Enter a name for your image in the <text:span text:style-name="LOStrongEmphasis">File name</text:span> box.</text:p>
        </text:list-item>
        <text:list-item>
          <text:p text:style-name="P136">Select the graphics file format in the <text:span text:style-name="LOStrongEmphasis">Type</text:span> list</text:p>
        </text:list-item>
        <text:list-item>
          <text:p text:style-name="P136">Mark the <text:span text:style-name="LOStrongEmphasis">Selection</text:span> checkbox in the <text:span text:style-name="LOStrongEmphasis">Export</text:span> dialog.</text:p>
        </text:list-item>
        <text:list-item>
          <text:p text:style-name="P136">Click <text:span text:style-name="LOStrongEmphasis">Export...</text:span></text:p>
        </text:list-item>
      </text:list>
      <text:h text:style-name="P115" text:outline-level="1"><text:bookmark-start text:name="__RefHeading__40248_841367368"/><text:alphabetical-index-mark text:string-value="pohyb" text:key1="buňky, v Calcu"/>Pohyb v sešitech<text:bookmark-end text:name="__RefHeading__40248_841367368"/></text:h>
      <text:p text:style-name="P5">Program Calc nabízí mnoho způsobů, jak se v sešitu <text:alphabetical-index-mark text:string-value="pohyb" text:key1="sešity"/>pohybovat z buňky na buňku a z listu na list. Můžeme zvolit ten, který nám nejvíce vyhovuje.</text:p>
      <text:h text:style-name="P91"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134513892770721" text:continue-list="list134513763583724" text:style-name="List_20_1">
        <text:list-item>
          <text:p text:style-name="P80"><text:span text:style-name="LOStrongEmphasis">Pomocí myši</text:span>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P80"><text:reference-mark-start text:name="cell reference"/><text:span text:style-name="LOStrongEmphasis">Using a cell reference</text:span><text:reference-mark-end text:name="cell reference"/> – highlight or delete the existing cell reference in the Name Box on the Formula Bar (Figure <text:sequence-ref text:reference-format="value" text:ref-name="refFigure1">2</text:sequence-ref><text:s/>on page <text:sequence-ref text:reference-format="page" text:ref-name="refFigure1">9</text:sequence-ref>). Type the new cell reference of the cell you want to <text:soft-page-break/>move to and press <text:span text:style-name="LOKeystroke">Enter</text:span> key. V odkazech na buňky se nerozlišuje velikost písmen: například napsané a3 nebo A3 přesune zaměření na buňku A3.</text:p>
        </text:list-item>
        <text:list-item>
          <text:p text:style-name="P80"><text:span text:style-name="LOStrongEmphasis">Using the Navigator</text:span> – press the <text:span text:style-name="LOKeystroke">F5</text:span> key to open the Navigator dialog (Figure <text:sequence-ref text:reference-format="value" text:ref-name="refFigure10">11</text:sequence-ref>) or click the <text:span text:style-name="LOMenuPath">Navigator </text:span>button in the open Sidebar. Type the cell reference into the Column and Row fields and press the <text:span text:style-name="LOKeystroke">Enter</text:span> key.</text:p>
        </text:list-item>
      </text:list>
      <text:p text:style-name="Figure"><draw:frame draw:style-name="fr4" draw:name="Frame9" text:anchor-type="as-char" svg:width="4.653cm" draw:z-index="40"><draw:text-box fo:min-height="5.876cm"><text:p text:style-name="Caption"><draw:frame draw:style-name="fr13" draw:name="Image15" text:anchor-type="paragraph" svg:width="4.653cm" style:rel-width="100%" svg:height="5.876cm" style:rel-height="scale" draw:z-index="41"><draw:image xlink:href="Pictures/10000201000001160000015FE949B1CDB9D9B7FD.png" xlink:type="simple" xlink:show="embed" xlink:actuate="onLoad" loext:mime-type="image/png"/></draw:frame><text:span text:style-name="T10"><text:line-break/></text:span>Figure <text:sequence text:ref-name="refFigure7" text:name="Figure" text:formula="ooow:Figure+1" style:num-format="1">8</text:sequence>: Navigator <text:span text:style-name="T17">in Calc</text:span></text:p></draw:text-box></draw:frame></text:p>
      <text:list xml:id="list134513168912852" text:continue-numbering="true" text:style-name="List_20_1">
        <text:list-item>
          <text:p text:style-name="P80"><text:span text:style-name="LOStrongEmphasis">Pomocí klávesy Enter</text:span> – stisknutí tlačítka <text:span text:style-name="LOKeystroke">Enter</text:span> přesune zaměření buňky ve sloupci dolů na další řádek. Stisknutí <text:span text:style-name="LOKeystroke">Shift+Enter</text:span> přesune zaměření ve sloupci nahoru na předchozí řádek.</text:p>
        </text:list-item>
        <text:list-item>
          <text:p text:style-name="P80"><text:span text:style-name="LOStrongEmphasis">Pomocí klávesy tabulátoru</text:span> – stisknutí klávesy tabulátoru přesune zaměření buňky v řádku doprava do dalšího sloupce. Stisknutí <text:span text:style-name="LOKeystroke">Shift+Tab</text:span> přesune zaměření buňky v řádku doleva do předchozího sloupce.</text:p>
        </text:list-item>
        <text:list-item>
          <text:p text:style-name="P80"><text:span text:style-name="LOStrongEmphasis">Pomocí kláves šipek</text:span> – stisknutí <text:alphabetical-index-mark text:string-value="pohyb v sešitech" text:key1="klávesy šipek"/><text:alphabetical-index-mark text:string-value="pohyb v sešitech" text:key1="klávesové zkratky"/> kláves šipek na klávesnici přesune zaměření buněk ve směru stisknuté šipky.</text:p>
        </text:list-item>
        <text:list-item>
          <text:p text:style-name="P80"><text:span text:style-name="LOStrongEmphasis">Pomocí Home</text:span>, <text:span text:style-name="LOStrongEmphasis">End</text:span>, <text:span text:style-name="LOStrongEmphasis">Page Up</text:span> a <text:span text:style-name="LOStrongEmphasis">Page Down</text:span></text:p>
        </text:list-item>
      </text:list>
      <text:list xml:id="list134513437568196" text:continue-list="list134513934337420" text:style-name="List_20_2">
        <text:list-item>
          <text:p text:style-name="P109"><text:span text:style-name="LOKeystroke">Home</text:span> přesune zaměření buňky na začátek řádku.</text:p>
        </text:list-item>
        <text:list-item>
          <text:p text:style-name="P109"><text:span text:style-name="LOKeystroke">Klávesa End</text:span> aktivuje úplně poslední buňku zprava, která obsahuje na daném řádku údaje.</text:p>
        </text:list-item>
        <text:list-item>
          <text:p text:style-name="P111"><text:span text:style-name="LOKeystroke">Page Down</text:span> přesune zaměření buňky o jednu obrazovku dolů.</text:p>
        </text:list-item>
        <text:list-item>
          <text:p text:style-name="P111"><text:span text:style-name="LOKeystroke">Page Up</text:span> přesune zaměření buňky o jednu obrazovku nahoru.<text:alphabetical-index-mark text:string-value="pohyb" text:key1="listy"/><text:alphabetical-index-mark text:string-value="přechod z listu na list"/></text:p>
        </text:list-item>
      </text:list>
      <text:h text:style-name="P92" text:outline-level="2"><text:bookmark-start text:name="__RefHeading___Toc14984_266939973"/>Pohyb mezi listy<text:bookmark-end text:name="__RefHeading___Toc14984_266939973"/></text:h>
      <text:p text:style-name="P5">Každý list v sešitu je nezávislý na ostatních listech, ačkoli odkazy mohou propojovat jeden list s druhým. Existují tři způsoby, jak se pohybovat mezi listy v sešitě:</text:p>
      <text:list xml:id="list134513692677621" text:continue-list="list134513168912852" text:style-name="List_20_1">
        <text:list-item>
          <text:p text:style-name="P80"><text:span text:style-name="LOStrongEmphasis">Using the Navigator</text:span> – when the Navigator is open (Figure <text:sequence-ref text:reference-format="value" text:ref-name="refFigure10">11</text:sequence-ref>), double-click on any of the listed sheets to select the sheet.</text:p>
        </text:list-item>
        <text:list-item>
          <text:p text:style-name="P80"><text:span text:style-name="LOStrongEmphasis">Pomocí klávesnice</text:span> – stisknutím kombinace kláves <text:span text:style-name="LOKeystroke">Ctrl+Page Down</text:span> se přesuneme o jeden list doprava, pomocí <text:span text:style-name="LOKeystroke">Ctrl+Page Up</text:span> se přesuneme o jeden list doleva.</text:p>
        </text:list-item>
        <text:list-item>
          <text:p text:style-name="P80"><text:span text:style-name="LOStrongEmphasis">Pomocí myši</text:span> – klepnutím na některou z karet listu v dolní části sešitu tento list vybereme.</text:p>
        </text:list-item>
      </text:list>
      <text:p text:style-name="P37">If your spreadsheet contains a lot of sheets, then some of the sheet tabs may be hidden. Je-li tomu tak:</text:p>
      <text:list xml:id="list134512970242255" text:continue-numbering="true" text:style-name="List_20_1">
        <text:list-item>
          <text:p text:style-name="P85">Using the four buttons to the left of the sheet tabs can move the tabs into view (Figure <text:sequence-ref text:reference-format="value" text:ref-name="refFigure8">9</text:sequence-ref>).</text:p>
        </text:list-item>
        <text:list-item>
          <text:p text:style-name="P80">Right-clicking on any of the arrows opens a context menu where you can select a sheet (see Figure <text:sequence-ref text:reference-format="value" text:ref-name="refFigure9">10</text:sequence-ref>).</text:p>
        </text:list-item>
      </text:list>
      <text:list xml:id="list134512495781395" text:continue-list="list134513136058962" text:style-name="Heading_20_Note">
        <text:list-item>
          <text:p text:style-name="P161"><text:soft-page-break/>Poznámka</text:p>
        </text:list-item>
      </text:list>
      <text:p text:style-name="Text_20_Note">Když do sešitu vložíme nový list, Calc automaticky k jeho pojmenování použije další číslo v pořadí. V závislosti na tom, jaký list je otevřený, když vkládáme nový list a jakou metodu vložení používáme, nemusí mít nový list správnou numerickou pozici. Listy v sešitě se doporučuje přejmenovat tak, aby byly snadněji rozpoznatelné.</text:p>
      <text:p text:style-name="Figure"><draw:frame draw:style-name="fr1" draw:name="Frame156" text:anchor-type="as-char" svg:width="11.603cm" draw:z-index="17"><draw:text-box fo:min-height="4.159cm"><text:p text:style-name="Caption"><draw:frame draw:style-name="fr9" draw:name="Image284" text:anchor-type="paragraph" svg:width="11.603cm" svg:height="3.655cm" draw:z-index="18"><draw:image xlink:href="Pictures/10000201000002A4000000D5A630F07FE3E05C0A.png" xlink:type="simple" xlink:show="embed" xlink:actuate="onLoad" loext:mime-type="image/png"/></draw:frame>Figure <text:sequence text:ref-name="refFigure8" text:name="Figure" text:formula="ooow:Figure+1" style:num-format="1">9</text:sequence>: Navigating sheet tabs</text:p></draw:text-box></draw:frame></text:p>
      <text:p text:style-name="P30"><draw:frame draw:style-name="fr3" draw:name="Frame334" text:anchor-type="as-char" svg:width="7.163cm" draw:z-index="19"><draw:text-box fo:min-height="5.151cm"><text:p text:style-name="Caption"><draw:frame draw:style-name="fr14" draw:name="Image285" text:anchor-type="paragraph" svg:width="6.999cm" svg:height="4.673cm" draw:z-index="20"><draw:image xlink:href="Pictures/100002010000010F000000B6BBD411269C177FA4.png" xlink:type="simple" xlink:show="embed" xlink:actuate="onLoad" loext:mime-type="image/png"/></draw:frame>Figure <text:sequence text:ref-name="refFigure9" text:name="Figure" text:formula="ooow:Figure+1" style:num-format="1">10</text:sequence>: Right-click any arrow button</text:p></draw:text-box></draw:frame></text:p>
      <text:h text:style-name="P91" text:outline-level="2"><text:bookmark-start text:name="__RefHeading__30395_1380607024"/>Pohyb pomocí klávesnice<text:bookmark-end text:name="__RefHeading__30395_1380607024"/></text:h>
      <text:p text:style-name="P5">Pohyb v  sešitu s  pomocí klávesnice, a to stisknutím klávesy nebo kombinace kláves. Kombinací kláves je myšleno stisknutí více než jedné klávesy najednou. Table <text:sequence-ref text:reference-format="value" text:ref-name="refFigure0">1</text:sequence-ref><text:s/>lists the keys and key combinations you can use for spreadsheet navigation in Calc.</text:p>
      <text:p text:style-name="P49">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53">Klávesová zkratka</text:p>
          </table:table-cell>
          <table:table-cell table:style-name="Table38.A1" office:value-type="string">
            <text:p text:style-name="P53">Pohyb mezi buňkami</text:p>
          </table:table-cell>
        </table:table-row>
        <table:table-row table:style-name="Table38.2">
          <table:table-cell table:style-name="Table38.A2" office:value-type="string">
            <text:p text:style-name="P47"><text:span text:style-name="LOKeystroke">→</text:span></text:p>
          </table:table-cell>
          <table:table-cell table:style-name="Table38.B2" office:value-type="string">
            <text:p text:style-name="P47">Přesune zaměření buňky o jednu buňku doprava.</text:p>
          </table:table-cell>
        </table:table-row>
        <table:table-row table:style-name="Table38.3">
          <table:table-cell table:style-name="Table38.A3" office:value-type="string">
            <text:p text:style-name="P47"><text:span text:style-name="LOKeystroke">←</text:span></text:p>
          </table:table-cell>
          <table:table-cell table:style-name="Table38.B3" office:value-type="string">
            <text:p text:style-name="P47">Přesune zaměření buňky o jednu buňku doleva.</text:p>
          </table:table-cell>
        </table:table-row>
        <table:table-row table:style-name="Table38.2">
          <table:table-cell table:style-name="Table38.A4" office:value-type="string">
            <text:p text:style-name="P47"><text:span text:style-name="LOKeystroke">↑</text:span></text:p>
          </table:table-cell>
          <table:table-cell table:style-name="Table38.B2" office:value-type="string">
            <text:p text:style-name="P47">Přesune zaměření buňky o jednu buňku nahoru.</text:p>
          </table:table-cell>
        </table:table-row>
        <table:table-row table:style-name="Table38.3">
          <table:table-cell table:style-name="Table38.A5" office:value-type="string">
            <text:p text:style-name="P47"><text:span text:style-name="LOKeystroke">↓</text:span></text:p>
          </table:table-cell>
          <table:table-cell table:style-name="Table38.B5" office:value-type="string">
            <text:p text:style-name="P47">Přesune zaměření buňky o jednu buňku dolů.</text:p>
          </table:table-cell>
        </table:table-row>
        <table:table-row table:style-name="Table38.2">
          <table:table-cell table:style-name="Table38.A6" office:value-type="string">
            <text:p text:style-name="P47"><text:span text:style-name="LOKeystroke">Ctrl+→</text:span></text:p>
          </table:table-cell>
          <table:table-cell table:style-name="Table38.B2" office:value-type="string">
            <text:p text:style-name="P47">Pokud je výchozí zaměřená buňka prázdná, přesune zaměření doprava do prvního sloupce, který obsahuje v daném řádku data.</text:p>
            <text:p text:style-name="P47">Pokud výchozí zaměřená buňka obsahuje data, přesune zaměření doprava do posledního sloupce v daném řádku a v téže oblasti buněk.</text:p>
            <text:p text:style-name="P47">Pokud žádné další buňky vpravo neobsahují data, přesune v sešitu zaměření buňky do posledního sloupce vpravo.</text:p>
          </table:table-cell>
        </table:table-row>
        <text:soft-page-break/>
        <table:table-row table:style-name="Table38.3">
          <table:table-cell table:style-name="Table38.A7" office:value-type="string">
            <text:p text:style-name="P47"><text:span text:style-name="LOKeystroke">Ctrl+←</text:span></text:p>
          </table:table-cell>
          <table:table-cell table:style-name="Table38.B7" office:value-type="string">
            <text:p text:style-name="P47">Pokud je výchozí zaměřená buňka prázdná, přesune zaměření doleva do prvního sloupce, který obsahuje v daném řádku data.</text:p>
            <text:p text:style-name="P47">Pokud výchozí zaměřená buňka obsahuje data, přesune zaměření doleva do prvního sloupce v daném řádku a v téže oblasti buněk.</text:p>
            <text:p text:style-name="P47">Pokud žádné další buňky vlevo neobsahují data, přesune zaměření buňky do prvního sloupce vlevo.</text:p>
          </table:table-cell>
        </table:table-row>
        <table:table-row table:style-name="Table38.2">
          <table:table-cell table:style-name="Table38.A8" office:value-type="string">
            <text:p text:style-name="P47"><text:span text:style-name="LOKeystroke">Ctrl+↑</text:span></text:p>
          </table:table-cell>
          <table:table-cell table:style-name="Table38.B2" office:value-type="string">
            <text:p text:style-name="P47">Přesune zaměření z prázdné buňky na první buňku nahoře, která ve stejném sloupci obsahuje data.</text:p>
            <text:p text:style-name="P47">Pokud zaměřená buňka obsahuje data, přesune zaměření buňky na první řádek v téže oblasti.</text:p>
            <text:p text:style-name="P47">Přesune zaměření z poslední buňky obsahující data na buňku v prvním řádku stejného sloupce sešitu.</text:p>
          </table:table-cell>
        </table:table-row>
        <table:table-row table:style-name="Table38.3">
          <table:table-cell table:style-name="Table38.A9" office:value-type="string">
            <text:p text:style-name="P47"><text:span text:style-name="LOKeystroke">Ctrl+↓</text:span></text:p>
          </table:table-cell>
          <table:table-cell table:style-name="Table38.B9" office:value-type="string">
            <text:p text:style-name="P47">Přesune zaměření z prázdné buňky na první buňku dole, která ve stejném sloupci obsahuje data.</text:p>
            <text:p text:style-name="P47">Pokud zaměřená buňka obsahuje data, přesune zaměření buňky na poslední řádek v téže oblasti.</text:p>
            <text:p text:style-name="P47">Přesune zaměření z poslední buňky obsahující data na buňku ve stejném sloupci a v prvním řádku sešitu.</text:p>
          </table:table-cell>
        </table:table-row>
        <table:table-row table:style-name="Table38.2">
          <table:table-cell table:style-name="Table38.A10" office:value-type="string">
            <text:p text:style-name="P47"><text:span text:style-name="LOKeystroke">Ctrl+Home</text:span></text:p>
          </table:table-cell>
          <table:table-cell table:style-name="Table38.B2" office:value-type="string">
            <text:p text:style-name="P47">Přesune zaměření buňky z libovolného místa sešitu na buňku A1 na stejném listu.</text:p>
          </table:table-cell>
        </table:table-row>
        <table:table-row table:style-name="Table38.3">
          <table:table-cell table:style-name="Table38.A11" office:value-type="string">
            <text:p text:style-name="P47"><text:span text:style-name="LOKeystroke">Ctrl+End</text:span></text:p>
          </table:table-cell>
          <table:table-cell table:style-name="Table38.B11" office:value-type="string">
            <text:p text:style-name="P47">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47"><text:span text:style-name="LOKeystroke">Alt+Page Down</text:span></text:p>
          </table:table-cell>
          <table:table-cell table:style-name="Table38.B2" office:value-type="string">
            <text:p text:style-name="P47">Přesune zaměření buňky o jednu obrazovku doprava (pokud je to možné).</text:p>
          </table:table-cell>
        </table:table-row>
        <table:table-row table:style-name="Table38.3">
          <table:table-cell table:style-name="Table38.A13" office:value-type="string">
            <text:p text:style-name="P47"><text:span text:style-name="LOKeystroke">Alt+Page Up</text:span></text:p>
          </table:table-cell>
          <table:table-cell table:style-name="Table38.B13" office:value-type="string">
            <text:p text:style-name="P47">Přesune zaměření buňky o jednu obrazovku doleva (pokud je to možné).</text:p>
          </table:table-cell>
        </table:table-row>
        <table:table-row table:style-name="Table38.2">
          <table:table-cell table:style-name="Table38.A14" office:value-type="string">
            <text:p text:style-name="P47"><text:span text:style-name="LOKeystroke">Ctrl+Page Down</text:span></text:p>
          </table:table-cell>
          <table:table-cell table:style-name="Table38.B2" office:value-type="string">
            <text:p text:style-name="P45">Přesune zaměření na naposledy aktivovanou buňku v následujícím listu vpravo, pokud má sešit více než jeden list.</text:p>
          </table:table-cell>
        </table:table-row>
        <table:table-row table:style-name="Table38.3">
          <table:table-cell table:style-name="Table38.A15" office:value-type="string">
            <text:p text:style-name="P47"><text:span text:style-name="LOKeystroke">Ctrl+Page Up</text:span></text:p>
          </table:table-cell>
          <table:table-cell table:style-name="Table38.B15" office:value-type="string">
            <text:p text:style-name="P46">Přesune zaměření na naposledy aktivovanou buňku v předešlém listu vlevo, pokud má sešit více než jeden list.</text:p>
          </table:table-cell>
        </table:table-row>
        <table:table-row table:style-name="Table38.2">
          <table:table-cell table:style-name="Table38.A16" office:value-type="string">
            <text:p text:style-name="P47"><text:span text:style-name="LOKeystroke">Tabulátor</text:span></text:p>
          </table:table-cell>
          <table:table-cell table:style-name="Table38.B2" office:value-type="string">
            <text:p text:style-name="P47">Přesune zaměření buňky na další buňku vpravo.</text:p>
          </table:table-cell>
        </table:table-row>
        <table:table-row table:style-name="Table38.3">
          <table:table-cell table:style-name="Table38.A17" office:value-type="string">
            <text:p text:style-name="P47"><text:span text:style-name="LOKeystroke">Shift+Tabulátor</text:span></text:p>
          </table:table-cell>
          <table:table-cell table:style-name="Table38.B17" office:value-type="string">
            <text:p text:style-name="P47">Přesune zaměření buňky na další buňku vlevo.</text:p>
          </table:table-cell>
        </table:table-row>
        <table:table-row table:style-name="Table38.2">
          <table:table-cell table:style-name="Table38.A18" office:value-type="string">
            <text:p text:style-name="P47"><text:span text:style-name="LOKeystroke">Enter</text:span></text:p>
          </table:table-cell>
          <table:table-cell table:style-name="Table38.B2" office:value-type="string">
            <text:p text:style-name="P47">Přesune zaměření o jednu buňku dolů (není-li změněno uživatelem). Viz následující téma.</text:p>
          </table:table-cell>
        </table:table-row>
        <table:table-row table:style-name="Table38.3">
          <table:table-cell table:style-name="Table38.A19" office:value-type="string">
            <text:p text:style-name="P47"><text:span text:style-name="LOKeystroke">Shift+Enter</text:span></text:p>
          </table:table-cell>
          <table:table-cell table:style-name="Table38.B19" office:value-type="string">
            <text:p text:style-name="P47">Přesune zaměření o jednu buňku nahoru (není-li změněno uživatelem).</text:p>
          </table:table-cell>
        </table:table-row>
      </table:table>
      <text:h text:style-name="P91"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5">Směr, kterým klávesa <text:span text:style-name="LOKeystroke">Enter</text:span> přesune zaměření buňky, můžeme přizpůsobit tím, že zvolíme <text:span text:style-name="LOMenuPath"> Nástroje &gt; Možnosti &gt; LibreOffice Calc &gt; Obecné</text:span>. Z rozbalovacího seznamu vybereme směr, kterým se zaměření buňky přesune. Nastavení jiného směru může být užitečné v závislosti na použitém souboru nebo typu vkládaných dat. Klávesu <text:span text:style-name="LOKeystroke">Enter</text:span> můžeme také použít na přepínání režimu úprav. Use the first two options under <text:span text:style-name="LOEmphasis">Input settings</text:span> in Figure <text:sequence-ref text:reference-format="value" text:ref-name="refFigure10">11</text:sequence-ref><text:s/>to change the <text:span text:style-name="LOKeystroke">Enter</text:span> key settings.</text:p>
      <text:p text:style-name="Figure"><draw:frame draw:style-name="fr4" draw:name="Frame10" text:anchor-type="as-char" svg:width="7.766cm" draw:z-index="42"><draw:text-box fo:min-height="4.376cm"><text:p text:style-name="Caption"><draw:frame draw:style-name="fr13" draw:name="Image16" text:anchor-type="paragraph" svg:width="7.766cm" style:rel-width="100%" svg:height="4.376cm" style:rel-height="scale" draw:z-index="44"><draw:image xlink:href="Pictures/10000000000002010000012143E7F60094114AFE.png" xlink:type="simple" xlink:show="embed" xlink:actuate="onLoad" loext:mime-type="image/png"/></draw:frame><text:span text:style-name="T10"><text:line-break/></text:span>Figure <text:sequence text:ref-name="refFigure10" text:name="Figure" text:formula="ooow:Figure+1" style:num-format="1">11</text:sequence>: Customizing the Enter key</text:p></draw:text-box></draw:frame></text:p>
      <text:h text:style-name="P115" text:outline-level="1"><text:bookmark-start text:name="__RefHeading__30397_1380607024"/><text:soft-page-break/>Výběr položek v sešitu<text:bookmark-end text:name="__RefHeading__30397_1380607024"/></text:h>
      <text:h text:style-name="P91"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h text:style-name="P128" text:outline-level="3"><text:bookmark-start text:name="__RefHeading__30399_1380607024"/>Jedna buňka<text:bookmark-end text:name="__RefHeading__30399_1380607024"/></text:h>
      <text:p text:style-name="P5">Klepneme levým tlačítkem na buňku. You can verify your selection by looking in the Name Box on the Formula Bar (Figure <text:sequence-ref text:reference-format="value" text:ref-name="refFigure1">2</text:sequence-ref><text:s/>on page <text:sequence-ref text:reference-format="page" text:ref-name="refFigure1">9</text:sequence-ref>).</text:p>
      <text:h text:style-name="P128" text:outline-level="3"><text:bookmark-start text:name="__RefHeading__30401_1380607024"/>Souvislá oblast buněk<text:bookmark-end text:name="__RefHeading__30401_1380607024"/></text:h>
      <text:p text:style-name="P5"><text:alphabetical-index-mark text:string-value="oblast" text:key1="buňky"/>Oblast buněk lze vybrat pomocí klávesnice nebo myši.</text:p>
      <text:p text:style-name="P37">Chceme-li vybrat oblast buněk tažením kurzoru myši:</text:p>
      <text:list xml:id="list37658197" text:style-name="Numbering_20_1">
        <text:list-item>
          <text:p text:style-name="P133">Klepneme na buňku.</text:p>
        </text:list-item>
        <text:list-item>
          <text:p text:style-name="P133">Stiskneme a podržíme levé tlačítko myši.</text:p>
        </text:list-item>
        <text:list-item>
          <text:p text:style-name="P133">Přesuneme ukazatel myši po obrazovce.</text:p>
        </text:list-item>
        <text:list-item>
          <text:p text:style-name="P152">Jakmile je zvýrazněna požadovaná oblast buněk, uvolníme levé tlačítko myši.</text:p>
        </text:list-item>
      </text:list>
      <text:p text:style-name="P37">Chceme-li vybrat oblast buněk bez tažení myší:</text:p>
      <text:list xml:id="list972667052" text:style-name="Numbering_20_1">
        <text:list-item text:start-value="1">
          <text:p text:style-name="P133">Klepneme do buňky, která má být jedním z rohů oblasti buněk.</text:p>
        </text:list-item>
        <text:list-item>
          <text:p text:style-name="P133">Přesuneme ukazatel myši do protějšího rohu oblasti buněk.</text:p>
        </text:list-item>
        <text:list-item>
          <text:p text:style-name="P133">Podržíme klávesu <text:span text:style-name="LOKeystroke">Shift</text:span> a klepneme.</text:p>
        </text:list-item>
      </text:list>
      <text:list xml:id="list134513857982006" text:continue-list="list1043361647" text:style-name="Heading_20_Tip">
        <text:list-item>
          <text:p text:style-name="P165">Tip</text:p>
        </text:list-item>
      </text:list>
      <text:p text:style-name="Text_20_Note">You can also select a contiguous range of cells by first clicking in the <text:span text:style-name="LOMenuPath">Selection mode</text:span> field on the Status Bar (Figure <text:sequence-ref text:reference-format="value" text:ref-name="refFigure2">3</text:sequence-ref><text:s/>on page <text:sequence-ref text:reference-format="page" text:ref-name="refFigure2">10</text:sequence-ref>) and selecting <text:span text:style-name="LOMenuPath">Extending selection</text:span> before clicking in the opposite corner of the range of cells. Make sure to change back to <text:span text:style-name="LOMenuPath">Standard selection</text:span> or you may extend a cell selection unintentionally.</text:p>
      <text:p text:style-name="P37">Chceme-li vybrat oblast buněk bez použití myši:</text:p>
      <text:list xml:id="list927523349" text:style-name="Numbering_20_1">
        <text:list-item text:start-value="1">
          <text:p text:style-name="P133">Vybereme buňku, která bude jedním z rohů oblasti buněk.</text:p>
        </text:list-item>
        <text:list-item>
          <text:p text:style-name="P133">Podržíme klávesu <text:span text:style-name="LOKeystroke">Shift</text:span> a pomocí kurzorových šipek vybereme zbytek oblasti.</text:p>
        </text:list-item>
      </text:list>
      <text:list xml:id="list134513448847867" text:continue-list="list134513857982006" text:style-name="Heading_20_Tip">
        <text:list-item>
          <text:p text:style-name="P165">Tip</text:p>
        </text:list-item>
      </text:list>
      <text:p text:style-name="P34">Oblast buněk můžeme také vybrat pomocí pole názvu. Click into the Name Box on the Formula Bar (Figure <text:sequence-ref text:reference-format="value" text:ref-name="refFigure1">2</text:sequence-ref><text:s/>on page <text:sequence-ref text:reference-format="page" text:ref-name="refFigure1">9</text:sequence-ref>). Oblast vybereme tím, že zadáme odkaz na levou horní buňku následovaný dvojtečkou (:) a odkazem na pravou dolní buňku. For example, to select the range that would go from A3 to C6, you would enter <text:span text:style-name="LOKeystroke">A3:C6</text:span>.</text:p>
      <text:h text:style-name="P128" text:outline-level="3"><text:bookmark-start text:name="__RefHeading__30403_1380607024"/>Nesouvislá oblast buněk<text:bookmark-end text:name="__RefHeading__30403_1380607024"/></text:h>
      <text:list xml:id="list134514117079835" text:continue-list="list134513063713455" text:style-name="Numbering_20_1">
        <text:list-item text:start-value="1">
          <text:p text:style-name="P133">Vybereme buňku nebo oblast buněk pomocí jedné z výše uvedených metod.</text:p>
        </text:list-item>
        <text:list-item>
          <text:p text:style-name="P133">Přesuneme ukazatel myši na začátek následující oblasti nebo jediné buňky.</text:p>
        </text:list-item>
        <text:list-item>
          <text:p text:style-name="P133">Podržíme klávesu <text:span text:style-name="LOKeystroke">Ctrl</text:span> a klepnutím nebo přetažením vybereme jinou oblast buněk, kterou chceme přidat k první oblasti.</text:p>
        </text:list-item>
        <text:list-item>
          <text:p text:style-name="P137">Opakujeme podle potřeby.</text:p>
        </text:list-item>
      </text:list>
      <text:list xml:id="list134513509808428" text:continue-list="list134512495781395" text:style-name="Heading_20_Note">
        <text:list-item>
          <text:p text:style-name="P159"><text:soft-page-break/>Poznámka:</text:p>
        </text:list-item>
      </text:list>
      <text:p text:style-name="Text_20_Note">Some Calc operations cannot be used with non-contiguous cells. For example, you cannot copy a non-contiguous range.</text:p>
      <text:h text:style-name="P92" text:outline-level="2"><text:bookmark-start text:name="__RefHeading___Toc14986_266939973"/>Výběr<text:alphabetical-index-mark text:string-value="výběr" text:key1="řádky, v Calcu"/> sloupců a řádků<text:bookmark-end text:name="__RefHeading___Toc14986_266939973"/></text:h>
      <text:h text:style-name="P128" text:outline-level="3"><text:bookmark-start text:name="__RefHeading__30405_1380607024"/>Jediný sloupec nebo řádek<text:bookmark-end text:name="__RefHeading__30405_1380607024"/></text:h>
      <text:p text:style-name="P5">To select a single column, click on the column header (Figure <text:sequence-ref text:reference-format="value" text:ref-name="refFigure0">1</text:sequence-ref><text:s/>on page <text:sequence-ref text:reference-format="page" text:ref-name="refFigure0">8</text:sequence-ref>).</text:p>
      <text:p text:style-name="P5">Chceme-li vybrat jediný řádek, klepneme na záhlaví řádku.</text:p>
      <text:h text:style-name="P128" text:outline-level="3"><text:bookmark-start text:name="__RefHeading__30407_1380607024"/>Více sloupců nebo řádků<text:bookmark-end text:name="__RefHeading__30407_1380607024"/></text:h>
      <text:p text:style-name="P37">Chceme-li vybrat více sloupců nebo řádků, které jsou souvisle vedle sebe:</text:p>
      <text:list xml:id="list687662039" text:style-name="Numbering_20_1">
        <text:list-item>
          <text:p text:style-name="P133">Klepneme na první sloupec nebo řádek ve skupině.</text:p>
        </text:list-item>
        <text:list-item>
          <text:p text:style-name="P133">Podržíme klávesu <text:span text:style-name="LOKeystroke">Shift</text:span>.</text:p>
        </text:list-item>
        <text:list-item>
          <text:p text:style-name="P133">Klepneme na poslední sloupec nebo řádek ve skupině.</text:p>
        </text:list-item>
      </text:list>
      <text:p text:style-name="P37">Chceme-li vybrat více sloupců nebo řádků, které nejsou souvisle vedle sebe:</text:p>
      <text:list xml:id="list134513175308697" text:continue-list="list687662039" text:style-name="Numbering_20_1">
        <text:list-item text:start-value="1">
          <text:p text:style-name="P133">Klepneme na první sloupec nebo řádek ve skupině.</text:p>
        </text:list-item>
        <text:list-item>
          <text:p text:style-name="P133">Podržíme klávesu <text:span text:style-name="LOKeystroke">Ctrl</text:span>.</text:p>
        </text:list-item>
        <text:list-item>
          <text:p text:style-name="P133">Klepneme na všechny další sloupce nebo řádky, zatímco držíme klávesu <text:span text:style-name="LOKeystroke">Ctrl</text:span>.</text:p>
        </text:list-item>
      </text:list>
      <text:h text:style-name="P128" text:outline-level="3"><text:bookmark-start text:name="__RefHeading__30409_1380607024"/>Celý list<text:bookmark-end text:name="__RefHeading__30409_1380607024"/></text:h>
      <text:p text:style-name="P5">To select the entire sheet, click on the corner box between the column header A and the row header 1 (Figure <text:sequence-ref text:reference-format="value" text:ref-name="refFigure11">12</text:sequence-ref>), or use the key combination <text:span text:style-name="LOKeystroke">Ctrl+A</text:span> to select the entire sheet, or go to <text:span text:style-name="LOMenuPath">Edit</text:span> on the Menu bar and select <text:span text:style-name="LOMenuPath">Select All</text:span>.</text:p>
      <text:p text:style-name="P30"><draw:line text:anchor-type="paragraph" draw:z-index="2" draw:style-name="gr1" draw:text-style-name="P166" svg:x1="3.552cm" svg:y1="0.3cm" svg:x2="6.013cm" svg:y2="0.3cm"><text:p/></draw:line><draw:frame draw:style-name="fr1" draw:name="Frame65" text:anchor-type="as-char" svg:width="6.001cm" draw:z-index="21"><draw:text-box fo:min-height="3.3cm"><text:p text:style-name="Caption"><draw:frame draw:style-name="fr9" draw:name="Image286" text:anchor-type="paragraph" svg:width="6.001cm" svg:height="2.632cm" draw:z-index="22"><draw:image xlink:href="Pictures/10000000000000C80000005B55FF446DEB32A8D2.png" xlink:type="simple" xlink:show="embed" xlink:actuate="onLoad" loext:mime-type="image/png"/></draw:frame>Figure <text:sequence text:ref-name="refFigure11" text:name="Figure" text:formula="ooow:Figure+1" style:num-format="1">12</text:sequence>: Select All box</text:p></draw:text-box></draw:frame></text:p>
      <text:h text:style-name="P91"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h text:style-name="P128" text:outline-level="3"><text:bookmark-start text:name="__RefHeading__30413_1380607024"/>Jeden list<text:bookmark-end text:name="__RefHeading__30413_1380607024"/></text:h>
      <text:p text:style-name="P5">Klepneme na kartu listu, který chcete vybrat. Karta vybraného listu zbělá (ve výchozím nastavení Calcu).</text:p>
      <text:h text:style-name="P128" text:outline-level="3"><text:bookmark-start text:name="__RefHeading__30415_1380607024"/>Několik sousedících listů<text:bookmark-end text:name="__RefHeading__30415_1380607024"/></text:h>
      <text:p text:style-name="P37">Chceme-li vybrat několik sousedících listů:</text:p>
      <text:list xml:id="list1255404207" text:style-name="Numbering_20_1">
        <text:list-item text:start-value="1">
          <text:p text:style-name="P133">Klepneme na kartu prvního požadovaného listu.</text:p>
        </text:list-item>
        <text:list-item>
          <text:p text:style-name="P133">Přesuneme ukazatel myši přes karty listů na poslední požadovaný list.</text:p>
        </text:list-item>
        <text:list-item>
          <text:p text:style-name="P133">Podržíme klávesu <text:span text:style-name="LOKeystroke">Shift</text:span> a klepneme na kartu listu.</text:p>
        </text:list-item>
        <text:list-item>
          <text:p text:style-name="P133">Všechny karty mezi těmito dvěma výběry zbělají (ve výchozím nastavení Calcu). Veškeré akce, které nyní provedeme, ovlivní všechny zvýrazněné listy.</text:p>
        </text:list-item>
      </text:list>
      <text:h text:style-name="P128" text:outline-level="3"><text:bookmark-start text:name="__RefHeading__6585_1826898278"/><text:soft-page-break/>Několik nesousedících listů<text:bookmark-end text:name="__RefHeading__6585_1826898278"/></text:h>
      <text:p text:style-name="P37">Chceme-li vybrat několik nesousedících listů:</text:p>
      <text:list xml:id="list1537528153" text:style-name="Numbering_20_1">
        <text:list-item text:start-value="1">
          <text:p text:style-name="P133">Klepneme na kartu prvního požadovaného listu.</text:p>
        </text:list-item>
        <text:list-item>
          <text:p text:style-name="P133">Přesuneme ukazatel myši přes karty listů na druhý požadovaný list.</text:p>
        </text:list-item>
        <text:list-item>
          <text:p text:style-name="P133">Podržíme klávesu <text:span text:style-name="LOKeystroke">Ctrl</text:span> a klepneme na kartu listu.</text:p>
        </text:list-item>
        <text:list-item>
          <text:p text:style-name="P133">Opakujeme podle potřeby.</text:p>
        </text:list-item>
        <text:list-item>
          <text:p text:style-name="P133">Vybrané karty zbělají (ve výchozím nastavení Calcu). Veškeré akce, které nyní provedeme, ovlivní všechny zvýrazněné listy.</text:p>
        </text:list-item>
      </text:list>
      <text:h text:style-name="P128" text:outline-level="3"><text:bookmark-start text:name="__RefHeading__6587_1826898278"/>Všechny listy<text:bookmark-end text:name="__RefHeading__6587_1826898278"/></text:h>
      <text:p text:style-name="P5">Klepneme pravým tlačítkem myši na kartu libovolného listu a zvolíme z místní nabídky <text:span text:style-name="LOMenuPath">Vybrat všechny listy</text:span>.</text:p>
      <text:h text:style-name="Heading_20_2" text:outline-level="2"><text:bookmark-start text:name="__RefHeading___Toc10898_4170719853"/>Hiding and showing sheets<text:bookmark-end text:name="__RefHeading___Toc10898_4170719853"/></text:h>
      <text:p text:style-name="P4">Sometimes you may want to hide the contents of a sheet to preserve data from accidental editing or because its contents are not important to display. To hide a sheet or many sheets, select the sheet or sheets as above, right-click to open the context menu, and select <text:span text:style-name="MenuPath">Hide Sheet</text:span>. To show hidden sheets, right-click any sheet tab and select <text:span text:style-name="MenuPath">Show Sheet</text:span> on the context menu. A dialog will appear with all hidden sheets listed. Click on the desired sheet and then click <text:span text:style-name="MenuPath">OK</text:span>.</text:p>
      <text:list xml:id="list134513068507645" text:continue-list="list134513448847867" text:style-name="Heading_20_Tip">
        <text:list-item>
          <text:p text:style-name="Heading_20_Tip">Tip</text:p>
        </text:list-item>
      </text:list>
      <text:p text:style-name="Text_20_Note">LibreOffice Calc does not let you hide the last visible sheet.</text:p>
      <text:h text:style-name="P115" text:outline-level="1"><text:bookmark-start text:name="__RefHeading__74088_1365249792"/>Práce se sloupci a řádky<text:bookmark-end text:name="__RefHeading__74088_1365249792"/></text:h>
      <text:h text:style-name="P91"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h text:style-name="P128" text:outline-level="3"><text:bookmark-start text:name="__RefHeading__6589_1826898278"/>Jediný sloupec nebo řádek<text:bookmark-end text:name="__RefHeading__6589_1826898278"/></text:h>
      <text:p text:style-name="P37">Pomocí nabídky <text:span text:style-name="LOMenuPath">Vložit</text:span>:</text:p>
      <text:list xml:id="list1117907267" text:style-name="Numbering_20_1">
        <text:list-item text:start-value="1">
          <text:p text:style-name="P133">Vybereme buňku, sloupec nebo řádek podle toho, kam chceme nový sloupec nebo řádek vložit.</text:p>
        </text:list-item>
        <text:list-item>
          <text:p text:style-name="P133">Zvolíme v liště nabídky <text:span text:style-name="LOMenuPath">List</text:span> a zvolíme buď <text:span text:style-name="LOMenuPath">Vložit sloupce &gt; Sloupec vlevo</text:span> nebo &gt; <text:span text:style-name="LOMenuPath">Sloupec vpravo</text:span>, nebo<text:span text:style-name="LOMenuPath"> Vložit řádky &gt; Řádky nad</text:span> nebo &gt; <text:span text:style-name="LOMenuPath">Řádky pod</text:span>.</text:p>
        </text:list-item>
      </text:list>
      <text:p text:style-name="P37">Pomocí myši:</text:p>
      <text:list xml:id="list134514202878741" text:continue-list="list1117907267" text:style-name="Numbering_20_1">
        <text:list-item text:start-value="1">
          <text:p text:style-name="P154">Vybereme sloupec nebo řádek podle toho, kam chceme nový sloupec nebo řádek vložit.</text:p>
        </text:list-item>
        <text:list-item>
          <text:p text:style-name="P133">Klepneme pravým tlačítkem myši na záhlaví sloupce nebo řádku.</text:p>
        </text:list-item>
        <text:list-item>
          <text:p text:style-name="P133">Vybereme z místní nabídky <text:span text:style-name="LOMenuPath">Vložit sloupce vlevo</text:span>, <text:span text:style-name="LOMenuPath">Vložit sloupce vpravo</text:span>, <text:span text:style-name="LOMenuPath">Vložit řádky nad</text:span>, nebo <text:span text:style-name="LOMenuPath">Vložit řádek pod</text:span> .</text:p>
        </text:list-item>
      </text:list>
      <text:h text:style-name="P128" text:outline-level="3"><text:bookmark-start text:name="__RefHeading__6591_1826898278"/>Více sloupců nebo řádků<text:bookmark-end text:name="__RefHeading__6591_1826898278"/></text:h>
      <text:p text:style-name="P37">Je vhodnější vložit více sloupců nebo řádků najednou než vkládat jeden po druhém.</text:p>
      <text:list xml:id="list785559592" text:style-name="Numbering_20_1">
        <text:list-item text:start-value="1">
          <text:p text:style-name="P133">Vybereme požadovaný počet sloupců nebo řádků tím, že podržíme levé tlačítko myši na prvním z nich a táhneme přes jejich záhlaví.</text:p>
        </text:list-item>
        <text:list-item>
          <text:p text:style-name="P133">Dále postupujeme stejně jako u vkládání jednoho sloupce nebo řádku popisovaného výše.</text:p>
        </text:list-item>
      </text:list>
      <text:h text:style-name="P91" text:outline-level="2"><text:bookmark-start text:name="__RefHeading__30909_1380607024"/><text:soft-page-break/><text:alphabetical-index-mark text:string-value="sloupce a řádky" text:key1="mazání"/><text:alphabetical-index-mark text:string-value="mazání" text:key1="řádky"/>Mazání<text:alphabetical-index-mark text:string-value="mazání" text:key1="sloupce"/> sloupců a řádků<text:bookmark-end text:name="__RefHeading__30909_1380607024"/></text:h>
      <text:h text:style-name="P128" text:outline-level="3"><text:bookmark-start text:name="__RefHeading__6593_1826898278"/>Jediný sloupec nebo řádek<text:bookmark-end text:name="__RefHeading__6593_1826898278"/></text:h>
      <text:p text:style-name="P37">Chceme-li smazat jeden sloupec nebo řádek:</text:p>
      <text:list xml:id="list3323844261" text:style-name="Numbering_20_1">
        <text:list-item text:start-value="1">
          <text:p text:style-name="P133">Vybereme buňku ve sloupci nebo řádku, kterou chceme smazat.</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text:span>.</text:p>
        </text:list-item>
        <text:list-item>
          <text:p text:style-name="P133">Select the option you require from the Delete Cells dialog (Figure <text:sequence-ref text:reference-format="value" text:ref-name="refFigure12">13</text:sequence-ref>).</text:p>
        </text:list-item>
      </text:list>
      <text:p text:style-name="Figure"><draw:frame draw:style-name="fr4" draw:name="Frame11" text:anchor-type="as-char" svg:width="5.489cm" draw:z-index="45"><draw:text-box fo:min-height="3.078cm"><text:p text:style-name="Caption"><draw:frame draw:style-name="fr13" draw:name="Image17" text:anchor-type="paragraph" svg:width="5.489cm" style:rel-width="100%" svg:height="3.078cm" style:rel-height="scale" draw:z-index="47"><draw:image xlink:href="Pictures/100002010000014A000000B966A35FB459A27F59.png" xlink:type="simple" xlink:show="embed" xlink:actuate="onLoad" loext:mime-type="image/png"/></draw:frame><text:span text:style-name="T10"><text:line-break/></text:span>Figure <text:sequence text:ref-name="refFigure12" text:name="Figure" text:formula="ooow:Figure+1" style:num-format="1">13</text:sequence>: Delete Cells dialog</text:p></draw:text-box></draw:frame></text:p>
      <text:p text:style-name="P37">Nebo:</text:p>
      <text:list xml:id="list134512253307832" text:continue-list="list3323844261" text:style-name="Numbering_20_1">
        <text:list-item text:start-value="1">
          <text:p text:style-name="P133">Řádek nebo sloupec vybereme klepnutím na záhlaví.</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28" text:outline-level="3"><text:bookmark-start text:name="__RefHeading__6595_1826898278"/>Více sloupců nebo řádků<text:bookmark-end text:name="__RefHeading__6595_1826898278"/></text:h>
      <text:p text:style-name="P37">Chceme-li smazat více sloupců nebo řádků:</text:p>
      <text:list xml:id="list799914633" text:style-name="Numbering_20_1">
        <text:list-item text:start-value="1">
          <text:p text:style-name="P133">Select the columns or rows, see “<text:bookmark-ref text:reference-format="text" text:ref-name="__RefHeading__30407_1380607024">Multiple columns or rows</text:bookmark-ref>” on page <text:bookmark-ref text:reference-format="page" text:ref-name="__RefHeading__30407_1380607024">20</text:bookmark-ref><text:s/>for more information.</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15" text:outline-level="1"><text:bookmark-start text:name="__RefHeading__74094_1365249792"/>Práce se sešity<text:bookmark-end text:name="__RefHeading__74094_1365249792"/></text:h>
      <text:h text:style-name="P91"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5">Click on the <text:span text:style-name="LOMenuPath">Add Sheet</text:span> icon <text:span text:style-name="T8"><draw:frame draw:style-name="fr10" draw:name="Image288" text:anchor-type="as-char" svg:width="0.423cm" svg:height="0.423cm" draw:z-index="23"><draw:image xlink:href="Pictures/100002010000000C0000000C694B08584ADF9FF8.png" xlink:type="simple" xlink:show="embed" xlink:actuate="onLoad" loext:mime-type="image/png"/></draw:frame></text:span><text:s/>on the bottom of the screen to insert a new sheet after the last sheet in the spreadsheet without opening the <text:span text:style-name="LOMenuPath">Insert Sheet</text:span> dialog. The following methods open the <text:span text:style-name="LOMenuPath">Insert Sheet</text:span> dialog (Figure <text:sequence-ref text:reference-format="value" text:ref-name="refFigure13">14</text:sequence-ref>), where you can position the new sheet, create more than one sheet, name the new sheet, or select a sheet from a file.</text:p>
      <text:list xml:id="list134512708989270" text:continue-list="list134514117079835" text:style-name="Numbering_20_1">
        <text:list-item text:start-value="1">
          <text:p text:style-name="Numbering_20_1">Vybereme list na místě, kam chceme vložit nový, a poté zvolíme v hlavní nabídce <text:span text:style-name="LOMenuPath">List &gt; Vložit list... </text:span>.</text:p>
        </text:list-item>
        <text:list-item>
          <text:p text:style-name="Numbering_20_1">Klepneme pravým tlačítkem myši na kartu, kam chceme vložit nový list, a vybereme v místní nabídce <text:span text:style-name="LOMenuPath">Vložit list</text:span>.</text:p>
        </text:list-item>
        <text:list-item>
          <text:p text:style-name="Numbering_20_1">Klepneme v prázdném prostoru na konci karet listů.</text:p>
        </text:list-item>
        <text:list-item>
          <text:p text:style-name="Numbering_20_1">Klepneme pravým tlačítkem myši do prázdného místa na konci karet listů a vybereme v místní nabídce <text:span text:style-name="LOMenuPath">Vložit list</text:span>.</text:p>
          <text:p text:style-name="P138">You can insert several sheets by specifying the number of sheets to insert.</text:p>
        </text:list-item>
      </text:list>
      <text:p text:style-name="Figure"><text:soft-page-break/><draw:frame draw:style-name="fr4" draw:name="Frame12" text:anchor-type="as-char" svg:width="8.259cm" draw:z-index="48"><draw:text-box fo:min-height="6.055cm"><text:p text:style-name="Caption"><draw:frame draw:style-name="fr13" draw:name="Image18" text:anchor-type="paragraph" svg:width="8.913cm" style:rel-width="100%" svg:height="6.114cm" style:rel-height="scale" draw:z-index="64"><draw:image xlink:href="Pictures/10000201000002A0000001CD37E0E6DC72658477.png" xlink:type="simple" xlink:show="embed" xlink:actuate="onLoad" loext:mime-type="image/png"/></draw:frame><text:span text:style-name="T10"><text:line-break/></text:span>Figure <text:sequence text:ref-name="refFigure13" text:name="Figure" text:formula="ooow:Figure+1" style:num-format="1">14</text:sequence>: Insert Sheet dialog</text:p></draw:text-box></draw:frame></text:p>
      <text:h text:style-name="P91" text:outline-level="2"><text:bookmark-start text:name="__RefHeading__31369_1380607024"/>Přesouvání a <text:alphabetical-index-mark text:string-value="kopírování listů" text:key1="listy"/>kopírování listů<text:bookmark-end text:name="__RefHeading__31369_1380607024"/></text:h>
      <text:p text:style-name="P5">You can move or copy sheets within the same spreadsheet by dragging and dropping, or by using the <text:span text:style-name="LOMenuPath">Move/Copy Sheet</text:span> dialog. Chceme-li list přesunout nebo zkopírovat do jiného sešitu, je třeba použít dialogové okno <text:span text:style-name="LOMenuPath">Přesunout/kopírovat list</text:span>.</text:p>
      <text:h text:style-name="P128" text:outline-level="3"><text:bookmark-start text:name="__RefHeading__31371_1380607024"/>Přetahování<text:bookmark-end text:name="__RefHeading__31371_1380607024"/></text:h>
      <text:p text:style-name="P5">Chceme-li list přesunout na jiné místo v témže sešitu, klepneme na jeho kartu, přetáhneme ji na nové místo a až poté uvolníme tlačítko myši.</text:p>
      <text:p text:style-name="P5">Chceme-li  list v témže sešitu <text:span text:style-name="LOEmphasis">zkopírovat</text:span>, podržíme klávesu <text:span text:style-name="LOKeystroke">Ctrl</text:span> (v systému Mac klávesu <text:span text:style-name="LOKeystroke">Option</text:span>), potom klepneme na kartu listu a přetáhneme ji na nové místo a až poté uvolníme tlačítko myši. V závislosti na nastavení operačního systému se může ukazatel myši změnit na znaménko plus.</text:p>
      <text:h text:style-name="P128" text:outline-level="3"><text:bookmark-start text:name="__RefHeading__31373_1380607024"/>Pomocí dialogového okna<text:bookmark-end text:name="__RefHeading__31373_1380607024"/></text:h>
      <text:p text:style-name="P5">Use the <text:span text:style-name="LOMenuPath">Move/Copy Sheet</text:span> dialog (Figure <text:sequence-ref text:reference-format="value" text:ref-name="refFigure14">15</text:sequence-ref>) to specify exactly whether you want the sheet in the same or a different spreadsheet, its position within the spreadsheet, and the sheet name when you move or copy the sheet.</text:p>
      <text:list xml:id="list134513347124255" text:continue-list="list134512253307832" text:style-name="Numbering_20_1">
        <text:list-item text:start-value="1">
          <text:p text:style-name="P133">V aktuálním dokumentu klepneme pravým tlačítkem myši na kartu listu, který chceme přesunout nebo kopírovat, vybereme z místní nabídky <text:span text:style-name="LOMenuPath">Přesunout/kopírovat list</text:span> nebo zvolíme v hlavní nabídce <text:span text:style-name="LOMenuPath"> List &gt; Přesunout nebo kopírovat list</text:span>.</text:p>
        </text:list-item>
        <text:list-item>
          <text:p text:style-name="P133">Vybereme <text:span text:style-name="LOMenuPath">Přesunout</text:span>, pokud chceme list přesunout, nebo <text:span text:style-name="LOMenuPath">Kopírovat</text:span>, pokud ho chceme zkopírovat v oblast činnosti.</text:p>
        </text:list-item>
        <text:list-item>
          <text:p text:style-name="P133">Z rozbalovacího seznamu <text:span text:style-name="LOMenuPath">Do dokumentu</text:span> vybereme sešit, do kterého chceme list umístit. Může to být stejný sešit, jiný již otevřený, nebo nový.</text:p>
        </text:list-item>
        <text:list-item>
          <text:p text:style-name="P133">V poli <text:span text:style-name="LOMenuPath">Vložit před</text:span> vybereme. kam chceme list umístit.</text:p>
        </text:list-item>
        <text:list-item>
          <text:p text:style-name="P133">Pokud chceme při přesouvání nebo kopírování list přejmenovat, napíšeme název do textového pole <text:span text:style-name="LOMenuPath">Nový název</text:span>. Jestliže nezadáme název, vytvoří Calc výchozí název (List 2, List 3 atd.).</text:p>
        </text:list-item>
        <text:list-item>
          <text:p text:style-name="P133">Klepnutím na tlačítko <text:span text:style-name="LOMenuPath">OK</text:span> přesun nebo kopírování potvrdíme a dialogové okno se zavře.</text:p>
        </text:list-item>
      </text:list>
      <text:list xml:id="list3811649772" text:style-name="Heading_20_Caution">
        <text:list-item>
          <text:p text:style-name="P131">Upozornění</text:p>
        </text:list-item>
      </text:list>
      <text:p text:style-name="P76">Pokud přesouváme nebo kopírujeme do jiného nebo nového sešitu, může nastat konflikt se vzorci odkazujícími na jiné listy z původního umístění.</text:p>
      <text:p text:style-name="P30"><text:soft-page-break/><draw:frame draw:style-name="fr4" draw:name="Frame13" text:anchor-type="as-char" svg:width="4.484cm" draw:z-index="65"><draw:text-box fo:min-height="7.313cm"><text:p text:style-name="Caption"><draw:frame draw:style-name="fr13" draw:name="Image19" text:anchor-type="paragraph" svg:width="4.484cm" style:rel-width="100%" svg:height="7.313cm" style:rel-height="scale" draw:z-index="66"><draw:image xlink:href="Pictures/1000020100000125000001DE33FFD87DD2BD13A7.png" xlink:type="simple" xlink:show="embed" xlink:actuate="onLoad" loext:mime-type="image/png"/></draw:frame><text:span text:style-name="T10"><text:line-break/></text:span>Figure <text:sequence text:ref-name="refFigure14" text:name="Figure" text:formula="ooow:Figure+1" style:num-format="1">15</text:sequence>: Move/Copy Sheet dialog</text:p></draw:text-box></draw:frame></text:p>
      <text:h text:style-name="P100" text:outline-level="2"><text:bookmark-start text:name="__RefHeading__31375_1380607024"/><text:alphabetical-index-mark text:string-value="listy" text:key1="mazání"/>Mazání listů<text:bookmark-end text:name="__RefHeading__31375_1380607024"/></text:h>
      <text:p text:style-name="P5">To delete a single sheet, right-click on the sheet tab you want to delete and select <text:span text:style-name="LOMenuPath">Delete Sheet</text:span> from the context menu, or go to <text:span text:style-name="LOMenuPath">Sheet &gt; Delete Sheet...</text:span> on the Menu bar. Smazání potvrdíme klepnutím na tlačítko <text:span text:style-name="LOMenuPath">Ano</text:span>.</text:p>
      <text:p text:style-name="P5">Pokud chceme smazat více listů, vybereme je (viz “<text:bookmark-ref text:reference-format="text" text:ref-name="__RefHeading__30411_1380607024">Výběr listů</text:bookmark-ref>” na straně <text:bookmark-ref text:reference-format="page" text:ref-name="__RefHeading__30411_1380607024">20</text:bookmark-ref>), pak na jednu z vybraných záložek klepneme pravým tlačítkem myši a z místní nabídky zvolíme <text:span text:style-name="LOMenuPath">Smazat list</text:span>, nebo z hlavní nabídky zvolíme <text:span text:style-name="LOMenuPath">List &gt; Smazat list...</text:span>. Smazání potvrdíme klepnutím na tlačítko <text:span text:style-name="LOMenuPath">Ano</text:span>.</text:p>
      <text:h text:style-name="P91"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Výchozí název přidaného listu je <text:span text:style-name="LOEmphasis">List</text:span>X, kde <text:span text:style-name="LOEmphasis">X</text:span> je číslo přidávaného listu. Takové názvy jsou vhodné pro malý počet listů, ale při velkých počtech jsou nepřehledné a je lepší listy pojmenovat jinak.</text:p>
      <text:p text:style-name="P37">Když chceme list přejmenovat, můžeme použít jeden z následujících způsobů:</text:p>
      <text:list xml:id="list134514210152242" text:continue-list="list134512970242255" text:style-name="List_20_1">
        <text:list-item>
          <text:p text:style-name="P80">Enter the name in the <text:span text:style-name="LOMenuPath">Name</text:span> text box when you create the sheet using the Insert Sheet dialog (Figure <text:sequence-ref text:reference-format="value" text:ref-name="refFigure14">15</text:sequence-ref><text:s/>on page <text:sequence-ref text:reference-format="page" text:ref-name="refFigure14">24</text:sequence-ref>).</text:p>
        </text:list-item>
        <text:list-item>
          <text:p text:style-name="P80">Klepneme pravým tlačítkem myši na kartu listu, v místní nabídce zvolíme <text:span text:style-name="LOMenuPath">Přejmenovat list</text:span> a nahradíme současný název novým.</text:p>
        </text:list-item>
        <text:list-item>
          <text:p text:style-name="P80">Poklepeme na záložku listu, čímž otevřeme dialogové okno <text:span text:style-name="LOMenuPath">Přejmenovat list</text:span>.</text:p>
        </text:list-item>
      </text:list>
      <text:list xml:id="list134512627408382" text:continue-list="list134513509808428" text:style-name="Heading_20_Note">
        <text:list-item>
          <text:p text:style-name="P161">Poznámka</text:p>
        </text:list-item>
      </text:list>
      <text:p text:style-name="P34">Název listu musí začínat písmenem nebo číslem, jiné znaky včetně mezery nejsou povoleny. Ostatní znaky mohou být písmena, číslice, mezera nebo podtržítko. Při pokusu o přejmenování na neplatný název se zobrazí chybová zpráva.</text:p>
      <text:h text:style-name="P123" text:outline-level="1"><text:bookmark-start text:name="__RefHeading__74102_1365249792"/><text:alphabetical-index-mark text:string-value="zobrazení" text:key1="Calc"/>Zobrazení v programu Calc<text:bookmark-end text:name="__RefHeading__74102_1365249792"/></text:h>
      <text:h text:style-name="P102" text:outline-level="2"><text:bookmark-start text:name="__RefHeading__74104_1365249792"/>Změna zobrazení dokumentu<text:bookmark-end text:name="__RefHeading__74104_1365249792"/></text:h>
      <text:p text:style-name="P5">Pro změnu měřítka zobrazení, tedy pro zobrazení většího či menšího počtu buněk v okně sešitu, je možné použít funkci <text:alphabetical-index-mark text:string-value="přiblížení"/>přiblížení. Více informací nalezneme v <text:span text:style-name="LOEmphasis">Kapitola 1 Představujeme LibreOffice</text:span>.</text:p>
      <text:h text:style-name="P91" text:outline-level="2"><text:bookmark-start text:name="__RefHeading__74106_1365249792"/><text:soft-page-break/><text:alphabetical-index-mark text:string-value="ukotvení" text:key1="sloupce, v Calcu"/>Ukotvení<text:alphabetical-index-mark text:string-value="ukotvení" text:key1="řádky, v Calcu"/> řádků a sloupců<text:bookmark-end text:name="__RefHeading__74106_1365249792"/></text:h>
      <text:p text:style-name="P5">Ukotvení uzamkne určitý počet řádků v horní části listu, určitý počet sloupců v levé části nebo řádky i sloupce najednou. Když se potom pohybujeme v listu, ukotvené sloupce a řádky zůstávají stále zobrazené.</text:p>
      <text:p text:style-name="P5">Figure <text:sequence-ref text:reference-format="value" text:ref-name="refFigure15">16</text:sequence-ref><text:s/>shows some frozen rows and columns. Na obrázku vidíme silnější vodorovnou čáru mezi řádky 4 a 5 a svislou čáru mezi sloupci C a D, které vymezují ukotvené oblasti. Řádky 4 až 22 a sloupce G až P byly posunuty mimo stránku.</text:p>
      <text:p text:style-name="P30"><draw:frame draw:style-name="fr5" draw:name="Frame712" text:anchor-type="as-char" svg:width="15.147cm" draw:z-index="24"><draw:text-box fo:min-height="2.898cm"><text:p text:style-name="Caption"><draw:frame draw:style-name="fr9" draw:name="Image291" text:anchor-type="paragraph" svg:width="15.147cm" svg:height="2.466cm" draw:z-index="25"><draw:image xlink:href="Pictures/10000000000002BF0000006E001A2DD226943AD8.png" xlink:type="simple" xlink:show="embed" xlink:actuate="onLoad" loext:mime-type="image/png"/></draw:frame>Figure <text:sequence text:ref-name="refFigure15" text:name="Figure" text:formula="ooow:Figure+1" style:num-format="1">16</text:sequence>: Frozen rows and columns</text:p></draw:text-box></draw:frame></text:p>
      <text:h text:style-name="P128" text:outline-level="3"><text:bookmark-start text:name="freeze rows"/><text:bookmark-start text:name="__RefHeading__31622_1380607024"/>Ukotvení řádků nebo sloupců<text:bookmark-end text:name="freeze rows"/><text:bookmark-end text:name="__RefHeading__31622_1380607024"/></text:h>
      <text:list xml:id="list301499702" text:style-name="Numbering_20_1">
        <text:list-item text:start-value="1">
          <text:p text:style-name="P154">Click into the cell that is immediately below the rows you want to freeze and immediately to the right of the columns you want frozen.</text:p>
        </text:list-item>
        <text:list-item>
          <text:p text:style-name="P139">Click on the <text:span text:style-name="LOMenuPath">Freeze Rows and Columns</text:span> icon <draw:frame draw:style-name="fr11" draw:name="Image4" text:anchor-type="as-char" svg:width="0.834cm" svg:height="0.399cm" draw:z-index="26"><draw:image xlink:href="Pictures/10000000000000310000001D67D9F76B8D71828C.png" xlink:type="simple" xlink:show="embed" xlink:actuate="onLoad" loext:mime-type="image/png"/></draw:frame>in the main toolbar or go to <text:span text:style-name="LOMenuPath">View</text:span> on the Menu bar and select <text:span text:style-name="LOMenuPath">Freeze Cells &gt; Freeze Rows and Columns</text:span>. Zobrazí se silnější čára, která indikuje polohu ukotvení.</text:p>
        </text:list-item>
      </text:list>
      <text:h text:style-name="P128" text:outline-level="3"><text:bookmark-start text:name="__RefHeading__8569_1705546372"/>Zrušení ukotvení<text:bookmark-end text:name="__RefHeading__8569_1705546372"/></text:h>
      <text:p text:style-name="P5">To unfreeze rows or columns, either go to <text:span text:style-name="LOMenuPath">View</text:span> on the Menu bar and select <text:span text:style-name="LOMenuPath">Freeze Cells &gt; Freeze Rows and Columns</text:span> or click on the <text:span text:style-name="LOMenuPath">Freeze Rows and Columns</text:span> icon in the main toolbar. Silnější čáry indikující ukotvení zmizí.</text:p>
      <text:h text:style-name="P91" text:outline-level="2"><text:bookmark-start text:name="__RefHeading__74108_1365249792"/>Rozdělení obrazovky<text:bookmark-end text:name="__RefHeading__74108_1365249792"/></text:h>
      <text:p text:style-name="P5">Druhý způsob, jak změnit zobrazení listu, je rozdělení obrazovky (používá se i název „rozdělení okna"). Obrazovka se dá rozdělit vodorovně, svisle nebo oběma způsoby najednou. Můžeme tak současně zobrazit až čtyři části sešitu. An example of splitting the screen is shown in Figure <text:sequence-ref text:reference-format="value" text:ref-name="refFigure16">17</text:sequence-ref><text:s/>where a split is indicated by additional window borders within the sheet.</text:p>
      <text:p text:style-name="P5">Proč bychom měli rozdělení používat? Představme si velký sešit, ve kterém je v jedné části buňka s číslem, používaným třemi vzorci v jiných buňkách. Pomocí techniky rozdělení obrazovky můžeme umístit buňky obsahující čísla do jedné části a zbylé buňky se vzorci do jiných částí. Pak můžeme měnit čísla v buňkách a sledovat, jaký vliv to má na výsledek vzorců.</text:p>
      <text:p text:style-name="P66"><draw:frame draw:style-name="fr3" draw:name="Frame810" text:anchor-type="as-char" svg:width="7.317cm" draw:z-index="27"><draw:text-box fo:min-height="4.586cm"><text:p text:style-name="Caption"><draw:frame draw:style-name="fr14" draw:name="Image292" text:anchor-type="paragraph" svg:width="7.23cm" svg:height="4.129cm" draw:z-index="30"><draw:image xlink:href="Pictures/100000000000012E000000A6B5D9EFCF0E22A58C.png" xlink:type="simple" xlink:show="embed" xlink:actuate="onLoad" loext:mime-type="image/png"/></draw:frame>Figure <text:sequence text:ref-name="refFigure16" text:name="Figure" text:formula="ooow:Figure+1" style:num-format="1">17</text:sequence>: Split screen example</text:p></draw:text-box></draw:frame></text:p>
      <text:h text:style-name="P128" text:outline-level="3"><text:bookmark-start text:name="__RefHeading__89798_462712302"/><text:soft-page-break/>Vodorovné nebo svislé rozdělení obrazovky<text:bookmark-end text:name="__RefHeading__89798_462712302"/></text:h>
      <text:list xml:id="list134513676478389" text:continue-list="list301499702" text:style-name="Numbering_20_1">
        <text:list-item text:start-value="1">
          <text:p text:style-name="P140">Klepneme na záhlaví řádku, nad který chceme vložit bod rozdělení, nebo na záhlaví sloupce, před který chceme vložit bod rozdělení.</text:p>
        </text:list-item>
        <text:list-item>
          <text:p text:style-name="P133">V hlavní nabídce zvolíme <text:span text:style-name="LOMenuPath">Zobrazit</text:span> a vybereme <text:span text:style-name="LOMenuPath">Rozdělit okno. </text:span>Window borders appear between the rows or columns indicating where the split has been placed, as shown in Figure <text:sequence-ref text:reference-format="value" text:ref-name="refFigure17">18</text:sequence-ref>.</text:p>
        </text:list-item>
      </text:list>
      <text:list xml:id="list134513150293340" text:continue-list="list134512708989270" text:style-name="Numbering_20_1">
        <text:list-item>
          <text:list>
            <text:list-item>
              <text:list>
                <text:list-item>
                  <text:list>
                    <text:list-header>
                      <text:p text:style-name="P156">Nebo:</text:p>
                    </text:list-header>
                  </text:list>
                </text:list-item>
              </text:list>
            </text:list-item>
          </text:list>
        </text:list-item>
      </text:list>
      <text:list xml:id="list134512298148655" text:continue-list="list134514210152242" text:style-name="List_20_1">
        <text:list-item>
          <text:p text:style-name="List_20_1">Chceme-li okno rozdělit vodorovně, uchopíme myší obdélníček s vodorovnou čárkou, který se nachází nad svislým posuvníkem, a posuneme ho pod řádek, pod který chceme rozdělení umístit.</text:p>
        </text:list-item>
        <text:list-item>
          <text:p text:style-name="List_20_1">Chceme-li okno rozdělit svisle, uchopíme myší obdélníček se svislou čárkou, který se nachází vpravo od vodorovného posuvníku, a posuneme ho napravo od sloupce, za který chceme rozdělení umístit.</text:p>
        </text:list-item>
      </text:list>
      <text:p text:style-name="P30"><draw:frame draw:style-name="fr3" draw:name="Frame167" text:anchor-type="as-char" svg:width="9.437cm" draw:z-index="33"><draw:text-box fo:min-height="6.144cm"><text:p text:style-name="Caption"><draw:frame draw:style-name="fr15" draw:name="Image407" text:anchor-type="paragraph" svg:width="9.322cm" svg:height="5.419cm" draw:z-index="36"><draw:image xlink:href="Pictures/1000000000000168000000E211EC3084FA285ACC.png" xlink:type="simple" xlink:show="embed" xlink:actuate="onLoad" loext:mime-type="image/png"/></draw:frame>Figure <text:sequence text:ref-name="refFigure17" text:name="Figure" text:formula="ooow:Figure+1" style:num-format="1">18</text:sequence>: Split screen window borders</text:p></draw:text-box></draw:frame></text:p>
      <text:h text:style-name="P128" text:outline-level="3"><text:bookmark-start text:name="__RefHeading__9137_1266506079"/>Odebrání rozdělení obrazovky<text:bookmark-end text:name="__RefHeading__9137_1266506079"/></text:h>
      <text:p text:style-name="P37">Rozdělení obrazovky odebereme jedním z následujících způsobů:</text:p>
      <text:list xml:id="list60746913" text:style-name="List_20_1">
        <text:list-item>
          <text:p text:style-name="P80">Postupně přesuneme dělící čáry na konce posuvníků.</text:p>
        </text:list-item>
        <text:list-item>
          <text:p text:style-name="P80">V hlavní nabídce zvolíme <text:span text:style-name="LOMenuPath">Zobrazit</text:span> a zrušíme zaškrtnutí položky <text:span text:style-name="LOMenuPath">Rozdělit okno</text:span>.</text:p>
        </text:list-item>
      </text:list>
      <text:h text:style-name="P115" text:outline-level="1"><text:bookmark-start text:name="__RefHeading__31624_1380607024"/>Pomocí klávesnice<text:bookmark-end text:name="__RefHeading__31624_1380607024"/></text:h>
      <text:p text:style-name="P5">Většina datových záznamů se dá v Calcu zadat pomocí klávesnice.</text:p>
      <text:h text:style-name="P91"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P128" text:outline-level="3"><text:bookmark-start text:name="__RefHeading__4519_1225246692"/>Záporná čísla<text:bookmark-end text:name="__RefHeading__4519_1225246692"/></text:h>
      <text:p text:style-name="P5">Když chceme zadat záporné číslo, buď napíšeme před číslo znaménko minus (-), nebo číslo uzavřeme do závorky (), jako například: (1234). Výsledek je v obou případech stejný: -1234.</text:p>
      <text:h text:style-name="P128" text:outline-level="3"><text:bookmark-start text:name="__RefHeading__4521_1225246692"/>Úvodní nuly<text:bookmark-end text:name="__RefHeading__4521_1225246692"/></text:h>
      <text:p text:style-name="P5">Pokud chceme při zadávání čísel v buňce zachovat minimální počet číslic, například 0012, je třeba zadat počet úvodních nul podle následujícího návodu.</text:p>
      <text:p text:style-name="P50"><text:soft-page-break/><text:span text:style-name="LOStrongEmphasis">Způsob 1</text:span></text:p>
      <text:list xml:id="list134512679918854" text:continue-list="list134513347124255" text:style-name="Numbering_20_1">
        <text:list-item text:start-value="1">
          <text:p text:style-name="P133">With the cell selected, right-click on the cell,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Zvolíme kartu <text:span text:style-name="LOMenuPath">Čísla</text:span> a vybereme položku <text:span text:style-name="LOEmphasis">Číslo</text:span> v seznamu <text:span text:style-name="LOEmphasis">Kategorie</text:span>.</text:p>
        </text:list-item>
        <text:list-item>
          <text:p text:style-name="P133">V <text:span text:style-name="LOMenuPath">Možnosti &gt; Úvodní nuly</text:span> zadáme minimální požadovaný počet číselných znaků.. Pokud požadujeme například minimálně čtyři znaky, zadáme 4. Čísla s menším počtem znaků než 4 se potom zobrazí s úvodními nulami, například z 12 se stane 0012.</text:p>
        </text:list-item>
        <text:list-item>
          <text:p text:style-name="P133">Klepneme na <text:span text:style-name="LOMenuPath">OK</text:span>. Číslo si však interně zachová svůj běžný formát, a tak ho i bude program vyhodnocovat, pokud bude použito jako argument ve funkcích nebo vzorcích.</text:p>
        </text:list-item>
      </text:list>
      <text:p text:style-name="Figure"><draw:frame draw:style-name="fr4" draw:name="Frame14" text:anchor-type="as-char" svg:width="11.934cm" draw:z-index="67"><draw:text-box fo:min-height="7.922cm"><text:p text:style-name="Caption"><draw:frame draw:style-name="fr13" draw:name="Image20" text:anchor-type="paragraph" svg:width="11.934cm" style:rel-width="100%" svg:height="7.922cm" style:rel-height="scale" draw:z-index="68"><draw:image xlink:href="Pictures/1000020100000323000002150D78514E3071F323.png" xlink:type="simple" xlink:show="embed" xlink:actuate="onLoad" loext:mime-type="image/png"/></draw:frame><text:span text:style-name="T10"><text:line-break/></text:span>Figure <text:sequence text:ref-name="refFigure18" text:name="Figure" text:formula="ooow:Figure+1" style:num-format="1">19</text:sequence>: Format Cells dialog – Numbers page</text:p></draw:text-box></draw:frame></text:p>
      <text:p text:style-name="P74"><text:span text:style-name="LOStrongEmphasis">Způsob 2</text:span></text:p>
      <text:list xml:id="list134512359668902" text:continue-list="list134512679918854"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Číslo</text:span> v seznamu <text:span text:style-name="LOMenuPath">Kategorie</text:span>.</text:p>
        </text:list-item>
        <text:list-item>
          <text:p text:style-name="P133">Nastavíme hodnotu pole <text:span text:style-name="LOMenuPath">Úvodní nuly</text:span> na <text:span text:style-name="LOMenuPath">4</text:span>. Změna formátování se projeví okamžitě.</text:p>
        </text:list-item>
      </text:list>
      <text:p text:style-name="Figure"><draw:frame draw:style-name="fr4" draw:name="Frame15" text:anchor-type="as-char" svg:width="5.796cm" draw:z-index="69"><draw:text-box fo:min-height="4.029cm"><text:p text:style-name="Caption"><draw:frame draw:style-name="fr13" draw:name="Image22" text:anchor-type="paragraph" svg:width="5.096cm" style:rel-width="100%" svg:height="3.136cm" style:rel-height="scale" draw:z-index="70"><draw:image xlink:href="Pictures/100000000000012B000000B88C3C164E9672F775.png" xlink:type="simple" xlink:show="embed" xlink:actuate="onLoad" loext:mime-type="image/png"/></draw:frame><text:span text:style-name="T10"><text:line-break/></text:span>Figure <text:sequence text:ref-name="refFigure19" text:name="Figure" text:formula="ooow:Figure+1" style:num-format="1">20</text:sequence>: Set Leading zeroes</text:p></draw:text-box></draw:frame></text:p>
      <text:p text:style-name="P5">Pokud číslo zadáme s úvodními nulami, například 01481, bez toho, aniž bychom nejprve nastavili parametr Úvodní nuly, tyto nuly LibreOffice ve výchozím nastavení automaticky odstraní. Pokud chceme úvodní nuly po zadání čísla zachovat:</text:p>
      <text:list xml:id="list134513262097687" text:continue-list="list134512359668902" text:style-name="Numbering_20_1">
        <text:list-item text:start-value="1">
          <text:p text:style-name="P133">Před číslem napíšeme apostrof ('), například '01481.</text:p>
        </text:list-item>
        <text:list-item>
          <text:p text:style-name="P133"><text:soft-page-break/>Přesuneme zaměření na jinou buňku. Apostrof se automaticky odstraní, úvodní nuly se zachovají a číslo se převede na text, který je zarovnán vlevo.</text:p>
        </text:list-item>
      </text:list>
      <text:h text:style-name="P128" text:outline-level="3"><text:bookmark-start text:name="__RefHeading__4523_1225246692"/><text:alphabetical-index-mark text:string-value=" "/>Čísla a text<text:bookmark-end text:name="__RefHeading__4523_1225246692"/></text:h>
      <text:p text:style-name="P5">Čísla můžeme jako text zadat jedním z následujících způsobů:</text:p>
      <text:p text:style-name="P73"><text:span text:style-name="LOStrongEmphasis">Způsob 1</text:span></text:p>
      <text:list xml:id="list134514210499031" text:continue-list="list13451326209768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si, zda je zobrazena karta <text:span text:style-name="LOMenuPath">Čísla</text:span>, v ní zvolíme <text:span text:style-name="LOEmphasis">Text</text:span> ze seznamu <text:span text:style-name="LOEmphasis">Kategorie</text:span>.</text:p>
        </text:list-item>
        <text:list-item>
          <text:p text:style-name="P133">Klepneme na <text:span text:style-name="LOMenuPath">OK</text:span>. Čísla jsou při zadávání převáděna na text, který je zarovnán vlevo.</text:p>
        </text:list-item>
      </text:list>
      <text:p text:style-name="P73"><text:span text:style-name="LOStrongEmphasis">Způsob 2</text:span></text:p>
      <text:list xml:id="list134513011987837" text:continue-list="list134514210499031"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Text</text:span> ze seznamu <text:span text:style-name="LOMenuPath">Kategorie</text:span>. Změna formátování se projeví okamžitě.</text:p>
        </text:list-item>
        <text:list-item>
          <text:p text:style-name="P133">Klepneme zpět na buňku. Vložíme číslo a přesuneme zaměření buňky jinam, aby se data zformátovala.</text:p>
        </text:list-item>
      </text:list>
      <text:list xml:id="list134513388246903" text:continue-list="list134512627408382" text:style-name="Heading_20_Note">
        <text:list-item>
          <text:p text:style-name="P161">Poznámka</text:p>
        </text:list-item>
      </text:list>
      <text:p text:style-name="P34">Ve výchozím nastavení, čísla která byla převedena na text, budou ve všech vzorcích sešitu vyhodnocena jako nula. Funkce ve vzorcích textové položky ignorují. You can change this feature in <text:span text:style-name="LOMenuPath">Tools – Options – LibreOffice – Calc – Formula</text:span>, in <text:span text:style-name="LOMenuPath">Detailed Calculation Settings</text:span>, select <text:span text:style-name="LOMenuPath">Custom (conversion of text to numbers and more)</text:span> and then select the proper treatment in the <text:span text:style-name="LOMenuPath">Convert from text to numbers</text:span> drop down list.</text:p>
      <text:h text:style-name="P91" text:outline-level="2"><text:bookmark-start text:name="__RefHeading__12199_2055606540"/><text:alphabetical-index-mark text:string-value=" "/>Text<text:bookmark-end text:name="__RefHeading__12199_2055606540"/></text:h>
      <text:p text:style-name="P5">Klepneme na buňku a napíšeme text. Text je ve výchozím nastavení zarovnán vlevo.<text:alphabetical-index-mark text:string-value=" "/></text:p>
      <text:h text:style-name="P101" text:outline-level="2"><text:bookmark-start text:name="__RefHeading___Toc14988_266939973"/>Datum a čas<text:bookmark-end text:name="__RefHeading___Toc14988_266939973"/></text:h>
      <text:p text:style-name="P5">Vybereme buňku a zadáme datum nebo čas.</text:p>
      <text:p text:style-name="P5">Jednotlivé části datumu je možné oddělovat tečkou (15.10.2013 nebo 15.10.13), spojovníkem (pouze 15-10) nebo lze použít text (15. říjen 2013).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Chceme-li změnit formát datumu a času, který Calc používá, použijeme následující postup:</text:p>
      <text:p text:style-name="P73"><text:span text:style-name="LOStrongEmphasis">Způsob 1</text:span></text:p>
      <text:list xml:id="list134513034778268" text:continue-list="list13451301198783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zda je vybrána karta <text:span text:style-name="LOMenuPath">Čísla</text:span>, potom zvolíme <text:span text:style-name="LOEmphasis">Datum</text:span> nebo <text:span text:style-name="LOEmphasis">Čas</text:span> ze seznamu <text:span text:style-name="LOEmphasis">Kategorie</text:span>.</text:p>
        </text:list-item>
        <text:list-item>
          <text:p text:style-name="P153">Požadovaný formát zvolíme v seznamu <text:span text:style-name="LOEmphasis">Formát</text:span>. Click <text:span text:style-name="LOMenuPath">OK</text:span>.</text:p>
        </text:list-item>
      </text:list>
      <text:p text:style-name="P73"><text:span text:style-name="LOStrongEmphasis">Způsob 2</text:span></text:p>
      <text:list xml:id="list134512778892157" text:continue-list="list134513150293340" text:style-name="Numbering_20_1">
        <text:list-item text:start-value="1">
          <text:p text:style-name="P133">With the cell selected, open the Sidebar (<text:span text:style-name="LOMenuPath">View &gt; Sidebar</text:span>) and (if necessary) click the <text:span text:style-name="LOMenuPath">Open Panel</text:span> (<text:span text:style-name="LOMenuPath">+</text:span>) icon on the <text:span text:style-name="LOMenuPath">Number Format</text:span> panel.</text:p>
        </text:list-item>
        <text:list-item>
          <text:p text:style-name="P133">Vybereme <text:span text:style-name="LOMenuPath">Datum</text:span> ze seznamu <text:span text:style-name="LOMenuPath">Kategorie</text:span>.</text:p>
        </text:list-item>
        <text:list-item>
          <text:p text:style-name="P133"><text:soft-page-break/>Klepneme v záhlaví panelu na tlačítko <text:span text:style-name="LOMenuPath">Další možnosti</text:span>, čímž otevřeme dialogové okno <text:span text:style-name="LOMenuPath">Formát buněk</text:span>.</text:p>
        </text:list-item>
      </text:list>
      <text:list xml:id="list134513246036485" text:continue-list="list134513034778268" text:style-name="Numbering_20_1">
        <text:list-item>
          <text:p text:style-name="P133">Požadovaný formát zvolíme v seznamu <text:span text:style-name="LOEmphasis">Formát</text:span>. Click <text:span text:style-name="LOMenuPath">OK</text:span>.</text:p>
        </text:list-item>
      </text:list>
      <text:h text:style-name="P92" text:outline-level="2"><text:bookmark-start text:name="__RefHeading___Toc14990_266939973"/><text:alphabetical-index-mark text:string-value=" "/>AutoCorrection options<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LOKeystroke"> Ctrl + Z</text:span> anebo ručně prostým přepsáním opravy.</text:p>
      <text:p text:style-name="P5">To change the autocorrect options, go to <text:span text:style-name="LOMenuPath">Tools &gt; AutoCorrect Options</text:span> on the Menu bar to open the <text:span text:style-name="LOMenuPath">AutoCorrect</text:span> dialog (Figure <text:sequence-ref text:reference-format="value" text:ref-name="refFigure20">21</text:sequence-ref>).</text:p>
      <text:h text:style-name="P128" text:outline-level="3"><text:bookmark-start text:name="__RefHeading___Toc10507_233684998"/>Nahradit<text:bookmark-end text:name="__RefHeading___Toc10507_233684998"/></text:h>
      <text:p text:style-name="P5">Umožňuje upravit tabulku náhrad pro automatické opravy nebo nahrazování slov či zkratek v dokumentech.</text:p>
      <text:h text:style-name="P128" text:outline-level="3"><text:bookmark-start text:name="__RefHeading__4367_651980398"/>Výjimky<text:bookmark-end text:name="__RefHeading__4367_651980398"/></text:h>
      <text:p text:style-name="P5">Určíme zkratky nebo kombinace slov, které nemá LibreOffice automaticky nahrazovat.</text:p>
      <text:h text:style-name="P128" text:outline-level="3"><text:bookmark-start text:name="__RefHeading__89804_462712302"/>Možnosti<text:bookmark-end text:name="__RefHeading__89804_462712302"/></text:h>
      <text:p text:style-name="P5">Zvolíme možnosti pro funkci automatické opravy chyb při psaní a poté klepneme na tlačítko <text:span text:style-name="LOMenuPath">OK</text:span>.</text:p>
      <text:h text:style-name="P128" text:outline-level="3"><text:bookmark-start text:name="__RefHeading__4371_651980398"/>Místní možnosti<text:bookmark-end text:name="__RefHeading__4371_651980398"/></text:h>
      <text:p text:style-name="P5">Nastaví v automatických opravách znaky pro uvozovky a možnosti, které jsou specifické pro daný jazyk textu.</text:p>
      <text:h text:style-name="P128" text:outline-level="3"><text:bookmark-start text:name="__RefHeading___Toc10509_233684998"/>Obnovit<text:bookmark-end text:name="__RefHeading___Toc10509_233684998"/></text:h>
      <text:p text:style-name="P5">Obnoví změněné hodnoty zpět na výchozí pro LibreOffice.</text:p>
      <text:p text:style-name="Figure"><draw:frame draw:style-name="fr4" draw:name="Frame16" text:anchor-type="as-char" svg:width="9.534cm" draw:z-index="71"><draw:text-box fo:min-height="8.303cm"><text:p text:style-name="P68"><draw:frame draw:style-name="fr13" draw:name="Image23" text:anchor-type="paragraph" svg:width="9.534cm" style:rel-width="100%" svg:height="8.303cm" style:rel-height="scale" draw:z-index="72"><draw:image xlink:href="Pictures/100002010000028B0000023769153432C80BA255.png" xlink:type="simple" xlink:show="embed" xlink:actuate="onLoad" loext:mime-type="image/png"/></draw:frame><text:span text:style-name="T10"><text:line-break/></text:span>Figure <text:sequence text:ref-name="refFigure20" text:name="Figure" text:formula="ooow:Figure+1" style:num-format="1">21</text:sequence>: AutoCorrect dialog</text:p></draw:text-box></draw:frame></text:p>
      <text:h text:style-name="P91" text:outline-level="2"><text:bookmark-start text:name="__RefHeading__4375_651980398"/>Vypnutí automatických oprav<text:bookmark-end text:name="__RefHeading__4375_651980398"/></text:h>
      <text:p text:style-name="P5">Některé opravy se při zadávání textu použijí až po stisknutí mezerníku. Pokud chceme automatické opravy vypnout, zvolíme v hlavní nabídce <text:span text:style-name="LOMenuPath">Nástroje</text:span> a zrušíme zaškrtnutí nebo zaškrtneme <text:span text:style-name="LOMenuPath">Automatické dokončování</text:span>.</text:p>
      <text:h text:style-name="P115"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The most basic ability is to drag and drop the contents of one cell to another with a mouse. Mnozí uživatelé považují za užitečnou funkci Automatické doplňování. Calc také obsahuje několik dalších nástrojů pro automatizaci vstupu, zejména pro opakující se data. Patří mezi ně nástroj Vyplnit, seznamy výběru a možnost zadávat data do více listů stejného sešitu.</text:p>
      <text:h text:style-name="P91" text:outline-level="2"><text:bookmark-start text:name="__RefHeading__74124_1365249792"/>Použití <text:alphabetical-index-mark text:string-value="nástroj vyplnit, Calc"/><text:alphabetical-index-mark text:string-value="Nástroj Vyplnit" text:key1="vkládání dat, Calc"/>nástroje Vyplnit<text:bookmark-end text:name="__RefHeading__74124_1365249792"/></text:h>
      <text:p text:style-name="P5">The Calc Fill tool is used to duplicate existing content or create a series in a range of cells in your spreadsheet (Figure <text:sequence-ref text:reference-format="value" text:ref-name="refFigure21">22</text:sequence-ref>).</text:p>
      <text:list xml:id="list134513180061424" text:continue-list="list134513246036485" text:style-name="Numbering_20_1">
        <text:list-item text:start-value="1">
          <text:p text:style-name="P133">Vybereme buňku, jejíž obsah chceme kopírovat nebo ze které chceme vytvořit posloupnost.</text:p>
        </text:list-item>
        <text:list-item>
          <text:p text:style-name="P133">Tažením myší se stisknutým tlačítkem nebo klepnutím na poslední buňku výběru se stisknutou klávesou <text:span text:style-name="LOKeystroke">Shift</text:span> zvolíme oblast, kterou chceme vyplnit.</text:p>
        </text:list-item>
        <text:list-item>
          <text:p text:style-name="P133">Zvolíme v hlavní nabídce <text:span text:style-name="LOMenuPath">List &gt; Vyplnit buňky</text:span> a vybereme v podnabídce směr pro kopírování nebo vytvoření dat (<text:span text:style-name="LOMenuPath">Nahoru</text:span>, <text:span text:style-name="LOMenuPath">Dolů</text:span>, <text:span text:style-name="LOMenuPath">Vlevo</text:span> nebo <text:span text:style-name="LOMenuPath">Vpravo</text:span>) nebo <text:span text:style-name="LOMenuPath">Posloupnost</text:span> a <text:span text:style-name="LOMenuPath">Náhodná čísla...</text:span>.</text:p>
        </text:list-item>
      </text:list>
      <text:p text:style-name="P37">Další možností je použít klávesovou zkratku.</text:p>
      <text:list xml:id="list134513107947046" text:continue-list="list134513180061424" text:style-name="Numbering_20_1">
        <text:list-item text:start-value="1">
          <text:p text:style-name="P155">Vybereme buňku, jejíž obsah chceme kopírovat nebo ze které chceme vytvořit posloupnost.</text:p>
        </text:list-item>
        <text:list-item>
          <text:p text:style-name="P141">Přesuneme kurzor nad čtvereček v jejím pravém dolním rohu buňky. Kurzor změní tvar.</text:p>
        </text:list-item>
        <text:list-item>
          <text:p text:style-name="P141">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30"><draw:frame draw:style-name="fr6" draw:name="Frame1111" text:anchor-type="as-char" svg:width="10.95cm" draw:z-index="43"><draw:text-box fo:min-height="5.128cm"><text:p text:style-name="Caption"><draw:frame draw:style-name="fr9" draw:name="Image296" text:anchor-type="paragraph" svg:width="10.95cm" svg:height="4.537cm" draw:z-index="46"><draw:image xlink:href="Pictures/10000201000001BE000000C8468CFECC1FC8CEFF.png" xlink:type="simple" xlink:show="embed" xlink:actuate="onLoad" loext:mime-type="image/png"/></draw:frame>Figure <text:sequence text:ref-name="refFigure21" text:name="Figure" text:formula="ooow:Figure+1" style:num-format="1">22</text:sequence>: Using the Fill tool</text:p></draw:text-box></draw:frame></text:p>
      <text:h text:style-name="P128" text:outline-level="3"><text:bookmark-start text:name="__RefHeading__89806_462712302"/>Vyplňování posloupnosti dat<text:bookmark-end text:name="__RefHeading__89806_462712302"/></text:h>
      <text:p text:style-name="P5">When you select a series fill from <text:span text:style-name="LOMenuPath">Sheet &gt; Fill Cells &gt; Series...</text:span>, the <text:span text:style-name="LOMenuPath">Fill Series</text:span> dialog (Figure <text:sequence-ref text:reference-format="value" text:ref-name="refFigure22">23</text:sequence-ref>) opens. V něm můžeme zvolit požadovaný typ posloupnosti.</text:p>
      <text:p text:style-name="Figure"><text:soft-page-break/><draw:frame draw:style-name="fr4" draw:name="Frame17" text:anchor-type="as-char" svg:width="8.147cm" draw:z-index="73"><draw:text-box fo:min-height="4.265cm"><text:p text:style-name="P69"><draw:frame draw:style-name="fr13" draw:name="Image24" text:anchor-type="paragraph" svg:width="8.147cm" style:rel-width="100%" svg:height="4.265cm" style:rel-height="scale" draw:z-index="75"><draw:image xlink:href="Pictures/100002010000022A00000122AA4C2939931C0B18.png" xlink:type="simple" xlink:show="embed" xlink:actuate="onLoad" loext:mime-type="image/png"/></draw:frame><text:span text:style-name="T10"><text:line-break/></text:span>Figure <text:sequence text:ref-name="refFigure22" text:name="Figure" text:formula="ooow:Figure+1" style:num-format="1">23</text:sequence>: Fill Series dialog</text:p></draw:text-box></draw:frame></text:p>
      <text:list xml:id="list134512765225181" text:continue-list="list134512298148655" text:style-name="List_20_1">
        <text:list-item>
          <text:p text:style-name="P80"><text:span text:style-name="LOStrongEmphasis">Směr</text:span> – určuje směr vytváření posloupnosti.</text:p>
        </text:list-item>
      </text:list>
      <text:list xml:id="list134514281375339" text:continue-list="list134513437568196" text:style-name="List_20_2">
        <text:list-item>
          <text:p text:style-name="P109"><text:span text:style-name="LOEmphasis">Dolů</text:span> – ve vybrané oblasti buněk vytvoří posloupnost směrem dolů s použitím zadaného přírůstku až po zadanou koncovou hodnotu.</text:p>
        </text:list-item>
        <text:list-item>
          <text:p text:style-name="P109"><text:span text:style-name="LOEmphasis">Vpravo</text:span> – ve vybrané oblasti buněk vytvoří posloupnost směrem doprava s použitím zadaného přírůstku až po zadanou koncovou hodnotu.</text:p>
        </text:list-item>
        <text:list-item>
          <text:p text:style-name="P109"><text:span text:style-name="LOEmphasis">Nahoru</text:span> – ve vybrané oblasti buněk vytvoří posloupnost směrem nahoru s použitím zadaného přírůstku až po zadanou koncovou hodnotu.</text:p>
        </text:list-item>
        <text:list-item>
          <text:p text:style-name="P109"><text:span text:style-name="LOEmphasis">Vlevo</text:span> – ve vybrané oblasti buněk vytvoří posloupnost směrem doleva s použitím zadaného přírůstku až po zadanou konečnou hodnotu.</text:p>
        </text:list-item>
      </text:list>
      <text:list xml:id="list134514124567091" text:continue-list="list134512765225181" text:style-name="List_20_1">
        <text:list-item>
          <text:p text:style-name="P86"><text:span text:style-name="LOStrongEmphasis">Typ posloupnosti</text:span> – určuje typ posloupnosti.</text:p>
        </text:list-item>
      </text:list>
      <text:list xml:id="list134512461851569" text:continue-list="list134514281375339" text:style-name="List_20_2">
        <text:list-item>
          <text:p text:style-name="P113"><text:span text:style-name="LOEmphasis">Lineární</text:span> – vytvoří lineární posloupnost čísel se zadaným přírůstkem a koncovou hodnotou.</text:p>
        </text:list-item>
        <text:list-item>
          <text:p text:style-name="P109"><text:span text:style-name="LOEmphasis">Růst</text:span> – vytvoří geometrickou posloupnost čísel se zadaným přírůstkem a koncovou hodnotou.</text:p>
        </text:list-item>
        <text:list-item>
          <text:p text:style-name="P109"><text:span text:style-name="LOEmphasis">Datum</text:span> – vytvoří posloupnost dat se zadaným přírůstkem a koncovým datem.</text:p>
        </text:list-item>
        <text:list-item>
          <text:p text:style-name="P109"><text:span text:style-name="LOEmphasis">Automatické vyplnění</text:span> – vytvoří posloupnost přímo v listu. Automatické vyplnění využívá přizpůsobitelné seznamy. Například, pokud do první buňky zadáme 'leden', posloupnost se doplní podle seznamu, který je definován v <text:span text:style-name="LOMenuPath">Nástroje &gt; Možnosti &gt; LibreOffice Calc &gt; Řazené seznamy</text:span>. Při Automatickém vyplnění se Calc pokusí do posloupnosti doplnit hodnoty podle zadaného vzoru. Například, číselná posloupnost 1,3,5 se automaticky doplní čísly 7,9,11,13 a data 01.01.99 a 15.01.99 se doplní o data s dvoutýdenním odstupem.</text:p>
        </text:list-item>
      </text:list>
      <text:list xml:id="list134513888552341" text:continue-list="list134514124567091" text:style-name="List_20_1">
        <text:list-item>
          <text:p text:style-name="P80"><text:span text:style-name="LOStrongEmphasis">Jednotka času</text:span> – v této části zvolíme požadovanou jednotku času. Tato část je aktivní pouze v případě, že je v oblasti Typ posloupnosti zvolena položka Datum.</text:p>
        </text:list-item>
      </text:list>
      <text:list xml:id="list134514262982298" text:continue-list="list134512461851569" text:style-name="List_20_2">
        <text:list-item>
          <text:p text:style-name="P109"><text:span text:style-name="LOEmphasis">Den</text:span> – použijeme, pokud chceme vytvořit posloupnost dat po sedmi dnech.</text:p>
        </text:list-item>
        <text:list-item>
          <text:p text:style-name="P109"><text:span text:style-name="LOEmphasis">Den v týdnu</text:span> – použijeme, pokud chceme vytvořit posloupnost dat pouze z pracovních dnů.</text:p>
        </text:list-item>
        <text:list-item>
          <text:p text:style-name="P109"><text:span text:style-name="LOEmphasis">Měsíc</text:span> – použijeme, pokud chceme vytvořit posloupnost z názvů nebo zkratek měsíců.</text:p>
        </text:list-item>
        <text:list-item>
          <text:p text:style-name="P109"><text:span text:style-name="LOEmphasis">Rok</text:span> – použijeme, pokud chceme vytvořit posloupnost let.</text:p>
        </text:list-item>
      </text:list>
      <text:list xml:id="list134513176755752" text:continue-list="list134513888552341" text:style-name="List_20_1">
        <text:list-item>
          <text:p text:style-name="P80"><text:span text:style-name="LOStrongEmphasis">Počáteční hodnota</text:span> – počáteční hodnota posloupnosti. Použijeme číslo, datum nebo čas.</text:p>
        </text:list-item>
        <text:list-item>
          <text:p text:style-name="P80"><text:span text:style-name="LOStrongEmphasis">Koncová hodnota</text:span> – koncová hodnota postupnosti. Použijeme číslo, datum nebo čas.</text:p>
        </text:list-item>
        <text:list-item>
          <text:p text:style-name="P80"><text:span text:style-name="LOStrongEmphasis">Přírůstek</text:span> - hodnota, která určuje změnu prvků posloupnosti v závislosti na jejím typu. Tyto hodnoty lze zadat, jen když je vybrána posloupnost Lineární, Růst nebo Datum.</text:p>
        </text:list-item>
      </text:list>
      <text:p text:style-name="Figure"><text:soft-page-break/><draw:frame draw:style-name="fr4" draw:name="Frame18" text:anchor-type="as-char" svg:width="12.495cm" draw:z-index="76"><draw:text-box fo:min-height="7.518cm"><text:p text:style-name="Caption"><draw:frame draw:style-name="fr13" draw:name="Image25" text:anchor-type="paragraph" svg:width="12.495cm" style:rel-width="100%" svg:height="7.518cm" style:rel-height="scale" draw:z-index="77"><draw:image xlink:href="Pictures/10000201000003A10000022FC34512245BE96288.png" xlink:type="simple" xlink:show="embed" xlink:actuate="onLoad" loext:mime-type="image/png"/></draw:frame><text:span text:style-name="T10"><text:line-break/></text:span>Figure <text:sequence text:ref-name="refFigure23" text:name="Figure" text:formula="ooow:Figure+1" style:num-format="1">24</text:sequence>: Sort Lists dialog</text:p></draw:text-box></draw:frame></text:p>
      <text:h text:style-name="P128" text:outline-level="3"><text:bookmark-start text:name="__RefHeading__30429_1380607024"/>Definování posloupnosti<text:bookmark-end text:name="__RefHeading__30429_1380607024"/></text:h>
      <text:p text:style-name="P37">Chceme-li definovat vlastní posloupnosti:</text:p>
      <text:list xml:id="list134513074650830" text:continue-list="list134513107947046" text:style-name="Numbering_20_1">
        <text:list-item text:start-value="1">
          <text:p text:style-name="P133">Go to <text:span text:style-name="LOMenuPath">Tools &gt; Options &gt; LibreOffice Calc &gt; Sort Lists</text:span> to open the Sort Lists dialog (Figure <text:sequence-ref text:reference-format="value" text:ref-name="refFigure23">24</text:sequence-ref>). V tomto okně se na levé straně v poli <text:span text:style-name="LOEmphasis">Seznamy</text:span> zobrazují již definované seznamy, v poli <text:span text:style-name="LOEmphasis">Položky</text:span> pak jednotlivé prvky vybraného seznamu.</text:p>
        </text:list-item>
        <text:list-item>
          <text:p text:style-name="P133">Klepneme na tlačítko <text:span text:style-name="LOMenuPath">Nový</text:span>, čímž se  <text:span text:style-name="LOEmphasis">Položky</text:span> vyčistí.</text:p>
        </text:list-item>
        <text:list-item>
          <text:p text:style-name="P133">Položky nového seznamu napíšeme do pole <text:span text:style-name="LOEmphasis">Položky</text:span> (jednu do každého řádku).</text:p>
        </text:list-item>
        <text:list-item>
          <text:p text:style-name="P133">Klepneme na tlačítko <text:span text:style-name="LOMenuPath">Přidat</text:span>, čímž se nový seznam objeví v poli <text:span text:style-name="LOEmphasis">Seznamy</text:span>.</text:p>
        </text:list-item>
        <text:list-item>
          <text:p text:style-name="P133">Klepnutím na tlačítko <text:span text:style-name="LOMenuPath">OK</text:span> nový seznam uložíme.</text:p>
        </text:list-item>
      </text:list>
      <text:h text:style-name="P128" text:outline-level="3"><text:bookmark-start text:name="__RefHeading___Toc5539_2101809857"/>Definování posloupností z oblasti listu<text:bookmark-end text:name="__RefHeading___Toc5539_2101809857"/></text:h>
      <text:p text:style-name="P15">Oblast textových hodnot lze definovat jako posloupnosti.</text:p>
      <text:list xml:id="list134513528407771" text:continue-list="list134512778892157" text:style-name="Numbering_20_1">
        <text:list-item text:start-value="1">
          <text:p text:style-name="P143">Zvolíme oblast obsahující textové hodnoty, které chceme použít jako posloupnosti.</text:p>
        </text:list-item>
        <text:list-item>
          <text:p text:style-name="P133">Go to <text:span text:style-name="LOMenuPath">Tools &gt; Options &gt; LibreOffice Calc &gt; Sort Lists</text:span> to open the Sort List dialog (Figure <text:sequence-ref text:reference-format="value" text:ref-name="refFigure23">24</text:sequence-ref>).</text:p>
        </text:list-item>
        <text:list-item>
          <text:p text:style-name="P133">Vybraná oblast je vidět v poli <text:span text:style-name="LOMenuPath">Kopírovat seznam</text:span>. Klepneme na tlačítko <text:span text:style-name="LOMenuPath">Kopírovat</text:span> pro přidání oblasti do seznamu výběru.<text:alphabetical-index-mark text:string-value="seznamy výběru" text:key1="vkládání dat, Calc"/></text:p>
        </text:list-item>
      </text:list>
      <text:h text:style-name="P93" text:outline-level="2"><text:bookmark-start text:name="__RefHeading___Toc14992_266939973"/>Použití <text:alphabetical-index-mark text:string-value="seznamy výběru, Calc"/>seznamů výběru<text:bookmark-end text:name="__RefHeading___Toc14992_266939973"/></text:h>
      <text:p text:style-name="P5">Seznamy výběru jsou dostupný pouze pro text a jejich použití je omezeno jen na text, který již byl zadán do stejného sloupce.</text:p>
      <text:list xml:id="list134514074610257" text:continue-list="list134513074650830" text:style-name="Numbering_20_1">
        <text:list-item text:start-value="1">
          <text:p text:style-name="P133">Vybereme buňku ve sloupci nebo řádku, který obsahuje buňky s textovými položkami.</text:p>
        </text:list-item>
        <text:list-item>
          <text:p text:style-name="P133">Klepneme pravým tlačítkem myši a zvolíme z místní nabídky <text:span text:style-name="LOMenuPath">Seznam výběru</text:span>. Otevře se rozbalovací seznam, ve kterém se nacházejí všechny textové položky z daného sloupce.</text:p>
        </text:list-item>
        <text:list-item>
          <text:p text:style-name="P133">Klepneme na požadovanou položku, která se následně vloží do buňky.</text:p>
        </text:list-item>
      </text:list>
      <text:h text:style-name="P122" text:outline-level="1"><text:bookmark-start text:name="__RefHeading___Toc14994_266939973"/><text:soft-page-break/><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134512884351891" text:continue-list="list134514074610257" text:style-name="Numbering_20_1">
        <text:list-item text:start-value="1">
          <text:p text:style-name="P133">Go to <text:span text:style-name="LOMenuPath"><text:span text:style-name="T18">Edit &gt; Select</text:span></text:span><text:span text:style-name="LOMenuPath"> &gt; Select Sheets... </text:span>on the Menu bar to open the <text:span text:style-name="LOMenuPath">Select Sheets</text:span> dialog.</text:p>
        </text:list-item>
      </text:list>
      <text:p text:style-name="Figure"><draw:frame draw:style-name="fr4" draw:name="Frame19" text:anchor-type="as-char" svg:width="4.071cm" draw:z-index="78"><draw:text-box fo:min-height="4.085cm"><text:p text:style-name="Caption"><draw:frame draw:style-name="fr13" draw:name="Image26" text:anchor-type="paragraph" svg:width="4.071cm" style:rel-width="100%" svg:height="4.085cm" style:rel-height="scale" draw:z-index="79"><draw:image xlink:href="Pictures/1000020100000125000001266E68350DBE00D973.png" xlink:type="simple" xlink:show="embed" xlink:actuate="onLoad" loext:mime-type="image/png"/></draw:frame><text:span text:style-name="T10"><text:line-break/></text:span>Figure <text:sequence text:ref-name="refFigure24" text:name="Figure" text:formula="ooow:Figure+1" style:num-format="1">25</text:sequence>: Select Sheets dialog</text:p></draw:text-box></draw:frame></text:p>
      <text:list xml:id="list134514347787149" text:continue-numbering="true" text:style-name="Numbering_20_1">
        <text:list-item>
          <text:p text:style-name="P133">V něm vybereme jednotlivé listy, do kterých chceme data vložit. Více listů vybereme pomocí klávesy <text:span text:style-name="LOKeystroke">Shift</text:span> a <text:span text:style-name="LOKeystroke">Ctrl</text:span> (v systému Mac <text:span text:style-name="LOKeystroke">Options</text:span>).</text:p>
        </text:list-item>
        <text:list-item>
          <text:p text:style-name="P133">Výběr potvrdíme klepnutím na tlačítko <text:span text:style-name="LOMenuPath">OK</text:span>, karty listů přitom změní barvu.</text:p>
        </text:list-item>
        <text:list-item>
          <text:p text:style-name="P133">Údaje zadáme do buněk prvního z vybraných listů, přitom se vloží i do všech ostatních.</text:p>
        </text:list-item>
      </text:list>
      <text:list xml:id="list134513962052682" text:continue-list="list134513388246903" text:style-name="Heading_20_Note">
        <text:list-item>
          <text:p text:style-name="P164">Poznámka</text:p>
        </text:list-item>
      </text:list>
      <text:p text:style-name="P34">Tato technik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P121"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itů, které budou používat jiní lidé, možná budeme chtít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LOMenuPath">Data &gt; Platnost</text:span>, kde stanovíme typ obsahu, který může být do buňky zadán. Buňka může například vyžadovat datum, celé číslo bez písmen či desetinné čárky nebo že nesmí zůstat prázdná.</text:p>
      <text:p text:style-name="P5">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See the <text:span text:style-name="LOEmphasis">Calc Guide Chapter 2 Entering, Editing, and Formatting Data</text:span> for more information on validating cell contents.</text:p>
      <text:h text:style-name="P115" text:outline-level="1"><text:bookmark-start text:name="__RefHeading__8875_141864493"/><text:soft-page-break/><text:alphabetical-index-mark text:string-value="úprava dat, Calc"/><text:alphabetical-index-mark text:string-value="úprava dat" text:key1="Calc"/>Úprava dat<text:bookmark-end text:name="__RefHeading__8875_141864493"/></text:h>
      <text:h text:style-name="P91" text:outline-level="2"><text:bookmark-start text:name="__RefHeading__74132_1365249792"/><text:alphabetical-index-mark text:string-value="odstraňování dat z buňky" text:key1="úprava dat, Calc"/>Mazání dat<text:bookmark-end text:name="__RefHeading__74132_1365249792"/></text:h>
      <text:h text:style-name="P128" text:outline-level="3"><text:bookmark-start text:name="__RefHeading__8877_141864493"/>Mazání pouze dat<text:bookmark-end text:name="__RefHeading__8877_141864493"/></text:h>
      <text:p text:style-name="P5">Data lze smazat z buňky tak, aby v ní zůstalo formátování. Klepnutím vybereme buňku a potom stiskneme klávesu <text:span text:style-name="LOKeystroke">Delete</text:span>.</text:p>
      <text:h text:style-name="P128" text:outline-level="3"><text:bookmark-start text:name="__RefHeading__8879_141864493"/>Mazání dat a formátování<text:bookmark-end text:name="__RefHeading__8879_141864493"/></text:h>
      <text:p text:style-name="P37">Data a formátování se dají z buňky smazat současně.</text:p>
      <text:list xml:id="list134512893511669" text:continue-list="list134514347787149" text:style-name="Numbering_20_1">
        <text:list-item text:start-value="1">
          <text:p text:style-name="P133">Klepnutím vybereme buňku.</text:p>
        </text:list-item>
        <text:list-item>
          <text:p text:style-name="P133">Press the <text:span text:style-name="LOKeystroke">Backspace</text:span> key, or right-click in the cell and select <text:span text:style-name="LOMenuPath">Delete Contents</text:span> from the context menu, or go to <text:span text:style-name="LOMenuPath">Edit &gt; Delete Contents</text:span>) on the Menu bar to open the <text:span text:style-name="LOMenuPath">Delete Contents</text:span> dialog (Figure <text:sequence-ref text:reference-format="value" text:ref-name="refFigure26">27</text:sequence-ref>). Pomocí tohoto dialogového okna můžeme data mazat podle různých hledisek, případně smazat v buňce vše.</text:p>
        </text:list-item>
      </text:list>
      <text:p text:style-name="Figure"><draw:frame draw:style-name="fr4" draw:name="Frame20" text:anchor-type="as-char" svg:width="4.195cm" draw:z-index="80"><draw:text-box fo:min-height="3.923cm"><text:p text:style-name="Caption"><draw:frame draw:style-name="fr13" draw:name="Image27" text:anchor-type="paragraph" svg:width="4.195cm" style:rel-width="100%" svg:height="3.923cm" style:rel-height="scale" draw:z-index="81"><draw:image xlink:href="Pictures/100002010000012500000112DB59CBD018B3BD4D.png" xlink:type="simple" xlink:show="embed" xlink:actuate="onLoad" loext:mime-type="image/png"/></draw:frame><text:span text:style-name="T10"><text:line-break/></text:span>Figure <text:sequence text:ref-name="refFigure25" text:name="Figure" text:formula="ooow:Figure+1" style:num-format="1">26</text:sequence>: Delete Contents dialog</text:p></draw:text-box></draw:frame></text:p>
      <text:h text:style-name="Heading_20_2" text:outline-level="2"><text:bookmark-start text:name="__RefHeading___Toc10900_4170719853"/>Nahrazování dat<text:bookmark-end text:name="__RefHeading___Toc10900_4170719853"/></text:h>
      <text:p text:style-name="P51">Chceme-li odstranit stávající data a vložit nová, vybereme buňku a nová data zadáme. Původní data buňky budou nahrazena novými, původní formátování se však zachová.</text:p>
      <text:p text:style-name="P5"><text:bookmark-start text:name="__RefHeading__74136_1365249792"/>Alternatively, select the cell and click in the Input Line on the Formula Bar (Figure <text:sequence-ref text:reference-format="value" text:ref-name="refFigure1">2</text:sequence-ref><text:s/>on page <text:sequence-ref text:reference-format="page" text:ref-name="refFigure1">9</text:sequence-ref>), then double-click on the data to highlight it completely and type the new data.<text:bookmark-end text:name="__RefHeading__74136_1365249792"/></text:p>
      <text:h text:style-name="P91" text:outline-level="2"><text:bookmark-start text:name="__RefHeading__37453_1700526464"/><text:alphabetical-index-mark text:string-value="změna data v buňce" text:key1="úprava dat, Calc"/>Changing data<text:bookmark-end text:name="__RefHeading__37453_1700526464"/></text:h>
      <text:p text:style-name="P5">Někdy je třeba změnit obsah buňky, aniž by se celý odstranil. Například text „Prodej ve 2. kvartálu“ zaměníme 2” to “Sales rose in Qtr” can be done as follows.</text:p>
      <text:h text:style-name="P128" text:outline-level="3"><text:bookmark-start text:name="__RefHeading__16303_141864493"/>Pomocí klávesnice<text:bookmark-end text:name="__RefHeading__16303_141864493"/></text:h>
      <text:list xml:id="list134513986396067" text:continue-list="list134512893511669" text:style-name="Numbering_20_1">
        <text:list-item text:start-value="1">
          <text:p text:style-name="P133">Klepnutím vybereme buňku.</text:p>
        </text:list-item>
        <text:list-item>
          <text:p text:style-name="P133">Stiskneme klávesu <text:span text:style-name="LOKeystroke">F2</text:span>, čímž se kurzor umístí na konec textu v buňce.</text:p>
        </text:list-item>
        <text:list-item>
          <text:p text:style-name="P133">Pomocí šipek přemístíme kurzor na místo, kde chceme udělat úpravy, a tam zadáme nový text nebo smažeme starý.</text:p>
        </text:list-item>
        <text:list-item>
          <text:p text:style-name="P133">Stiskneme klávesu <text:span text:style-name="LOKeystroke">Enter</text:span>, čímž se změny uloží.</text:p>
        </text:list-item>
      </text:list>
      <text:h text:style-name="P128" text:outline-level="3"><text:bookmark-start text:name="__RefHeading__16305_141864493"/>Pomocí myši<text:bookmark-end text:name="__RefHeading__16305_141864493"/></text:h>
      <text:list xml:id="list134514143596263" text:continue-list="list134513528407771" text:style-name="Numbering_20_1">
        <text:list-item text:start-value="1">
          <text:p text:style-name="P133">Poklepeme na buňku, čímž ji vybereme a umístíme do ní kurzor.</text:p>
        </text:list-item>
        <text:list-item>
          <text:p text:style-name="P133">Provedeme jednu z následujících možností:</text:p>
        </text:list-item>
      </text:list>
      <text:list xml:id="list134513113368510" text:continue-list="list134513176755752" text:style-name="List_20_1">
        <text:list-item>
          <text:p text:style-name="P87">Kurzor přemístíme v buňce tam, kam chceme začít zadávat nová data.</text:p>
        </text:list-item>
        <text:list-item>
          <text:p text:style-name="P87"><text:soft-page-break/>Klepnutím buňku vybereme.</text:p>
        </text:list-item>
        <text:list-item>
          <text:p text:style-name="P88">Move the cursor to the Input Line on the Formula Bar (Figure <text:sequence-ref text:reference-format="value" text:ref-name="refFigure1">2</text:sequence-ref><text:s/>on page <text:sequence-ref text:reference-format="page" text:ref-name="refFigure1">9</text:sequence-ref>) and click at the position where you want to start entering the new data in the cell.</text:p>
        </text:list-item>
      </text:list>
      <text:list xml:id="list134512441220377" text:continue-list="list134514143596263" text:style-name="Numbering_20_1">
        <text:list-item>
          <text:p text:style-name="P133">Po ukončení úprav klepneme na jinou buňku, čímž se změny uloží.</text:p>
        </text:list-item>
      </text:list>
      <text:h text:style-name="P115" text:outline-level="1"><text:bookmark-start text:name="__RefHeading__74138_1365249792"/>Formátování dat<text:bookmark-end text:name="__RefHeading__74138_1365249792"/></text:h>
      <text:list xml:id="list134514088745086" text:continue-list="list134513962052682" text:style-name="Heading_20_Note">
        <text:list-item>
          <text:p text:style-name="P161">Poznámka</text:p>
        </text:list-item>
      </text:list>
      <text:p text:style-name="P34">Všechna nastavení popsaná v této části lze také nastavit jako součást stylu buňky. Více informací se nachází v <text:span text:style-name="LOEmphasis">kapitole 4 Using Styles and Templates in Calc příručky Calc Guide</text:span>.</text:p>
      <text:h text:style-name="P91"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28" text:outline-level="3"><text:bookmark-start text:name="__RefHeading__30431_1380607024"/>Automatické zalamování<text:bookmark-end text:name="__RefHeading__30431_1380607024"/></text:h>
      <text:p text:style-name="P5">Pokud chceme víceřádkový text v buňce zalomit automaticky, můžeme použít následující způsoby:</text:p>
      <text:p text:style-name="P73"><text:span text:style-name="LOStrongEmphasis">Způsob 1</text:span></text:p>
      <text:list xml:id="list134513613593293" text:continue-list="list134513986396067" text:style-name="Numbering_20_1">
        <text:list-item text:start-value="1">
          <text:p text:style-name="P133">Klepneme pravým tlačítkem myši na buňku a v místní nabídce zvolíme <text:span text:style-name="LOMenuPath">Formát buněk</text:span> nebo vybereme v hlavní nabídce <text:span text:style-name="LOMenuPath">Formát &gt; Buňky</text:span> nebo stiskneme klávesovou zkratku <text:span text:style-name="LOKeystroke">Ctrl+1</text:span>, čímž otevřeme dialogové okno Formát buněk.</text:p>
        </text:list-item>
        <text:list-item>
          <text:p text:style-name="P133">Click on the <text:span text:style-name="LOEmphasis">Alignment</text:span><text:span text:style-name="LOMenuPath"> </text:span>tab (Figure <text:sequence-ref text:reference-format="value" text:ref-name="refFigure26">27</text:sequence-ref>).</text:p>
        </text:list-item>
        <text:list-item>
          <text:p text:style-name="P133">V oddíle <text:span text:style-name="LOMenuPath">Vlastnosti</text:span> zaškrtneme Automaticky zalomit text a klepneme na <text:span text:style-name="LOMenuPath">OK</text:span>.</text:p>
        </text:list-item>
      </text:list>
      <text:p text:style-name="Figure"><draw:frame draw:style-name="fr4" draw:name="Frame21" text:anchor-type="as-char" svg:width="10.903cm" draw:z-index="82"><draw:text-box fo:min-height="7.237cm"><text:p text:style-name="P70"><draw:frame draw:style-name="fr13" draw:name="Image28" text:anchor-type="paragraph" svg:width="10.903cm" style:rel-width="100%" svg:height="7.237cm" style:rel-height="scale" draw:z-index="83"><draw:image xlink:href="Pictures/100002010000032300000215C76483BB75F5943E.png" xlink:type="simple" xlink:show="embed" xlink:actuate="onLoad" loext:mime-type="image/png"/></draw:frame><text:span text:style-name="T10"><text:line-break/></text:span>Figure <text:sequence text:ref-name="refFigure26" text:name="Figure" text:formula="ooow:Figure+1" style:num-format="1">27</text:sequence>: Format Cells dialog – Alignment page</text:p></draw:text-box></draw:frame></text:p>
      <text:p text:style-name="P73"><text:span text:style-name="LOStrongEmphasis">Způsob 2</text:span></text:p>
      <text:list xml:id="list134512690778318" text:continue-list="list134513613593293" text:style-name="Numbering_20_1">
        <text:list-item text:start-value="1">
          <text:p text:style-name="P133">Vybereme buňku.</text:p>
        </text:list-item>
        <text:list-item>
          <text:p text:style-name="P133">Otevřeme postranní lištu (<text:span text:style-name="LOMenuPath">Zobrazit &gt; Postranní lišta</text:span>) a klepneme na tlačítko <text:span text:style-name="LOMenuPath">Otevřít panel</text:span> (<text:span text:style-name="LOMenuPath">+</text:span>) v panelu <text:span text:style-name="LOMenuPath">Zarovnání</text:span>.</text:p>
        </text:list-item>
        <text:list-item>
          <text:p text:style-name="P133">Zaškrtneme možnost <text:span text:style-name="LOMenuPath">Zalomit text</text:span>, změna se projeví okamžitě.</text:p>
        </text:list-item>
      </text:list>
      <text:p text:style-name="P30"><text:soft-page-break/><draw:frame draw:style-name="fr3" draw:name="Frame393" text:anchor-type="as-char" svg:width="6.204cm" draw:z-index="49"><draw:text-box fo:min-height="4.981cm"><text:p text:style-name="Caption"><draw:frame draw:style-name="fr9" draw:name="Image302" text:anchor-type="paragraph" svg:width="6.152cm" svg:height="4.23cm" draw:z-index="50"><draw:image xlink:href="Pictures/100000000000010B000000D3F1BEF17A106EDF71.png" xlink:type="simple" xlink:show="embed" xlink:actuate="onLoad" loext:mime-type="image/png"/></draw:frame>Figure <text:sequence text:ref-name="refFigure27" text:name="Figure" text:formula="ooow:Figure+1" style:num-format="1">28</text:sequence>: Wrap text formatting</text:p></draw:text-box></draw:frame></text:p>
      <text:h text:style-name="P128" text:outline-level="3"><text:bookmark-start text:name="__RefHeading__9373_1843988802"/>Ruční zalomení textu<text:bookmark-end text:name="__RefHeading__9373_1843988802"/></text:h>
      <text:p text:style-name="P24">Když chceme zalomit text v buňce ručně, stiskneme během psaní v buňce kombinaci kláves <text:span text:style-name="LOKeystroke">Ctrl+Enter</text:span>. Když text upravujeme, nejprve na buňku poklepeme a pak kurzor umístíme tam, kde chceme řádek zalomit. In the input line of the formula bar, press <text:span text:style-name="LOEmphasis">Shift+Enter</text:span>.</text:p>
      <text:p text:style-name="P5">When a manual line break is entered in a cell, the cell row height changes to display all the lines in the cell.</text:p>
      <text:h text:style-name="P91" text:outline-level="2"><text:bookmark-start text:name="__RefHeading__74142_1365249792"/>Zmenšení textu podle velikosti buňky<text:bookmark-end text:name="__RefHeading__74142_1365249792"/></text:h>
      <text:p text:style-name="P5">Velikost písma textu v buňce lze automaticky přizpůsobit velikosti buňky. To do this, select the <text:span text:style-name="LOEmphasis">Shrink to fit cell size</text:span> option under <text:span text:style-name="LOMenuPath">Properties</text:span> in the Format Cells dialog (Figure <text:sequence-ref text:reference-format="value" text:ref-name="refFigure26">27</text:sequence-ref>) on the <text:span text:style-name="LOMenuPath">Alignment</text:span> page. This dialog is also available by clicking the <text:span text:style-name="LOMenuPath">More Options</text:span> button in the <text:span text:style-name="LOMenuPath">Character</text:span> title bar of the <text:span text:style-name="LOMenuPath">Properties</text:span> deck on the opened Sidebar, with text in the cell selected.</text:p>
      <text:h text:style-name="P91" text:outline-level="2"><text:bookmark-start text:name="__RefHeading__74144_1365249792"/>Formátování čísel<text:bookmark-end text:name="__RefHeading__74144_1365249792"/></text:h>
      <text:p text:style-name="P37">Several different number formats can be applied to cells by using icons on the Formatting toolbar (highlighted in Figure <text:sequence-ref text:reference-format="value" text:ref-name="refFigure28">29</text:sequence-ref>). Vybereme buňku a pak klepnutím na příslušnou ikonu změníme formát čísla.</text:p>
      <text:p text:style-name="P30"><draw:frame draw:style-name="fr6" draw:name="Frame274" text:anchor-type="as-char" svg:width="17cm" draw:z-index="51"><draw:text-box fo:min-height="1.905cm"><text:p text:style-name="Caption"><draw:frame draw:style-name="fr9" draw:name="Image303" text:anchor-type="paragraph" svg:width="17cm" svg:height="1.155cm" draw:z-index="52"><draw:image xlink:href="Pictures/10000201000002ED000000330A126F339F8B6126.png" xlink:type="simple" xlink:show="embed" xlink:actuate="onLoad" loext:mime-type="image/png"/></draw:frame>Figure <text:sequence text:ref-name="refFigure28" text:name="Figure" text:formula="ooow:Figure+1" style:num-format="1">29</text:sequence>: Number icons on Formatting toolbar</text:p></draw:text-box></draw:frame></text:p>
      <text:p text:style-name="P37">For more control or to select other number formats, use the <text:span text:style-name="LOEmphasis">Numbers</text:span> page of the Format Cells dialog (Figure <text:sequence-ref text:reference-format="value" text:ref-name="refFigure19">20</text:sequence-ref><text:s/>on page <text:sequence-ref text:reference-format="page" text:ref-name="refFigure19">27</text:sequence-ref>):</text:p>
      <text:list xml:id="list229655496" text:style-name="List_20_1">
        <text:list-item>
          <text:p text:style-name="P80">K formátování dat můžeme použít kterýkoliv typ dat ze seznamu <text:span text:style-name="LOMenuPath">Kategorie</text:span>.</text:p>
        </text:list-item>
        <text:list-item>
          <text:p text:style-name="P80">V oddílu <text:span text:style-name="LOMenuPath">Možnosti</text:span> můžeme nastavit počet desetinných míst a úvodních nul.</text:p>
        </text:list-item>
        <text:list-item>
          <text:p text:style-name="P80">Můžeme zadat vlastní formátovací kód.</text:p>
        </text:list-item>
        <text:list-item>
          <text:p text:style-name="P80">V oddílu <text:span text:style-name="LOMenuPath">Jazyk</text:span> můžeme zohlednit pro různé formáty národní prostředí, jako například pořadí položek v datumu, symbol měny či oddělovače tisíců a desetinných míst.</text:p>
        </text:list-item>
      </text:list>
      <text:p text:style-name="P5">Několik formátů čísla je k dispozici také na postranní liště v panelu <text:span text:style-name="LOMenuPath">Formát čísla</text:span> na kartě Vlastnosti. Pokud v něm klepneme na tlačítko <text:span text:style-name="LOMenuPath">Další možnosti</text:span>, otevře se dialogové okno Formát buněk, které bylo popsáno výše.</text:p>
      <text:h text:style-name="P91" text:outline-level="2"><text:bookmark-start text:name="__RefHeading__5592_984566268"/>Formatting fonts and text in cells<text:bookmark-end text:name="__RefHeading__5592_984566268"/></text:h>
      <text:p text:style-name="P5">To quickly select a font and format text for use in a cell:</text:p>
      <text:list xml:id="list134513128151743" text:continue-list="list134512690778318" text:style-name="Numbering_20_1">
        <text:list-item text:start-value="1">
          <text:p text:style-name="P133">Vybereme buňku.</text:p>
        </text:list-item>
        <text:list-item>
          <text:p text:style-name="P133">Click the small triangle on the right of the Font Name box on the Formatting toolbar (highlighted in Figure <text:sequence-ref text:reference-format="value" text:ref-name="refFigure29">30</text:sequence-ref>) and select a font from the drop-down list.</text:p>
        </text:list-item>
        <text:list-item>
          <text:p text:style-name="P133"><text:soft-page-break/>Klepneme na malý trojúhelník vpravo vedle ikony Velikost písma na nástrojové liště Formátování a v rozbalovacím seznamu zvolíme novou velikost písma.</text:p>
        </text:list-item>
      </text:list>
      <text:p text:style-name="P32"><draw:frame draw:style-name="fr6" draw:name="Frame204" text:anchor-type="as-char" svg:width="17cm" draw:z-index="63"><draw:text-box fo:min-height="1.905cm"><text:p text:style-name="Caption"><draw:frame draw:style-name="fr9" draw:name="Image304" text:anchor-type="paragraph" svg:width="17cm" svg:height="1.155cm" draw:z-index="74"><draw:image xlink:href="Pictures/10000201000002ED000000330598BD2D7B02D437.png" xlink:type="simple" xlink:show="embed" xlink:actuate="onLoad" loext:mime-type="image/png"/></draw:frame>Figure <text:sequence text:ref-name="refFigure29" text:name="Figure" text:formula="ooow:Figure+1" style:num-format="1">30</text:sequence>: Font Name and Size on Formatting toolbar</text:p></draw:text-box></draw:frame></text:p>
      <text:list xml:id="list134513705576498" text:continue-numbering="true" text:style-name="Numbering_20_1">
        <text:list-item>
          <text:p text:style-name="Numbering_20_1">Další atributy písma můžeme nastavit pomocí tlačítek <text:span text:style-name="LOMenuPath">Tučné</text:span>, <text:span text:style-name="LOEmphasis">Kurzíva</text:span> a Podtržené.</text:p>
        </text:list-item>
        <text:list-item>
          <text:p text:style-name="Numbering_20_1">To change the horizontal paragraph alignment, click on one of the four alignment icons (Left, Center, Right, Justified) <draw:frame draw:style-name="fr10" draw:name="Image305" text:anchor-type="as-char" svg:width="3.209cm" svg:height="0.459cm" draw:z-index="84"><draw:image xlink:href="Pictures/100000000000005B0000000D8253E2ACF232479B.png" xlink:type="simple" xlink:show="embed" xlink:actuate="onLoad" loext:mime-type="image/png"/></draw:frame>. For more options go to menu <text:span text:style-name="LOMenuPath">Format – Cells – Alignment</text:span>, and select one of the options in the Horizontal drop down list.</text:p>
        </text:list-item>
        <text:list-item>
          <text:p text:style-name="Numbering_20_1">To change the vertical alignment of the text in the cell, go to menu <text:span text:style-name="LOMenuPath">Format – Cells – Alignment</text:span> and select one of the options in the Vertical drop down list.</text:p>
        </text:list-item>
        <text:list-item>
          <text:p text:style-name="Numbering_20_1">To change the font color, click the arrow next to the Font Color icon <draw:frame draw:style-name="fr10" draw:name="Image306" text:anchor-type="as-char" svg:width="0.633cm" svg:height="0.633cm" draw:z-index="0"><draw:image xlink:href="Pictures/100000000000001200000012A4DED0A0B0FE2C56.png" xlink:type="simple" xlink:show="embed" xlink:actuate="onLoad" loext:mime-type="image/png"/></draw:frame><text:s/>to display the color palette, then select the desired color.</text:p>
        </text:list-item>
        <text:list-item>
          <text:p text:style-name="Numbering_20_1">The <text:span text:style-name="LOMenuPath">Format</text:span> menu also contains a quick access to direct text formatting in cells (Figure <text:span text:style-name="T14"><text:sequence-ref text:reference-format="value" text:ref-name="refFigure30">31</text:sequence-ref></text:span>). </text:p>
        </text:list-item>
      </text:list>
      <text:p text:style-name="Figure"><draw:frame draw:style-name="fr4" draw:name="Frame3" text:anchor-type="as-char" svg:width="9.065cm" draw:z-index="53"><draw:text-box fo:min-height="9.245cm"><text:p text:style-name="Illustration"><draw:frame draw:style-name="fr16" draw:name="Image5" text:anchor-type="paragraph" svg:width="7.895cm" style:rel-width="100%" svg:height="7.742cm" style:rel-height="scale" draw:z-index="54"><draw:image xlink:href="Pictures/100000000000023000000225143769FAE860FE2D.png" xlink:type="simple" xlink:show="embed" xlink:actuate="onLoad" loext:mime-type="image/png"/></draw:frame><text:span text:style-name="T10"><text:line-break/></text:span>Figure <text:sequence text:ref-name="refFigure30" text:name="Figure" text:formula="ooow:Figure+1" style:num-format="1">31</text:sequence>: Direct formatting <text:span text:style-name="T15">through</text:span> Format menu</text:p></draw:text-box></draw:frame></text:p>
      <text:p text:style-name="P5">Karta <text:span text:style-name="LOMenuPath">Vlastnosti</text:span> na postranní liště obsahuje pět panelů, <text:span text:style-name="LOMenuPath">Styly</text:span> a <text:span text:style-name="LOMenuPath">Znak</text:span>, <text:span text:style-name="LOMenuPath">Formát čísla</text:span>, <text:span text:style-name="LOMenuPath">Zarovnání</text:span> a <text:span text:style-name="LOMenuPath">Vzhled buňky</text:span>, které obsahují všechny ovládací prvky pro formátování z nástrojové lišty Formátování a další.</text:p>
      <text:p text:style-name="P5">Pokud chceme určit jazyk buňky, použijeme v dialogovém okně Formát buněk kartu <text:span text:style-name="LOMenuPath">Písmo</text:span>. You can also select the <text:span text:style-name="LOMenuPath">More Options</text:span> button on the Character panel of the Sidebar to open the Format Cells dialog. Změna jazyka v buňce nám umožní vytvářet vícejazyčný dokument.</text:p>
      <text:p text:style-name="P5">Další vlastnosti písma můžeme nastavit na kartě <text:span text:style-name="LOEmphasis">Efekty pro písmo</text:span> v dialogovém okně Formát buněk. Více informací se nachází v <text:span text:style-name="LOEmphasis">kapitole 4 Using Styles and Templates in Calc příručky Calc Guide</text:span>.</text:p>
      <text:h text:style-name="P91" text:outline-level="2"><text:bookmark-start text:name="__RefHeading__86660_625523294"/><text:soft-page-break/>Formátování ohraničení buněk<text:bookmark-end text:name="__RefHeading__86660_625523294"/></text:h>
      <text:p text:style-name="P103">To format the borders of a cell or a group of selected cells, click on the Borders icon <draw:frame draw:style-name="fr11" draw:name="Image7" text:anchor-type="as-char" svg:width="0.848cm" svg:height="0.598cm" draw:z-index="55"><draw:image xlink:href="Pictures/100000000000001C0000001B30D3EF36E215D816.png" xlink:type="simple" xlink:show="embed" xlink:actuate="onLoad" loext:mime-type="image/png"/></draw:frame><text:s/>on the Formatting toolbar, and select one of the border options displayed in the palette.</text:p>
      <text:p text:style-name="P11">To format the border line style, click on the line style icon <text:span text:style-name="T12"><draw:frame draw:style-name="fr17" draw:name="Image8" text:anchor-type="as-char" svg:width="0.499cm" svg:height="0.499cm" draw:z-index="56"><draw:image xlink:href="Pictures/100002010000001A0000001A1C0776C08F918C8C.png" xlink:type="simple" xlink:show="embed" xlink:actuate="onLoad" loext:mime-type="image/png"/></draw:frame></text:span><text:span text:style-name="T12"><text:s/>and select the type from the palette. For the </text:span>color of the borders lines of a cell, select the Border Color icon. A color palette is displayed.</text:p>
      <text:p text:style-name="P12">Panel postranní lišty <text:span text:style-name="LOMenuPath">Vzhled buňky</text:span> v kartě <text:span text:style-name="LOMenuPath">Vlastnosti</text:span> obsahuje ovládací prvky <text:span text:style-name="LOMenuPath">Ohraničení buňky</text:span>, <text:span text:style-name="LOMenuPath">Styl čáry</text:span> a <text:span text:style-name="LOMenuPath">Barva čáry</text:span>.</text:p>
      <text:p text:style-name="P5">For more control, including the spacing between cell borders and any data in the cell, use the <text:span text:style-name="LOEmphasis">Borders</text:span> page of the Format Cells dialog (Figure <text:sequence-ref text:reference-format="value" text:ref-name="refFigure19">20</text:sequence-ref><text:s/>on page <text:sequence-ref text:reference-format="page" text:ref-name="refFigure19">27</text:sequence-ref>), where you can also define a shadow style. Clicking the <text:span text:style-name="LOMenuPath">More Options</text:span> button on the <text:span text:style-name="LOMenuPath">Cell Appearance</text:span> title bar, or clicking <text:span text:style-name="LOMenuPath">More</text:span> in the panel’s line style drop-down list, opens the Format Cells dialog at the <text:span text:style-name="LOEmphasis">Borders</text:span> page. </text:p>
      <text:p text:style-name="P5">Více informací se nachází v <text:span text:style-name="LOEmphasis">kapitole 4 Using Styles and Templates in Calc příručky Calc Guide</text:span>.<text:tab/></text:p>
      <text:list xml:id="list134513720268083" text:continue-list="list134514088745086" text:style-name="Heading_20_Note">
        <text:list-item>
          <text:p text:style-name="P161">Poznámka</text:p>
        </text:list-item>
      </text:list>
      <text:p text:style-name="P34">Cell border properties apply only to the selected cells and can be changed only when you are editing those cells.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To format the background color for a cell or a group of cells, click the small arrow next to the Background Color icon <draw:frame draw:style-name="fr10" draw:name="Image310" text:anchor-type="as-char" svg:width="0.633cm" svg:height="0.6cm" draw:z-index="57"><draw:image xlink:href="Pictures/100000000000001200000011A72DD030A1D90AB5.png" xlink:type="simple" xlink:show="embed" xlink:actuate="onLoad" loext:mime-type="image/png"/></draw:frame><text:s/>on the Formatting toolbar. Zobrazí se paleta s výběrem barev, podobná paletě Barva písma. You can also use the <text:span text:style-name="LOEmphasis">Background</text:span> tab of the Format Cells dialog (Figure <text:sequence-ref text:reference-format="value" text:ref-name="refFigure19">20</text:sequence-ref><text:s/>on page <text:sequence-ref text:reference-format="page" text:ref-name="refFigure19">27</text:sequence-ref>). The <text:span text:style-name="LOMenuPath">Cell Appearance</text:span> panel of the <text:span text:style-name="LOMenuPath">Properties</text:span> deck in the Sidebar contains a <text:span text:style-name="LOMenuPath">Cell background</text:span> control with a color palette. See the <text:span text:style-name="LOEmphasis">Calc Guide Chapter 4 Using Styles and Templates in Calc</text:span> for more information.</text:p>
      <text:h text:style-name="P94" text:outline-level="2"><text:bookmark-start text:name="__RefHeading___Toc14185_266939973"/>Formatting default cell styles<text:bookmark-end text:name="__RefHeading___Toc14185_266939973"/></text:h>
      <text:p text:style-name="P19">To add default styles for a cell or a group of cells, click Format &gt; Styles. A menu displays the default styles. The default styles can be applied, deleted, or modified through the Styles and Formatting deck. You can create and use custom default cell styles for a cell by clicking Format &gt; Styles &gt; New Styles… Enter in a new name for the style or click an existing style name to update that style. Apply, delete, or modify the custom default style in the Styles and Formatting deck. </text:p>
      <text:h text:style-name="P115" text:outline-level="1"><text:bookmark-start text:name="__RefHeading__74152_1365249792"/>Automatické formátování buněk<text:bookmark-end text:name="__RefHeading__74152_1365249792"/></text:h>
      <text:h text:style-name="P91" text:outline-level="2"><text:bookmark-start text:name="__RefHeading__10671_1843988802"/>Použití automatického formátování<text:bookmark-end text:name="__RefHeading__10671_1843988802"/></text:h>
      <text:p text:style-name="P37">You can use <text:alphabetical-index-mark text:string-value="Automatický formát" text:key1="formátování, Calc"/><text:alphabetical-index-mark text:string-value="Automatický formát" text:key1="Calc"/>Calc’s AutoFormat<text:alphabetical-index-mark text:string-value="Automatický formát, Calc"/> feature to format a table (range of cells) quickly and easily. It also let you format different tables of the sheet with the same look and feel very easily. All formatting applied are direct formatting.</text:p>
      <text:list xml:id="list76245322" text:style-name="Numbering_20_1">
        <text:list-item>
          <text:p text:style-name="P133">Vybereme buňky, které chceme formátovat, a to minimálně v rozsahu tří řádků a sloupců včetně jejich záhlaví.</text:p>
        </text:list-item>
        <text:list-item>
          <text:p text:style-name="P133">Go to <text:span text:style-name="LOMenuPath">Format &gt; AutoFormat Styles </text:span>on the Menu bar to open the <text:span text:style-name="LOMenuPath">AutoFormat</text:span> dialog (Figure <text:sequence-ref text:reference-format="value" text:ref-name="refFigure31">32</text:sequence-ref>).</text:p>
        </text:list-item>
        <text:list-item>
          <text:p text:style-name="P133">V seznamu zvolíme typ a barvu formátování.</text:p>
        </text:list-item>
        <text:list-item>
          <text:p text:style-name="P133"><text:soft-page-break/>Zvolíme, které formátovací prvky budou při automatickém formátování použity. When selecting or deselecting a formatting property, the AutoFormat dialog displays the change instantly.</text:p>
        </text:list-item>
        <text:list-item>
          <text:p text:style-name="P133">Klepneme na <text:span text:style-name="LOMenuPath">OK</text:span>.</text:p>
        </text:list-item>
      </text:list>
      <text:p text:style-name="Figure"><draw:frame draw:style-name="fr4" draw:name="Frame22" text:anchor-type="as-char" svg:width="9.76cm" draw:z-index="85"><draw:text-box fo:min-height="6.052cm"><text:p text:style-name="P71"><draw:frame draw:style-name="fr13" draw:name="Image29" text:anchor-type="paragraph" svg:width="9.76cm" style:rel-width="100%" svg:height="6.052cm" style:rel-height="scale" draw:z-index="86"><draw:image xlink:href="Pictures/100002010000024B0000016CA4638E209F9F430C.png" xlink:type="simple" xlink:show="embed" xlink:actuate="onLoad" loext:mime-type="image/png"/></draw:frame><text:span text:style-name="T10"><text:line-break/></text:span>Figure <text:sequence text:ref-name="refFigure31" text:name="Figure" text:formula="ooow:Figure+1" style:num-format="1">32</text:sequence>: AutoFormat dialog</text:p></draw:text-box></draw:frame></text:p>
      <text:h text:style-name="P91" text:outline-level="2"><text:bookmark-start text:name="__RefHeading__10673_1843988802"/>Definování nového automatického formátování<text:bookmark-end text:name="__RefHeading__10673_1843988802"/></text:h>
      <text:p text:style-name="P37">Můžeme definovat vlastní styl automatického formátování, který bude dostupný pro všechny sešity.</text:p>
      <text:list xml:id="list134512522010317" text:continue-list="list134512441220377" text:style-name="Numbering_20_1">
        <text:list-item text:start-value="1">
          <text:p text:style-name="P134">Format the data type, font, font size, cell borders, cell background, and so on for a range of cells.</text:p>
        </text:list-item>
        <text:list-item>
          <text:p text:style-name="P144">Select the range.</text:p>
        </text:list-item>
        <text:list-item>
          <text:p text:style-name="P141">Go to <text:span text:style-name="LOMenuPath">Format &gt; AutoFormat</text:span> to open the AutoFormat dialog. The <text:span text:style-name="LOMenuPath">Add</text:span> button is now active.</text:p>
        </text:list-item>
        <text:list-item>
          <text:p text:style-name="P141">Klepneme na <text:span text:style-name="LOMenuPath">Přidat</text:span>.</text:p>
        </text:list-item>
        <text:list-item>
          <text:p text:style-name="P141">Do pole <text:span text:style-name="LOEmphasis">Název</text:span> v dialogovém okně Přidat automatický formát zadáme výstižný název.</text:p>
        </text:list-item>
        <text:list-item>
          <text:p text:style-name="P141">Uložíme klepnutím na <text:span text:style-name="LOMenuPath">OK</text:span>. Nyní je nový formát dostupný v seznamu <text:span text:style-name="LOEmphasis">Formát</text:span> v dialogovém okně Automatický formát.</text:p>
        </text:list-item>
      </text:list>
      <text:list xml:id="list134514296737174" text:continue-list="list134513720268083" text:style-name="Heading_20_Note">
        <text:list-item>
          <text:p text:style-name="Heading_20_Note">Poznámka</text:p>
        </text:list-item>
      </text:list>
      <text:p text:style-name="Text_20_Note">The new AutoFormat is stored in your computer user profile and is not available to other users. However, other users can import the new AutoFormat selecting the table range in the spreadsheet document and defining it as new AutoFormat.</text:p>
      <text:h text:style-name="P11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Calc comes with a predefined set of formatting themes (set of styles) that you can apply to your spreadsheet. While It is not possible to add new themes in Calc, you can modify the theme styles once the theme is applied to the spreadsheet. The modified styles become available for use in the whole spreadsheet.</text:p>
      <text:p text:style-name="P62">Jak použít téma na sešit:</text:p>
      <text:list xml:id="list333625068" text:style-name="Numbering_20_1">
        <text:list-item text:start-value="1">
          <text:p text:style-name="P133">Click the <text:span text:style-name="LOMenuPath">Choose Themes</text:span> icon <draw:frame draw:style-name="fr10" draw:name="graphics29" text:anchor-type="as-char" svg:width="0.67cm" svg:height="0.67cm" draw:z-index="58"><draw:image xlink:href="Pictures/10000000000000130000001331660BA3B286A32E.png" xlink:type="simple" xlink:show="embed" xlink:actuate="onLoad" loext:mime-type="image/png"/></draw:frame><text:s/>in the <text:span text:style-name="LOMenuPath">Tools</text:span> toolbar. If this toolbar is not visible, go to <text:span text:style-name="LOMenuPath">View &gt; Toolbars</text:span> on the Menu bar and select <text:span text:style-name="LOMenuPath">Tools</text:span>, and the <text:span text:style-name="LOMenuPath">Theme Selection</text:span> dialog (Figure <text:sequence-ref text:reference-format="value" text:ref-name="refFigure32">33</text:sequence-ref>) opens. Toto okno obsahuje seznam dostupných témat pro celý sešit.</text:p>
        </text:list-item>
        <text:list-item>
          <text:p text:style-name="P133">Označíme téma, které chceme použít. Ihned po výběru tématu se styly použijí, a změny jsou tedy okamžitě patrné.</text:p>
        </text:list-item>
        <text:list-item>
          <text:p text:style-name="P133">Klepneme na <text:span text:style-name="LOMenuPath">OK</text:span>.</text:p>
        </text:list-item>
        <text:list-item>
          <text:p text:style-name="P133"><text:soft-page-break/>If you wish, you can now open the Styles window to modify specific styles. These changes do not modify the theme; they only change the appearance of the style in the specific spreadsheet you are creating.</text:p>
        </text:list-item>
      </text:list>
      <text:list xml:id="list134513508743244" text:continue-list="list3811649772" text:style-name="Heading_20_Caution">
        <text:list-item>
          <text:p text:style-name="P132">Upozornění</text:p>
        </text:list-item>
      </text:list>
      <text:p text:style-name="Text_20_Note">Applying a new theme over an existing one will override all existing theme styles customization with the new theme styles.</text:p>
      <text:p text:style-name="P30"><draw:frame draw:style-name="fr6" draw:name="Frame217" text:anchor-type="as-char" svg:width="6.53cm" draw:z-index="59"><draw:text-box fo:min-height="8.558cm"><text:p text:style-name="Caption"><draw:frame draw:style-name="fr9" draw:name="Image9" text:anchor-type="paragraph" svg:width="5.988cm" svg:height="8.894cm" draw:z-index="60"><draw:image xlink:href="Pictures/1000000000000152000001F6ABF32D297BBBDD41.png" xlink:type="simple" xlink:show="embed" xlink:actuate="onLoad" loext:mime-type="image/png"/></draw:frame>Figure <text:sequence text:ref-name="refFigure32" text:name="Figure" text:formula="ooow:Figure+1" style:num-format="1">33</text:sequence>: Theme Selection dialog</text:p></draw:text-box></draw:frame></text:p>
      <text:p text:style-name="P29">The applied spreadsheet themes works with cell styles. Some themes even change the Default cell style. A new set of styles, including one named <text:span text:style-name="LOEmphasis">Card</text:span> is added to your document. Figure <text:sequence-ref text:reference-format="value" text:ref-name="refFigure33">34</text:sequence-ref><text:s/>shows the styles added by the <text:span text:style-name="LOEmphasis">Pastel</text:span> theme.</text:p>
      <text:p text:style-name="Figure"><draw:frame draw:style-name="fr7" draw:name="Quadro1" text:anchor-type="as-char" svg:width="4.551cm" draw:z-index="61"><draw:text-box fo:min-height="7.89cm"><text:p text:style-name="P67"><draw:frame draw:style-name="fr13" draw:name="Figura2" text:anchor-type="paragraph" svg:width="4.551cm" style:rel-width="100%" svg:height="7.89cm" style:rel-height="scale" draw:z-index="62"><draw:image xlink:href="Pictures/100000000000013500000218FC6119E2D4855A59.png" xlink:type="simple" xlink:show="embed" xlink:actuate="onLoad" loext:mime-type="image/png"/></draw:frame><text:span text:style-name="T10"><text:line-break/></text:span>Figure <text:sequence text:ref-name="refFigure33" text:name="Figure" text:formula="ooow:Figure+1" style:num-format="1">34</text:sequence>: Cell styles of theme "Pastel"</text:p></draw:text-box></draw:frame></text:p>
      <text:h text:style-name="P115" text:outline-level="1"><text:bookmark-start text:name="__RefHeading__10675_1843988802"/><text:soft-page-break/><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Multiple formatting options can be entered and arranged using assigned <text:span text:style-name="LOEmphasis">priority rules </text:span>to order the importance of the conditions, allowing certain formatting options to take place before others, for example.</text:p>
      <text:p text:style-name="P25">Podmíněné formátování závisí na používání stylů a funkce Automatický výpočet, která musí být zapnuta. Tuto funkci aktivujeme tak, že v hlavní nabídce zvolíme <text:span text:style-name="LOMenuPath">Nástroje &gt; Obsah buněk &gt; Automatický výpočet</text:span>. Více informací se nachází v <text:span text:style-name="LOEmphasis">kapitole 2 Entering, Editing, and Formatting Data příručky Calc Guide</text:span>.</text:p>
      <text:h text:style-name="Heading_20_1" text:outline-level="1"><text:bookmark-start text:name="__RefHeading___Toc10902_4170719853"/><text:alphabetical-index-mark text:string-value="skrývání a zobrazování dat" text:key1="Calc"/><text:alphabetical-index-mark text:string-value="skrývání a zobrazování dat, Calc"/>Skrývání a zobrazování dat<text:bookmark-end text:name="__RefHeading___Toc10902_4170719853"/></text:h>
      <text:p text:style-name="P5">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p>
      <text:p text:style-name="P5">Více informací o skrývání a zobrazování dat, včetně toho jak používat souhrny a filtrování, se nachází v <text:span text:style-name="LOEmphasis">kapitole 2 Entering, Editing, and Formatting Data příručky Calc Guide</text:span>.</text:p>
      <text:list xml:id="list134514265798362" text:continue-list="list134514296737174" text:style-name="Heading_20_Note">
        <text:list-item>
          <text:p text:style-name="P161">Poznámka</text:p>
        </text:list-item>
      </text:list>
      <text:p text:style-name="P34">Pokud jsou data v buňkách skryty, prázdné buňky zůstávají v sešitu viditelné.</text:p>
      <text:h text:style-name="P91" text:outline-level="2"><text:bookmark-start text:name="__RefHeading__11153_1686195973"/>Skrývání dat<text:bookmark-end text:name="__RefHeading__11153_1686195973"/></text:h>
      <text:p text:style-name="P37">To hide <text:span text:style-name="LOEmphasis">sheets</text:span>, select them, then go to <text:span text:style-name="LOMenuPath">Sheet &gt; Hide Sheets</text:span> on the Menu bar, or right-click and choose <text:span text:style-name="LOMenuPath">Hide Sheets</text:span> on the context menu. You cannot hide all the sheets in a spreadsheet; at least one sheet must remain visible.</text:p>
      <text:p text:style-name="P37">To hide <text:span text:style-name="LOEmphasis">rows</text:span> or <text:span text:style-name="LOEmphasis">columns</text:span>:</text:p>
      <text:list xml:id="list134512791509436" text:continue-list="list134513705576498" text:style-name="Numbering_20_1">
        <text:list-item text:start-value="1">
          <text:p text:style-name="P133">Select the row or column you want to hide.</text:p>
        </text:list-item>
        <text:list-item>
          <text:p text:style-name="P133">Go to <text:span text:style-name="LOMenuPath">Format</text:span> on the Menu bar and select <text:span text:style-name="LOMenuPath">Rows</text:span> or <text:span text:style-name="LOMenuPath">Columns</text:span>.</text:p>
        </text:list-item>
        <text:list-item>
          <text:p text:style-name="P133">Select <text:span text:style-name="LOMenuPath">Hide</text:span> from the submenu and the row or column can no longer viewed or printed.</text:p>
        </text:list-item>
      </text:list>
      <text:p text:style-name="P5">Alternatively, right-click on the row header or column header and select <text:span text:style-name="LOMenuPath">Hide Rows</text:span> or <text:span text:style-name="LOMenuPath">Hide Columns</text:span> from the context menu.</text:p>
      <text:h text:style-name="P95" text:outline-level="2"><text:bookmark-start text:name="__RefHeading___Toc21097_244513003"/>Zobrazení dat<text:bookmark-end text:name="__RefHeading___Toc21097_244513003"/></text:h>
      <text:p text:style-name="P39">Pokud chceme zobrazit skryté listy, sloupce nebo řádky:</text:p>
      <text:list xml:id="list134512683351781" text:continue-list="list134512791509436" text:style-name="Numbering_20_1">
        <text:list-item text:start-value="1">
          <text:p text:style-name="P145">Vybereme listy, sloupce nebo řádky nacházející se na obou stranách vedle skrytého listu, sloupce nebo řádku, který chceme zobrazit.</text:p>
        </text:list-item>
        <text:list-item>
          <text:p text:style-name="P145">V hlavní nabídce zvolíme <text:span text:style-name="LOMenuPath">Formát</text:span> &gt; <text:span text:style-name="LOMenuPath">List</text:span>, <text:span text:style-name="LOMenuPath">Řádek</text:span> nebo <text:span text:style-name="LOMenuPath">Sloupec</text:span>.</text:p>
        </text:list-item>
        <text:list-item>
          <text:p text:style-name="P145">Vybereme z podnabídky <text:span text:style-name="LOMenuPath">Zobrazit</text:span>. List, řádek nebo sloupec se zobrazí a bude možné je vytisknout.</text:p>
          <text:p text:style-name="P157">Jinou možností je klepnout pravým tlačítkem myši na záhlaví řádku nebo sloupce a v místní nabídce zvolit <text:span text:style-name="LOMenuPath">Zobrazit</text:span>.</text:p>
        </text:list-item>
      </text:list>
      <text:list xml:id="list134513292634918" text:continue-list="list134514265798362" text:style-name="Heading_20_Note">
        <text:list-item>
          <text:p text:style-name="P159">Poznámka</text:p>
        </text:list-item>
      </text:list>
      <text:p text:style-name="Text_20_Note">If the first column (A) or first row (1) is hidden, you must select the whole sheet to access the show command for this row or column.</text:p>
      <text:h text:style-name="Heading_20_1" text:outline-level="1"><text:bookmark-start text:name="__RefHeading___Toc21099_244513003"/><text:soft-page-break/>Cell protection<text:bookmark-end text:name="__RefHeading___Toc21099_244513003"/></text:h>
      <text:p text:style-name="P41">All or some of the cells in a spreadsheet can be password protected to prevent changes being made by unauthorized users. This can be handy when multiple people have access to the spreadsheet itself, but for various reasons only a few can be allowed to modify the data it contains.</text:p>
      <text:p text:style-name="P42">By default, <text:span text:style-name="LOEmphasis">all </text:span>cells will be flagged as <text:span text:style-name="LOEmphasis">Protected </text:span>(Figure <text:span text:style-name="T11"><text:sequence-ref text:reference-format="value" text:ref-name="refFigure35">36</text:sequence-ref></text:span>).</text:p>
      <text:p text:style-name="P43">Before protecting the sheet, you may wish to select certain cells that will be unprotected that can be changed by any users without the password.</text:p>
      <text:p text:style-name="P43">Provedeme to následovně:</text:p>
      <text:list xml:id="list134514390206598" text:continue-list="list134512522010317" text:style-name="Numbering_20_1">
        <text:list-item text:start-value="1">
          <text:p text:style-name="P146">Using any of the methods previously discussed, select the cells that you wish to unprotect.</text:p>
        </text:list-item>
        <text:list-item>
          <text:p text:style-name="P147">Open the Format Cells dialog by right-clicking and selecting <text:span text:style-name="LOEmphasis">Format Cells</text:span> or by selecting <text:span text:style-name="LOMenuPath">Format &gt; Cells</text:span> from the Menu bar.</text:p>
        </text:list-item>
        <text:list-item>
          <text:p text:style-name="P147">From the Cell Protection tab of the Format Cells dialog, the Protected status of individual or groups of cells can be toggled on or off.</text:p>
        </text:list-item>
      </text:list>
      <text:p text:style-name="P23">In the <text:span text:style-name="LOEmphasis">Cell Protection</text:span> tab of the Format Cells dialog is also the option to Hide all data contained in protected cells.</text:p>
      <text:p text:style-name="P44">To toggle the hidden status of protected cells:</text:p>
      <text:list xml:id="list134514135755367" text:continue-list="list134514390206598" text:style-name="Numbering_20_1">
        <text:list-item text:start-value="1">
          <text:p text:style-name="P148">V liště nabídky otevřeme položku <text:span text:style-name="LOMenuPath">Nástroje &gt; Uzamknout list</text:span>.</text:p>
        </text:list-item>
        <text:list-item>
          <text:p text:style-name="P148">Zadáme heslo k odemknutí listu a klepneme na <text:span text:style-name="LOMenuPath">OK</text:span>.</text:p>
        </text:list-item>
        <text:list-item>
          <text:p text:style-name="P148">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1</text:span>, čímž otevřeme dialogové okno <text:span text:style-name="LOMenuPath">Formát buněk</text:span>.</text:p>
        </text:list-item>
        <text:list-item>
          <text:p text:style-name="P148">Click the <text:span text:style-name="LOEmphasis">Cell Protection</text:span> tab (Figure <text:sequence-ref text:reference-format="value" text:ref-name="refFigure34">35</text:sequence-ref>) and deselect the hide options for the cells.</text:p>
        </text:list-item>
        <text:list-item>
          <text:p text:style-name="P148">Klepneme na <text:span text:style-name="LOMenuPath">OK</text:span>.</text:p>
        </text:list-item>
      </text:list>
      <text:p text:style-name="Figure"><draw:frame draw:style-name="fr4" draw:name="Frame23" text:anchor-type="as-char" svg:width="13.384cm" draw:z-index="87"><draw:text-box fo:min-height="4.634cm"><text:p text:style-name="P72"><draw:frame draw:style-name="fr13" draw:name="Image30" text:anchor-type="paragraph" svg:width="13.384cm" style:rel-width="100%" svg:height="4.634cm" style:rel-height="scale" draw:z-index="88"><draw:image xlink:href="Pictures/100000000000032000000115B3CC5798F58E9587.png" xlink:type="simple" xlink:show="embed" xlink:actuate="onLoad" loext:mime-type="image/png"/></draw:frame><text:span text:style-name="T10"><text:line-break/></text:span>Figure <text:sequence text:ref-name="refFigure34" text:name="Figure" text:formula="ooow:Figure+1" style:num-format="1">35</text:sequence>: Cell Protection page in Format Cells dialog</text:p></draw:text-box></draw:frame></text:p>
      <text:p text:style-name="P40">When all desired cells have been flagged with either a protected or unprotected status:</text:p>
      <text:list xml:id="list134514025120249" text:continue-list="list134514135755367" text:style-name="Numbering_20_1">
        <text:list-item text:start-value="1">
          <text:p text:style-name="P149">V liště nabídky otevřeme položku <text:span text:style-name="LOMenuPath">Nástroje &gt; Uzamknout list</text:span>. The Protect Sheet dialog will open (Figure <text:sequence-ref text:reference-format="value" text:ref-name="refFigure35">36</text:sequence-ref>).</text:p>
        </text:list-item>
        <text:list-item>
          <text:p text:style-name="P142">V něm zvolíme <text:span text:style-name="LOEmphasis">Uzamknout tento list a obsah uzamčených buněk</text:span>.</text:p>
        </text:list-item>
        <text:list-item>
          <text:p text:style-name="P142">Type a password and then confirm the password.</text:p>
        </text:list-item>
        <text:list-item>
          <text:p text:style-name="P142">Dle potřeby označíme nebo zrušíme označení v seznamu Možnosti.</text:p>
        </text:list-item>
        <text:list-item>
          <text:p text:style-name="P142">Klepneme na <text:span text:style-name="LOMenuPath">OK</text:span>.</text:p>
        </text:list-item>
      </text:list>
      <text:p text:style-name="P104">Any cells that had been toggled as protected will no longer be editable by anyone that does not have the password.</text:p>
      <text:p text:style-name="Figure"><text:soft-page-break/><draw:frame draw:style-name="fr4" draw:name="Frame24" text:anchor-type="as-char" svg:width="6.477cm" draw:z-index="89"><draw:text-box fo:min-height="6.731cm"><text:p text:style-name="Caption"><draw:frame draw:style-name="fr13" draw:name="Image31" text:anchor-type="paragraph" svg:width="6.477cm" style:rel-width="100%" svg:height="6.144cm" style:rel-height="scale" draw:z-index="90"><draw:image xlink:href="Pictures/100002010000019900000184A056A65BE65ED874.png" xlink:type="simple" xlink:show="embed" xlink:actuate="onLoad" loext:mime-type="image/png"/></draw:frame><text:span text:style-name="T10"><text:line-break/></text:span>Figure <text:sequence text:ref-name="refFigure35" text:name="Figure" text:formula="ooow:Figure+1" style:num-format="1">36</text:sequence>: Protect Sheet dialog</text:p></draw:text-box></draw:frame></text:p>
      <text:p text:style-name="P6">Alternatively, you can choose to protect the entire spreadsheet rather than individual cells on individual sheets by selecting <text:span text:style-name="LOMenuPath">Tools &gt; Protect Spreadsheet</text:span> from the Menu bar. The protected sheets has a lock icon in its tab, as shown in Figure <text:span text:style-name="T7"><text:sequence-ref text:reference-format="value" text:ref-name="refFigure36">37</text:sequence-ref></text:span>.</text:p>
      <text:p text:style-name="P33"><draw:frame draw:style-name="fr4" draw:name="Frame4" text:anchor-type="as-char" svg:width="4.606cm" draw:z-index="38"><draw:text-box fo:min-height="2.582cm"><text:p text:style-name="Caption"><draw:frame draw:style-name="fr16" draw:name="Image10" text:anchor-type="paragraph" svg:width="3.526cm" style:rel-width="100%" svg:height="1.281cm" style:rel-height="scale" draw:z-index="39"><draw:image xlink:href="Pictures/10000201000000ED000000560298EB4AB2992027.png" xlink:type="simple" xlink:show="embed" xlink:actuate="onLoad" loext:mime-type="image/png"/></draw:frame><text:span text:style-name="T10"><text:line-break/></text:span>Figure <text:sequence text:ref-name="refFigure36" text:name="Figure" text:formula="ooow:Figure+1" style:num-format="1">37</text:sequence>: The lock <text:span text:style-name="T6">icon</text:span> in a protected sheet</text:p></draw:text-box></draw:frame></text:p>
      <text:h text:style-name="P115"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jej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Více informací o řazení dat a jeho možných nastaveních se nachází v <text:span text:style-name="LOEmphasis">kapitole 2 Entering, Editing, and Formatting Data příručky Calc Guide</text:span>.</text:p>
      <text:p text:style-name="Figure"><draw:frame draw:style-name="fr4" draw:name="Frame25" text:anchor-type="as-char" svg:width="11.532cm" draw:z-index="91"><draw:text-box fo:min-height="6.027cm"><text:p text:style-name="Caption"><draw:frame draw:style-name="fr13" draw:name="Image32" text:anchor-type="paragraph" svg:width="11.127cm" style:rel-width="100%" svg:height="5.54cm" style:rel-height="scale" draw:z-index="92"><draw:image xlink:href="Pictures/10000000000002DF0000016ED8EC757E91411071.png" xlink:type="simple" xlink:show="embed" xlink:actuate="onLoad" loext:mime-type="image/png"/></draw:frame><text:span text:style-name="T10"><text:line-break/></text:span>Figure <text:sequence text:ref-name="refFigure37" text:name="Figure" text:formula="ooow:Figure+1" style:num-format="1">38</text:sequence>: Sort Criteria dialog</text:p></draw:text-box></draw:frame></text:p>
      <text:p text:style-name="P37"><text:soft-page-break/>Pokud chceme seřadit buňky v listu:</text:p>
      <text:list xml:id="list134514070845889" text:continue-list="list134512683351781" text:style-name="Numbering_20_1">
        <text:list-item text:start-value="1">
          <text:p text:style-name="P133">Vybereme buňky, které chceme seřadit.</text:p>
        </text:list-item>
        <text:list-item>
          <text:p text:style-name="P133">Go to <text:span text:style-name="LOMenuPath">Data &gt; Sort</text:span> on the Menu bar to open the <text:span text:style-name="LOMenuPath">Sort</text:span> dialog (Figure <text:sequence-ref text:reference-format="value" text:ref-name="refFigure37">38</text:sequence-ref>).</text:p>
        </text:list-item>
        <text:list-item>
          <text:p text:style-name="P133">Zvolíme podmínku řazení z rozbalovacího seznamu. Položky této nabídky závisejí na vybraných buňkách.</text:p>
        </text:list-item>
        <text:list-item>
          <text:p text:style-name="P133">Zvolíme vzestupné (AZ, 1-9) nebo sestupné (ZA, 9-1) pořadí.</text:p>
        </text:list-item>
        <text:list-item>
          <text:p text:style-name="P133">Klepneme na <text:span text:style-name="LOMenuPath">OK</text:span>. Data se v sešitu seřadí.</text:p>
        </text:list-item>
      </text:list>
      <text:h text:style-name="Heading_20_1" text:outline-level="1"><text:bookmark-start text:name="__RefHeading___Toc21101_244513003"/>Cell comments<text:bookmark-end text:name="__RefHeading___Toc21101_244513003"/></text:h>
      <text:p text:style-name="P20">Comments are small notes and text that can serve as a reminder or an aside to the user. A comment is not considered a part of the spreadsheet for calculation or printing purposes, and will only appear when hovering the mouse over the particular cell that has been ‘commented’.</text:p>
      <text:p text:style-name="P21">The easiest way to insert a comment is by right-clicking on the desired cell and selecting <text:span text:style-name="LOEmphasis">Insert Comment </text:span>from the<text:span text:style-name="LOEmphasis"> Context Menu </text:span>that appears<text:span text:style-name="LOEmphasis">. </text:span>Alternatively, a comment can be inserted<text:span text:style-name="LOEmphasis"> </text:span>by selecting <text:span text:style-name="LOMenuPath">Insert &gt; Comment </text:span>from the Menu bar<text:span text:style-name="LOEmphasis">, </text:span>by pressing the keyboard shortcut <text:span text:style-name="LOKeystroke">(Ctrl+Alt+C), </text:span>or by clicking the icon in the <text:span text:style-name="LOEmphasis">Standard Toolbar.</text:span></text:p>
      <text:p text:style-name="P22">By default, comments will remain hidden and only appear when hovering the mouse. Cells that contain comments are marked with a red square in the upper right corner. To toggle the visibility of comments, select <text:span text:style-name="LOMenuPath">View &gt; Comments </text:span>from the Menu bar<text:span text:style-name="LOEmphasis">.</text:span></text:p>
      <text:h text:style-name="P115" text:outline-level="1"><text:bookmark-start text:name="__RefHeading__14677_1458129930"/>Použití vzorců a funkcí<text:bookmark-end text:name="__RefHeading__14677_1458129930"/></text:h>
      <text:p text:style-name="P5">V sešitu můžeme potřebova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P5">Funkce je předdefinovaný výpočet vložený do buňky, umožňující analyzovat či zpracovávat data. All you have to do is enter the arguments and the calculation is made automatically. Funkce pomáhají při vytváření vzorců, pomocí kterých získáme požadovaný výsledek.</text:p>
      <text:h text:style-name="P96" text:outline-level="2"><text:bookmark-start text:name="__RefHeading___Toc14187_266939973"/>The Function Wizard and Function Search<text:bookmark-end text:name="__RefHeading___Toc14187_266939973"/></text:h>
      <text:p text:style-name="P105">Functions and formulas can be entered directly into the formula bar or by accessing the function wizard. To launch the function wizard, click the Function Wizard icon to the right of the <text:span text:style-name="LOEmphasis">Name box.</text:span></text:p>
      <text:p text:style-name="P107">Inside the function wizard, you can search, list, and narrow down the many Calc functions available. You can also choose to complete functions from within the wizard rather than having to type full formulas into the formula bar.</text:p>
      <text:p text:style-name="P108">Each function, when selected, will display a brief explanation of its use and acceptable syntax. It will also display dialog boxes where you can enter the information required by that function and a <text:span text:style-name="LOEmphasis">result window </text:span>showing the expected calculation from the data entered.</text:p>
      <text:list xml:id="list134513590428746" text:continue-list="list134513292634918" text:style-name="Heading_20_Note">
        <text:list-item>
          <text:p text:style-name="P162">Poznámka</text:p>
        </text:list-item>
      </text:list>
      <text:p text:style-name="P130">A fast alternative to the function wizard, the Calc Sidebar contains a <text:span text:style-name="LOEmphasis">Functions tab</text:span> which allows you to quickly list and narrow down functions and provides brief explanations on their use and syntax, but does not provide the search or data entry functionalities of the full wizard.</text:p>
      <text:p text:style-name="P106">For a more in-depth introduction to formulas and the function wizard, see the <text:span text:style-name="LOEmphasis">Calc Guide Chapter 7 Formulas and Functions.</text:span></text:p>
      <text:p text:style-name="Figure"><text:soft-page-break/><text:span text:style-name="LOEmphasis"><draw:frame draw:style-name="fr4" draw:name="Frame26" text:anchor-type="as-char" svg:width="10.285cm" draw:z-index="93"><draw:text-box fo:min-height="8.685cm"><text:p text:style-name="Caption"><draw:frame draw:style-name="fr13" draw:name="Image33" text:anchor-type="paragraph" svg:width="10.285cm" style:rel-width="100%" svg:height="8.685cm" style:rel-height="scale" draw:z-index="94"><draw:image xlink:href="Pictures/10000201000002DD0000026B88B4CB5FB21BB882.png" xlink:type="simple" xlink:show="embed" xlink:actuate="onLoad" loext:mime-type="image/png"/></draw:frame><text:span text:style-name="T10"><text:line-break/></text:span>Figure <text:sequence text:ref-name="refFigure38" text:name="Figure" text:formula="ooow:Figure+1" style:num-format="1">39</text:sequence>: Function Wizard with Search Bar</text:p></draw:text-box></draw:frame></text:span></text:p>
      <text:h text:style-name="P115" text:outline-level="1"><text:bookmark-start text:name="__RefHeading__14679_1458129930"/>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6">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LOMenuPath">Data &gt; Statistika</text:span>.</text:p>
      <text:p text:style-name="P5">See the <text:span text:style-name="LOEmphasis">Calc Guide Chapter 9 Data Analysis</text:span> for more information on the tools available in Calc to analyze your data.</text:p>
      <text:h text:style-name="P117" text:outline-level="1"><text:bookmark-start text:name="__RefHeading___Toc14189_266939973"/>Pivot tables and pivot charts<text:bookmark-end text:name="__RefHeading___Toc14189_266939973"/></text:h>
      <text:p text:style-name="P7">One of the most useful tools for analyzing data is the <text:span text:style-name="LOEmphasis">Pivot Table</text:span>.</text:p>
      <text:p text:style-name="P8">A pivot table is a way to organize, manipulate, and summarize large amounts of data to make it much easier to read and understand while also allowing you to answer different questions about your spreadsheet by rearranging --or pivoting-- the data you enter into it.</text:p>
      <text:p text:style-name="P8">For example, let’s say that you have a spreadsheet containing a list of donations to various charities by a group of recruiters in various months, but you are only interested in how much money each recruiter has collected in total. To determine your solution, you could manually calculate that amount by using the sorting and formatting options provided by Calc.</text:p>
      <text:p text:style-name="P8">Alternatively, you could arrange a pivot table as shown below to make that data easier to organize and read.</text:p>
      <text:p text:style-name="P31"><text:soft-page-break/><draw:frame draw:style-name="fr4" draw:name="Frame2" text:anchor-type="as-char" svg:width="10.141cm" draw:z-index="28"><draw:text-box fo:min-height="9.904cm"><text:p text:style-name="Caption"><draw:frame draw:style-name="fr16" draw:name="Image3" text:anchor-type="paragraph" svg:width="10.121cm" style:rel-width="100%" svg:height="9.458cm" style:rel-height="scale" draw:z-index="29"><draw:image xlink:href="Pictures/100000000000027F000002A113396163CB89103A.png" xlink:type="simple" xlink:show="embed" xlink:actuate="onLoad" loext:mime-type="image/png"/></draw:frame><text:span text:style-name="T10"><text:line-break/></text:span>Figure <text:sequence text:ref-name="refFigure39" text:name="Figure" text:formula="ooow:Figure+1" style:num-format="1">40</text:sequence>: Pivot Table dialog with raw data and results</text:p></draw:text-box></draw:frame></text:p>
      <text:p text:style-name="P17">To access the pivot table creation dialog, choose <text:span text:style-name="LOMenuPath">Insert &gt; Pivot Table</text:span> or <text:span text:style-name="LOMenuPath">Data &gt; Pivot Table &gt; Create</text:span> from the Menu bar. The Pivot Table Layout dialog will intelligently guess the column headings from the provided raw data and insert them into the <text:span text:style-name="LOEmphasis">Available Fields</text:span> selection box. From there, you can drag and drop your desired information into <text:span text:style-name="LOEmphasis">column, row, or page fields</text:span> to organize accordingly and press <text:span text:style-name="LOMenuPath">OK </text:span>to view the results.</text:p>
      <text:p text:style-name="P18">To choose new information to display, or to alter the layout of the existing information, right-click anywhere in the existing pivot table to bring up the context menu and choose <text:span text:style-name="LOMenuPath">Edit Layout.</text:span></text:p>
      <text:p text:style-name="P7">For a more in-depth explanation of pivot tables, see the <text:span text:style-name="LOEmphasis">Calc Guide Chapter 8 Pivot Tables</text:span>.</text:p>
      <text:h text:style-name="Heading_20_2" text:outline-level="2"><text:bookmark-start text:name="__RefHeading___Toc6319_13048540801111"/><text:span text:style-name="LOMenuPath">Pivot charts</text:span><text:bookmark-end text:name="__RefHeading___Toc6319_13048540801111"/></text:h>
      <text:p text:style-name="P9">To get a quick visual representation of the data contained in a pivot table, a <text:span text:style-name="LOEmphasis">Pivot Chart</text:span> can be generated.</text:p>
      <text:p text:style-name="P9">Functionally, pivot charts are nearly identical to regular charts except in two key areas. First, as the data in the pivot table is altered, the pivot chart will adjust itself automatically to follow suit. The second difference is the inclusion of <text:span text:style-name="LOEmphasis">Field Buttons</text:span>; graphical elements that allow you to filter the content of the pivot table from within the pivot chart itself, which is a useful time-saver if your pivot table and pivot chart are contained on different sheets.</text:p>
      <text:p text:style-name="P10">For more information on Pivot Charts and Charts in general, see the <text:span text:style-name="LOEmphasis">Calc Guide Chapter 3 Charts and Graphs</text:span> and the <text:span text:style-name="LOEmphasis">Calc Guide Chapter 8 Pivot Tables</text:span>.</text:p>
      <text:h text:style-name="P115" text:outline-level="1"><text:bookmark-start text:name="__RefHeading__74166_1365249792"/>Tisk<text:bookmark-end text:name="__RefHeading__74166_1365249792"/></text:h>
      <text:p text:style-name="P5">Tisk z programu Calc je velmi podobný <text:alphabetical-index-mark text:string-value="tisk" text:key1="Calc"/>tisku<text:alphabetical-index-mark text:string-value="Calc" text:key1="tisk"/> z jiných částí LibreOffice (podrobnosti se nachází v <text:span text:style-name="LOEmphasis">kapitole 10 Tisk, exportování a odesílání</text:span> v této příručce). Některé detaily se však liší, a to zejména při přípravě tisku.</text:p>
      <text:h text:style-name="P91" text:outline-level="2"><text:bookmark-start text:name="__RefHeading__74172_1365249792"/><text:soft-page-break/><text:alphabetical-index-mark text:string-value="oblasti tisku, Calc"/>Oblasti tisku<text:bookmark-end text:name="__RefHeading__74172_1365249792"/></text:h>
      <text:p text:style-name="P5">Oblasti tisku mají několik využití, například tisk stanovené části dat nebo tisk vybraných řádků nebo sloupců na každé stránce. Více informací o používání oblastí tisku se nachází v <text:span text:style-name="LOEmphasis">kapitole 6 Printing, Exporting, and E-mailing příručky Calc Guide</text:span>.</text:p>
      <text:h text:style-name="P128" text:outline-level="3"><text:bookmark text:name="SC_EDIT_RID_SCDLG_AREAS_ED_PRINTAREA"/><text:bookmark text:name="SC_LISTBOX_RID_SCDLG_AREAS_LB_PRINTAREA"/><text:bookmark-start text:name="__RefHeading__30435_1380607024"/>Definování oblasti tisku<text:bookmark-end text:name="__RefHeading__30435_1380607024"/></text:h>
      <text:p text:style-name="P37">Když chceme definovat novou oblast tisku nebo upravit existující:</text:p>
      <text:list xml:id="list134514201408309" text:continue-list="list134514025120249" text:style-name="Numbering_20_1">
        <text:list-item text:start-value="1">
          <text:p text:style-name="P133">Vybereme oblast buněk, která má být v oblasti tisku zahrnuta.</text:p>
        </text:list-item>
        <text:list-item>
          <text:p text:style-name="P133">V hlavní nabídce zvolíme <text:span text:style-name="LOMenuPath">Formát &gt; Oblasti tisku &gt; Definovat</text:span> <text:span text:style-name="LOMenuPath">. </text:span>Čáry rozdělující list na stránky jsou zobrazeny na obrazovce.</text:p>
        </text:list-item>
        <text:list-item>
          <text:p text:style-name="P133">To check the print range, go to <text:span text:style-name="LOMenuPath">File &gt; Print Preview </text:span>on the Menu bar or click on the <text:span text:style-name="LOMenuPath">Print Preview</text:span> icon. LibreOffice zobrazí pouze ty buňky, které se nachází v oblasti tisku.</text:p>
        </text:list-item>
      </text:list>
      <text:h text:style-name="P128" text:outline-level="3"><text:bookmark-start text:name="__RefHeading__74174_1365249792"/>Přidávání k oblasti tisku<text:bookmark-end text:name="__RefHeading__74174_1365249792"/></text:h>
      <text:p text:style-name="P37">Po nadefinování oblasti tisku do ní můžeme přidat další buňky tak, že vytvoříme novou oblast tisku. Takto můžeme z listu vytisknout několik nesouvislých oblastí.</text:p>
      <text:list xml:id="list134513206022823" text:continue-list="list134514201408309" text:style-name="Numbering_20_1">
        <text:list-item text:start-value="1">
          <text:p text:style-name="P133">Po definování oblasti tisku vybereme novou oblast buněk, kterou chceme přidat.</text:p>
        </text:list-item>
        <text:list-item>
          <text:p text:style-name="P133">Další buňky oblasti tisku přidáme volbou <text:span text:style-name="LOMenuPath">Formát &gt; Oblast tisku &gt; Přidat</text:span> v hlavní nabídce. Čáry rozdělující list na stránky již na obrazovce nebudou viditelné.</text:p>
        </text:list-item>
        <text:list-item>
          <text:p text:style-name="P133">To check the print ranges, go to <text:span text:style-name="LOMenuPath">File &gt; Print Preview</text:span> on the Menu bar or click on the <text:span text:style-name="LOMenuPath">Print Preview</text:span> icon. LibreOffice jednotlivé oblasti tisku zobrazí jako oddělené stránky.</text:p>
        </text:list-item>
      </text:list>
      <text:list xml:id="list134513360093630" text:continue-list="list134513590428746" text:style-name="Heading_20_Note">
        <text:list-item>
          <text:p text:style-name="P163">Poznámka</text:p>
        </text:list-item>
      </text:list>
      <text:p text:style-name="P35">Přidaná oblast tisku se vytiskne jako samostatná stránka, a to i v případě, pokud jsou obě oblasti na stejném listu.</text:p>
      <text:h text:style-name="P129"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Všechny oblasti tisku odstraníme tak, že v hlavní nabídce zvolíme <text:span text:style-name="LOMenuPath">Formát &gt; Oblasti tisku &gt; Odstranit</text:span>. <text:span text:style-name="LOMenuPath"> </text:span>Poté, co budou tiskové rozsahy odstraněny, na obrazovce se objeví čáry rozdělující list na stránky.</text:p>
      <text:h text:style-name="P128"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V hlavní nabídce zvolíme <text:span text:style-name="LOMenuPath">Formát &gt; Oblasti tisku &gt; Upravit</text:span>. Tím otevřeme dialogové okno <text:span text:style-name="LOMenuPath">Upravit oblasti tisku</text:span>, kde lze oblasti definovat.</text:p>
      <text:h text:style-name="P91" text:outline-level="2"><text:bookmark-start text:name="__RefHeading__21748_508553458"/>Možnosti tisku<text:bookmark-end text:name="__RefHeading__21748_508553458"/></text:h>
      <text:p text:style-name="P37">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133">Go to <text:span text:style-name="LOMenuPath">Format &gt; Page</text:span> on the Menu bar to open the Page Style dialog (Figure <text:sequence-ref text:reference-format="value" text:ref-name="refFigure40">41</text:sequence-ref>).</text:p>
        </text:list-item>
        <text:list-item>
          <text:p text:style-name="P133">V něm vybereme kartu <text:span text:style-name="LOMenuPath">List</text:span>, kde nastavíme jednotlivé možnosti dle svých potřeb.</text:p>
        </text:list-item>
        <text:list-item>
          <text:p text:style-name="P133">Klepneme na <text:span text:style-name="LOMenuPath">OK</text:span>.</text:p>
        </text:list-item>
      </text:list>
      <text:p text:style-name="P5">Více informací o používání oblasti tisku se nachází v <text:span text:style-name="LOEmphasis">kapitole 6 Printing, Exporting, and E‑mailing příručky Calc Guide</text:span>.</text:p>
      <text:p text:style-name="Figure"><text:soft-page-break/><draw:frame draw:style-name="fr4" draw:name="Frame1" text:anchor-type="as-char" svg:width="10.301cm" draw:z-index="95"><draw:text-box fo:min-height="8.719cm"><text:p text:style-name="Caption"><draw:frame draw:style-name="fr13" draw:name="Image2" text:anchor-type="paragraph" svg:width="10.301cm" style:rel-width="100%" svg:height="8.719cm" style:rel-height="scale" draw:z-index="96"><draw:image xlink:href="Pictures/10000201000002B90000024EFADA96B86EC6CCE1.png" xlink:type="simple" xlink:show="embed" xlink:actuate="onLoad" loext:mime-type="image/png"/></draw:frame><text:span text:style-name="T10"><text:line-break/></text:span>Figure <text:sequence text:ref-name="refFigure40" text:name="Figure" text:formula="ooow:Figure+1" style:num-format="1">41</text:sequence>: Page Style dialog</text:p></draw:text-box></draw:frame></text:p>
      <text:h text:style-name="P91"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134512888215921" text:continue-list="list134514070845889" text:style-name="Numbering_20_1">
        <text:list-item text:start-value="1">
          <text:p text:style-name="P133">Go to <text:span text:style-name="LOMenuPath">Format &gt; Print Ranges &gt; Edit </text:span>on the Menu bar to open the Edit Print Ranges dialog (Figure <text:sequence-ref text:reference-format="value" text:ref-name="refFigure41">42</text:sequence-ref>).</text:p>
        </text:list-item>
        <text:list-item>
          <text:p text:style-name="P133">Do pole <text:span text:style-name="LOEmphasis">Opakovat řádky</text:span> zadáme identifikátory řádku. Pokud chceme například opakovat řádky 1 a 2, zadáme <text:span text:style-name="LOStrongEmphasis">$1:$2</text:span>. This automatically changes <text:span text:style-name="LOEmphasis">Rows to repeat <text:s/></text:span>from <text:span text:style-name="LOStrongEmphasis">- none -</text:span> <text:s/>to <text:span text:style-name="LOStrongEmphasis">- user defined -</text:span>.</text:p>
        </text:list-item>
        <text:list-item>
          <text:p text:style-name="P133">V poli <text:span text:style-name="LOEmphasis">Opakovat sloupce</text:span> zadáme identifikátory sloupce. Pokud chceme například opakovat sloupec A, zadáme <text:span text:style-name="LOStrongEmphasis">$A</text:span>. Automaticky změní hodnotu rozbalovacího seznamu <text:span text:style-name="LOEmphasis">Opakovat sloupce</text:span> z hodnoty <text:span text:style-name="LOStrongEmphasis">- žádné -</text:span> na <text:span text:style-name="LOStrongEmphasis">- definované uživatelem -</text:span>.</text:p>
        </text:list-item>
        <text:list-item>
          <text:p text:style-name="P133">Klepneme na <text:span text:style-name="LOMenuPath">OK</text:span>.</text:p>
        </text:list-item>
      </text:list>
      <text:p text:style-name="P5">For more information on editing print ranges, see the <text:span text:style-name="LOEmphasis">Calc Guide Chapter 6 Printing, Exporting, and E‑mailing</text:span>.</text:p>
      <text:p text:style-name="Figure"><draw:frame draw:style-name="fr4" draw:name="Frame27" text:anchor-type="as-char" svg:width="9.257cm" draw:z-index="97"><draw:text-box fo:min-height="4.143cm"><text:p text:style-name="Caption"><draw:frame draw:style-name="fr13" draw:name="Image34" text:anchor-type="paragraph" svg:width="9.257cm" style:rel-width="100%" svg:height="4.143cm" style:rel-height="scale" draw:z-index="100"><draw:image xlink:href="Pictures/100002010000027F0000011EF3A881DFBD620347.png" xlink:type="simple" xlink:show="embed" xlink:actuate="onLoad" loext:mime-type="image/png"/></draw:frame><text:span text:style-name="T10"><text:line-break/></text:span>Figure <text:sequence text:ref-name="refFigure41" text:name="Figure" text:formula="ooow:Figure+1" style:num-format="1">42</text:sequence>: Edit Print Ranges dialog</text:p></draw:text-box></draw:frame></text:p>
      <text:h text:style-name="P91" text:outline-level="2"><text:bookmark-start text:name="__RefHeading__74178_1365249792"/>Zalomení stránky<text:bookmark-end text:name="__RefHeading__74178_1365249792"/></text:h>
      <text:p text:style-name="P5">I když je nástroj pro definování oblastí tisku velmi vyspělý, někdy může být nutné tisk ručně upravit s použitím <text:span text:style-name="LOEmphasis">ručního zalomení (zalomení stránky)</text:span>. Ruční zalomení pomáhá zajistit, aby se data vytiskla se správnou velikostí a orientací vzhledem k nastavení stránky. Vodorovné zalomení stránky můžeme vložit nad aktivní buňku, svislé vlevo od aktivní buňky.</text:p>
      <text:p text:style-name="P5"><text:soft-page-break/>Více informací o ručním zalamování stran se nachází v <text:span text:style-name="LOEmphasis">kapitole 6 Printing, Exporting, and E‑mailing příručky Calc Guide</text:span>.</text:p>
      <text:h text:style-name="P128"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37">Když chceme zalomení stránky vložit:</text:p>
      <text:list xml:id="list1207280552" text:style-name="Numbering_20_1">
        <text:list-item text:start-value="1">
          <text:p text:style-name="P133">Přejdeme do buňky, od které má začít nová strana.</text:p>
        </text:list-item>
        <text:list-item>
          <text:p text:style-name="P133">V hlavní nabídce zvolíme <text:span text:style-name="LOMenuPath">Vložit &gt; Zalomení stránky</text:span>.</text:p>
        </text:list-item>
        <text:list-item>
          <text:p text:style-name="P133">Výběrem položky <text:span text:style-name="LOMenuPath">Zalomení řádku</text:span> vytvoříme zalomení stránky nad vybranou buňkou.</text:p>
          <text:p text:style-name="P133">Výběrem položky <text:span text:style-name="LOMenuPath">Zalomení sloupce</text:span> vytvoříme zalomení stránky vlevo od vybrané buňky.</text:p>
        </text:list-item>
      </text:list>
      <text:h text:style-name="P128" text:outline-level="3"><text:bookmark-start text:name="__RefHeading__30443_1380607024"/>Odstranění zalomení stránky<text:bookmark-end text:name="__RefHeading__30443_1380607024"/></text:h>
      <text:p text:style-name="P37">Když chceme zalomení stránky odstranit:</text:p>
      <text:list xml:id="list1712358424" text:style-name="Numbering_20_1">
        <text:list-item text:start-value="1">
          <text:p text:style-name="P133">Přejdeme do buňky, která následuje za zalomením, které chceme odstranit.</text:p>
        </text:list-item>
        <text:list-item>
          <text:p text:style-name="P133">V hlavní nabídce zvolíme <text:span text:style-name="LOMenuPath">Úpravy &gt; Smazat zalomení stránky</text:span>.</text:p>
        </text:list-item>
        <text:list-item>
          <text:p text:style-name="P150">Select <text:span text:style-name="LOMenuPath">Row Break</text:span> or <text:span text:style-name="LOMenuPath">Column Break</text:span> as needed.</text:p>
        </text:list-item>
      </text:list>
      <text:list xml:id="list134514118609324" text:continue-list="list134513360093630" text:style-name="Heading_20_Note">
        <text:list-item>
          <text:p text:style-name="P161">Poznámka</text:p>
        </text:list-item>
      </text:list>
      <text:p text:style-name="P34">Na jediné stránce může být několik ručních zalomení řádků a sloupců. Když je chceme odstranit všechna, je třeba tak provést po jednom.</text:p>
      <text:h text:style-name="P97" text:outline-level="2"><text:bookmark-start text:name="__RefHeading__74180_1365249792"/>Záhlaví a zápatí<text:bookmark-end text:name="__RefHeading__74180_1365249792"/></text:h>
      <text:p text:style-name="P5"><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Více informací o definici a nastavování záhlaví a zápatí se nachází v <text:span text:style-name="LOEmphasis">kapitole 6 Printing, Exporting, and E‑mailing příručky Calc Guide</text:span>.</text:p>
      <text:p text:style-name="P5">Záhlaví a zápatí jsou přiřazena ke stylu stránky. V jednom sešitě můžeme použít více než jeden styl stránky a přiřadit rozdílné styly různým listům. Více informací o stylech stránky nalezneme v  <text:span text:style-name="LOEmphasis">kapitole 4 Using Styles and Templates příručky Calc Guide</text:span>.</text:p>
      <text:h text:style-name="P128" text:outline-level="3"><text:bookmark-start text:name="__RefHeading__30445_1380607024"/>Nastavení záhlaví nebo zápatí<text:bookmark-end text:name="__RefHeading__30445_1380607024"/></text:h>
      <text:p text:style-name="P37">Když chceme nastavit záhlaví nebo zápatí:</text:p>
      <text:list xml:id="list880894385" text:style-name="Numbering_20_1">
        <text:list-item text:start-value="1">
          <text:p text:style-name="P133">Přejdeme na list, kterému chceme záhlaví nebo zápatí nastavit,</text:p>
        </text:list-item>
        <text:list-item>
          <text:p text:style-name="P133">Go to <text:span text:style-name="LOMenuPath">Format &gt; Page</text:span> on the Menu bar to open the <text:span text:style-name="LOMenuPath">Page Style</text:span> dialog (Figure <text:sequence-ref text:reference-format="value" text:ref-name="refFigure42">43</text:sequence-ref>).</text:p>
        </text:list-item>
        <text:list-item>
          <text:p text:style-name="P133">V dialogovém okně Styl stránky přejdeme na kartu <text:span text:style-name="LOMenuPath">Záhlaví</text:span> nebo <text:span text:style-name="LOMenuPath">Zápatí</text:span>.</text:p>
        </text:list-item>
        <text:list-item>
          <text:p text:style-name="P133">Zaškrtneme <text:span text:style-name="LOStrongEmphasis">Záhlaví zapnuto</text:span> nebo <text:span text:style-name="LOMenuPath">Zápatí zapnuto</text:span>.</text:p>
        </text:list-item>
        <text:list-item>
          <text:p text:style-name="P133">Pokud chceme mít stejné záhlaví nebo zápatí na všech vytištěných stránkách, zaškrtneme <text:span text:style-name="LOMenuPath">Stejný obsah vlevo/vpravo</text:span>.</text:p>
        </text:list-item>
        <text:list-item>
          <text:p text:style-name="P133">Na tomto místě také můžeme nastavit okraje, mezery a výšku záhlaví nebo zápatí. Můžeme také zaškrtnout pole <text:span text:style-name="LOMenuPath">Automatická úprava výšky</text:span>, kterým se nastaví automatická výška záhlaví nebo zápatí.</text:p>
        </text:list-item>
        <text:list-item>
          <text:p text:style-name="P133">Když chceme změnit vzhled záhlaví nebo zápatí, klepneme na tlačítko <text:span text:style-name="LOMenuPath">Více</text:span>. Otevře se dialogové okno pro nastavení ohraničení a pozadí.</text:p>
        </text:list-item>
        <text:list-item>
          <text:p text:style-name="P133">Obsah, který se má v záhlaví nebo zápatí zobrazit, jako například číslo strany, datum a podobně, nastavíme v dialogovém okně, které otevřeme klepnutím na tlačítko <text:span text:style-name="LOMenuPath">Upravit</text:span>.</text:p>
        </text:list-item>
      </text:list>
      <text:p text:style-name="Figure"><text:soft-page-break/><draw:frame draw:style-name="fr4" draw:name="Frame28" text:anchor-type="as-char" svg:width="9.559cm" draw:z-index="98"><draw:text-box fo:min-height="8.091cm"><text:p text:style-name="Caption"><draw:frame draw:style-name="fr13" draw:name="Image35" text:anchor-type="paragraph" svg:width="9.559cm" style:rel-width="100%" svg:height="8.091cm" style:rel-height="scale" draw:z-index="99"><draw:image xlink:href="Pictures/10000201000002B90000024EAEFB93CDC8A81722.png" xlink:type="simple" xlink:show="embed" xlink:actuate="onLoad" loext:mime-type="image/png"/></draw:frame><text:span text:style-name="T10"><text:line-break/></text:span>Figure <text:sequence text:ref-name="refFigure42" text:name="Figure" text:formula="ooow:Figure+1" style:num-format="1">43</text:sequence>: Header page of Page Style dialog</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Headers and footers</text:chapter> <text:span text:style-name="MT1">| </text:span><text:page-number text:select-page="current">49</text:page-number></text:p>
      </style:footer>
      <style:footer-left>
        <text:p text:style-name="Footer"><text:page-number text:select-page="current">50</text:page-number><text:s/><text:span text:style-name="MT2">| </text:span><text:chapter text:display="name" text:outline-level="1">Printing</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5  Getting started with Calc</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6</text:page-number></text:span><text:span text:style-name="MT3">| </text:span><text:title>Chapter 5  Getting started with Calc</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2T21:58:01.407000000</meta:creation-date>
    <meta:editing-duration>P0D</meta:editing-duration>
    <meta:editing-cycles>1</meta:editing-cycles>
    <meta:generator>LibreOffice/6.1.1.2$MacOSX_X86_64 LibreOffice_project/5d19a1bfa650b796764388cd8b33a5af1f5baa1b</meta:generator>
    <dc:title>Kapitola 5 Začínáme s programem Calc</dc:title>
    <meta:document-statistic meta:table-count="4" meta:image-count="57" meta:object-count="0" meta:page-count="50" meta:paragraph-count="1028" meta:word-count="15938" meta:character-count="88981" meta:non-whitespace-character-count="74059"/>
    <meta:template xlink:type="simple" xlink:actuate="onRequest" xlink:title="LibreOffice_6.0_Chapter_Template" xlink:href="../../../AppData/Roaming/LibreOffice/4/user/template/LibreOffice/LO_6.0_Chapter_Template.ott" meta:date="2018-05-18T16:58:07.217000000"/>
  </office:meta>
</office:document-meta>
</file>